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IN begin</text:p>
          </table:table-cell>
          <table:table-cell office:value-type="string" calcext:value-type="string">
            <text:p>Currencies</text:p>
          </table:table-cell>
          <table:table-cell office:value-type="string" calcext:value-type="string">
            <text:p>Select securities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EUR</text:p>
          </table:table-cell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F</text:p>
          </table:table-cell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D</text:p>
          </table:table-cell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RANDBETWEEN(1;COUNTA(BeginISIN))" office:value-type="float" office:value="1" calcext:value-type="float">
            <text:p>1</text:p>
          </table:table-cell>
        </table:table-row>
      </table:table>
      <table:table table:name="Securiti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SIN</text:p>
          </table:table-cell>
          <table:table-cell office:value-type="string" calcext:value-type="string">
            <text:p>Market Value</text:p>
          </table:table-cell>
          <table:table-cell table:style-name="Default" office:value-type="string" calcext:value-type="string">
            <text:p>Currenc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table:formula="of:=INDEX(BeginISIN;[Data.C2])&amp;COUNTA([.$A$2:.A2])" office:value-type="string" office:string-value="US1" calcext:value-type="string">
            <text:p>US1</text:p>
          </table:table-cell>
          <table:table-cell table:formula="of:=NORMINV(RAND();1;0.01)" office:value-type="float" office:value="0.987966221465226" calcext:value-type="float">
            <text:p>0.9879662215</text:p>
          </table:table-cell>
          <table:table-cell table:formula="of:=INDEX(Currencies;[Data.C2])" office:value-type="string" office:string-value="USD" calcext:value-type="string">
            <text:p>USD</text:p>
          </table:table-cell>
          <table:table-cell table:formula="of:=GAMMAINV(RAND();2;2)" office:value-type="float" office:value="0.919594959883853" calcext:value-type="float">
            <text:p>0.9195949599</text:p>
          </table:table-cell>
        </table:table-row>
        <table:table-row table:style-name="ro1">
          <table:table-cell table:formula="of:=INDEX(BeginISIN;[Data.C3])&amp;COUNTA([.$A$2:.A3])" office:value-type="string" office:string-value="FR2" calcext:value-type="string">
            <text:p>FR2</text:p>
          </table:table-cell>
          <table:table-cell table:formula="of:=NORMINV(RAND();1;0.01)" office:value-type="float" office:value="1.01001966178783" calcext:value-type="float">
            <text:p>1.0100196618</text:p>
          </table:table-cell>
          <table:table-cell table:formula="of:=INDEX(Currencies;[Data.C3])" office:value-type="string" office:string-value="EUR" calcext:value-type="string">
            <text:p>EUR</text:p>
          </table:table-cell>
          <table:table-cell table:formula="of:=GAMMAINV(RAND();2;2)" office:value-type="float" office:value="3.46971702879681" calcext:value-type="float">
            <text:p>3.4697170288</text:p>
          </table:table-cell>
        </table:table-row>
        <table:table-row table:style-name="ro1">
          <table:table-cell table:formula="of:=INDEX(BeginISIN;[Data.C4])&amp;COUNTA([.$A$2:.A4])" office:value-type="string" office:string-value="CH3" calcext:value-type="string">
            <text:p>CH3</text:p>
          </table:table-cell>
          <table:table-cell table:formula="of:=NORMINV(RAND();1;0.01)" office:value-type="float" office:value="0.991530400888715" calcext:value-type="float">
            <text:p>0.9915304009</text:p>
          </table:table-cell>
          <table:table-cell table:formula="of:=INDEX(Currencies;[Data.C4])" office:value-type="string" office:string-value="CHF" calcext:value-type="string">
            <text:p>CHF</text:p>
          </table:table-cell>
          <table:table-cell table:formula="of:=GAMMAINV(RAND();2;2)" office:value-type="float" office:value="7.467413213775" calcext:value-type="float">
            <text:p>7.4674132138</text:p>
          </table:table-cell>
        </table:table-row>
        <table:table-row table:style-name="ro1">
          <table:table-cell table:formula="of:=INDEX(BeginISIN;[Data.C5])&amp;COUNTA([.$A$2:.A5])" office:value-type="string" office:string-value="US4" calcext:value-type="string">
            <text:p>US4</text:p>
          </table:table-cell>
          <table:table-cell table:formula="of:=NORMINV(RAND();1;0.01)" office:value-type="float" office:value="1.01061782305939" calcext:value-type="float">
            <text:p>1.0106178231</text:p>
          </table:table-cell>
          <table:table-cell table:formula="of:=INDEX(Currencies;[Data.C5])" office:value-type="string" office:string-value="USD" calcext:value-type="string">
            <text:p>USD</text:p>
          </table:table-cell>
          <table:table-cell table:formula="of:=GAMMAINV(RAND();2;2)" office:value-type="float" office:value="3.96910853316143" calcext:value-type="float">
            <text:p>3.9691085332</text:p>
          </table:table-cell>
        </table:table-row>
        <table:table-row table:style-name="ro1">
          <table:table-cell table:formula="of:=INDEX(BeginISIN;[Data.C6])&amp;COUNTA([.$A$2:.A6])" office:value-type="string" office:string-value="FR5" calcext:value-type="string">
            <text:p>FR5</text:p>
          </table:table-cell>
          <table:table-cell table:formula="of:=NORMINV(RAND();1;0.01)" office:value-type="float" office:value="1.0001117811748" calcext:value-type="float">
            <text:p>1.0001117812</text:p>
          </table:table-cell>
          <table:table-cell table:formula="of:=INDEX(Currencies;[Data.C6])" office:value-type="string" office:string-value="EUR" calcext:value-type="string">
            <text:p>EUR</text:p>
          </table:table-cell>
          <table:table-cell table:formula="of:=GAMMAINV(RAND();2;2)" office:value-type="float" office:value="3.39491281149659" calcext:value-type="float">
            <text:p>3.3949128115</text:p>
          </table:table-cell>
        </table:table-row>
        <table:table-row table:style-name="ro1">
          <table:table-cell table:formula="of:=INDEX(BeginISIN;[Data.C7])&amp;COUNTA([.$A$2:.A7])" office:value-type="string" office:string-value="US6" calcext:value-type="string">
            <text:p>US6</text:p>
          </table:table-cell>
          <table:table-cell table:formula="of:=NORMINV(RAND();1;0.01)" office:value-type="float" office:value="0.996947291903042" calcext:value-type="float">
            <text:p>0.9969472919</text:p>
          </table:table-cell>
          <table:table-cell table:formula="of:=INDEX(Currencies;[Data.C7])" office:value-type="string" office:string-value="USD" calcext:value-type="string">
            <text:p>USD</text:p>
          </table:table-cell>
          <table:table-cell table:formula="of:=GAMMAINV(RAND();2;2)" office:value-type="float" office:value="2.06049512565126" calcext:value-type="float">
            <text:p>2.0604951257</text:p>
          </table:table-cell>
        </table:table-row>
        <table:table-row table:style-name="ro1">
          <table:table-cell table:formula="of:=INDEX(BeginISIN;[Data.C8])&amp;COUNTA([.$A$2:.A8])" office:value-type="string" office:string-value="CH7" calcext:value-type="string">
            <text:p>CH7</text:p>
          </table:table-cell>
          <table:table-cell table:formula="of:=NORMINV(RAND();1;0.01)" office:value-type="float" office:value="1.00818532578213" calcext:value-type="float">
            <text:p>1.0081853258</text:p>
          </table:table-cell>
          <table:table-cell table:formula="of:=INDEX(Currencies;[Data.C8])" office:value-type="string" office:string-value="CHF" calcext:value-type="string">
            <text:p>CHF</text:p>
          </table:table-cell>
          <table:table-cell table:formula="of:=GAMMAINV(RAND();2;2)" office:value-type="float" office:value="0.730701295575993" calcext:value-type="float">
            <text:p>0.7307012956</text:p>
          </table:table-cell>
        </table:table-row>
        <table:table-row table:style-name="ro1">
          <table:table-cell table:formula="of:=INDEX(BeginISIN;[Data.C9])&amp;COUNTA([.$A$2:.A9])" office:value-type="string" office:string-value="CH8" calcext:value-type="string">
            <text:p>CH8</text:p>
          </table:table-cell>
          <table:table-cell table:formula="of:=NORMINV(RAND();1;0.01)" office:value-type="float" office:value="1.01135348264638" calcext:value-type="float">
            <text:p>1.0113534826</text:p>
          </table:table-cell>
          <table:table-cell table:formula="of:=INDEX(Currencies;[Data.C9])" office:value-type="string" office:string-value="CHF" calcext:value-type="string">
            <text:p>CHF</text:p>
          </table:table-cell>
          <table:table-cell table:formula="of:=GAMMAINV(RAND();2;2)" office:value-type="float" office:value="4.33832273078902" calcext:value-type="float">
            <text:p>4.3383227308</text:p>
          </table:table-cell>
        </table:table-row>
        <table:table-row table:style-name="ro1">
          <table:table-cell table:formula="of:=INDEX(BeginISIN;[Data.C10])&amp;COUNTA([.$A$2:.A10])" office:value-type="string" office:string-value="CH9" calcext:value-type="string">
            <text:p>CH9</text:p>
          </table:table-cell>
          <table:table-cell table:formula="of:=NORMINV(RAND();1;0.01)" office:value-type="float" office:value="0.993017703305015" calcext:value-type="float">
            <text:p>0.9930177033</text:p>
          </table:table-cell>
          <table:table-cell table:formula="of:=INDEX(Currencies;[Data.C10])" office:value-type="string" office:string-value="CHF" calcext:value-type="string">
            <text:p>CHF</text:p>
          </table:table-cell>
          <table:table-cell table:formula="of:=GAMMAINV(RAND();2;2)" office:value-type="float" office:value="2.63389041013895" calcext:value-type="float">
            <text:p>2.6338904101</text:p>
          </table:table-cell>
        </table:table-row>
        <table:table-row table:style-name="ro1">
          <table:table-cell table:formula="of:=INDEX(BeginISIN;[Data.C11])&amp;COUNTA([.$A$2:.A11])" office:value-type="string" office:string-value="US10" calcext:value-type="string">
            <text:p>US10</text:p>
          </table:table-cell>
          <table:table-cell table:formula="of:=NORMINV(RAND();1;0.01)" office:value-type="float" office:value="1.01168568275695" calcext:value-type="float">
            <text:p>1.0116856828</text:p>
          </table:table-cell>
          <table:table-cell table:formula="of:=INDEX(Currencies;[Data.C11])" office:value-type="string" office:string-value="USD" calcext:value-type="string">
            <text:p>USD</text:p>
          </table:table-cell>
          <table:table-cell table:formula="of:=GAMMAINV(RAND();2;2)" office:value-type="float" office:value="2.76344735528498" calcext:value-type="float">
            <text:p>2.7634473553</text:p>
          </table:table-cell>
        </table:table-row>
        <table:table-row table:style-name="ro1">
          <table:table-cell table:formula="of:=INDEX(BeginISIN;[Data.C12])&amp;COUNTA([.$A$2:.A12])" office:value-type="string" office:string-value="US11" calcext:value-type="string">
            <text:p>US11</text:p>
          </table:table-cell>
          <table:table-cell table:formula="of:=NORMINV(RAND();1;0.01)" office:value-type="float" office:value="1.0026143694431" calcext:value-type="float">
            <text:p>1.0026143694</text:p>
          </table:table-cell>
          <table:table-cell table:formula="of:=INDEX(Currencies;[Data.C12])" office:value-type="string" office:string-value="USD" calcext:value-type="string">
            <text:p>USD</text:p>
          </table:table-cell>
          <table:table-cell table:formula="of:=GAMMAINV(RAND();2;2)" office:value-type="float" office:value="0.717707848121542" calcext:value-type="float">
            <text:p>0.7177078481</text:p>
          </table:table-cell>
        </table:table-row>
        <table:table-row table:style-name="ro1">
          <table:table-cell table:formula="of:=INDEX(BeginISIN;[Data.C13])&amp;COUNTA([.$A$2:.A13])" office:value-type="string" office:string-value="US12" calcext:value-type="string">
            <text:p>US12</text:p>
          </table:table-cell>
          <table:table-cell table:formula="of:=NORMINV(RAND();1;0.01)" office:value-type="float" office:value="1.00002565756863" calcext:value-type="float">
            <text:p>1.0000256576</text:p>
          </table:table-cell>
          <table:table-cell table:formula="of:=INDEX(Currencies;[Data.C13])" office:value-type="string" office:string-value="USD" calcext:value-type="string">
            <text:p>USD</text:p>
          </table:table-cell>
          <table:table-cell table:formula="of:=GAMMAINV(RAND();2;2)" office:value-type="float" office:value="2.73328282164043" calcext:value-type="float">
            <text:p>2.7332828216</text:p>
          </table:table-cell>
        </table:table-row>
        <table:table-row table:style-name="ro1">
          <table:table-cell table:formula="of:=INDEX(BeginISIN;[Data.C14])&amp;COUNTA([.$A$2:.A14])" office:value-type="string" office:string-value="FR13" calcext:value-type="string">
            <text:p>FR13</text:p>
          </table:table-cell>
          <table:table-cell table:formula="of:=NORMINV(RAND();1;0.01)" office:value-type="float" office:value="1.00111919163067" calcext:value-type="float">
            <text:p>1.0011191916</text:p>
          </table:table-cell>
          <table:table-cell table:formula="of:=INDEX(Currencies;[Data.C14])" office:value-type="string" office:string-value="EUR" calcext:value-type="string">
            <text:p>EUR</text:p>
          </table:table-cell>
          <table:table-cell table:formula="of:=GAMMAINV(RAND();2;2)" office:value-type="float" office:value="0.521410126592953" calcext:value-type="float">
            <text:p>0.5214101266</text:p>
          </table:table-cell>
        </table:table-row>
        <table:table-row table:style-name="ro1">
          <table:table-cell table:formula="of:=INDEX(BeginISIN;[Data.C15])&amp;COUNTA([.$A$2:.A15])" office:value-type="string" office:string-value="FR14" calcext:value-type="string">
            <text:p>FR14</text:p>
          </table:table-cell>
          <table:table-cell table:formula="of:=NORMINV(RAND();1;0.01)" office:value-type="float" office:value="0.998944100825788" calcext:value-type="float">
            <text:p>0.9989441008</text:p>
          </table:table-cell>
          <table:table-cell table:formula="of:=INDEX(Currencies;[Data.C15])" office:value-type="string" office:string-value="EUR" calcext:value-type="string">
            <text:p>EUR</text:p>
          </table:table-cell>
          <table:table-cell table:formula="of:=GAMMAINV(RAND();2;2)" office:value-type="float" office:value="2.15477158389654" calcext:value-type="float">
            <text:p>2.1547715839</text:p>
          </table:table-cell>
        </table:table-row>
        <table:table-row table:style-name="ro1">
          <table:table-cell table:formula="of:=INDEX(BeginISIN;[Data.C16])&amp;COUNTA([.$A$2:.A16])" office:value-type="string" office:string-value="CH15" calcext:value-type="string">
            <text:p>CH15</text:p>
          </table:table-cell>
          <table:table-cell table:formula="of:=NORMINV(RAND();1;0.01)" office:value-type="float" office:value="0.986292677898182" calcext:value-type="float">
            <text:p>0.9862926779</text:p>
          </table:table-cell>
          <table:table-cell table:formula="of:=INDEX(Currencies;[Data.C16])" office:value-type="string" office:string-value="CHF" calcext:value-type="string">
            <text:p>CHF</text:p>
          </table:table-cell>
          <table:table-cell table:formula="of:=GAMMAINV(RAND();2;2)" office:value-type="float" office:value="9.7501334154227" calcext:value-type="float">
            <text:p>9.7501334154</text:p>
          </table:table-cell>
        </table:table-row>
        <table:table-row table:style-name="ro1">
          <table:table-cell table:formula="of:=INDEX(BeginISIN;[Data.C17])&amp;COUNTA([.$A$2:.A17])" office:value-type="string" office:string-value="US16" calcext:value-type="string">
            <text:p>US16</text:p>
          </table:table-cell>
          <table:table-cell table:formula="of:=NORMINV(RAND();1;0.01)" office:value-type="float" office:value="0.9887869469063" calcext:value-type="float">
            <text:p>0.9887869469</text:p>
          </table:table-cell>
          <table:table-cell table:formula="of:=INDEX(Currencies;[Data.C17])" office:value-type="string" office:string-value="USD" calcext:value-type="string">
            <text:p>USD</text:p>
          </table:table-cell>
          <table:table-cell table:formula="of:=GAMMAINV(RAND();2;2)" office:value-type="float" office:value="0.463942332025699" calcext:value-type="float">
            <text:p>0.463942332</text:p>
          </table:table-cell>
        </table:table-row>
        <table:table-row table:style-name="ro1">
          <table:table-cell table:formula="of:=INDEX(BeginISIN;[Data.C18])&amp;COUNTA([.$A$2:.A18])" office:value-type="string" office:string-value="FR17" calcext:value-type="string">
            <text:p>FR17</text:p>
          </table:table-cell>
          <table:table-cell table:formula="of:=NORMINV(RAND();1;0.01)" office:value-type="float" office:value="0.989147003204792" calcext:value-type="float">
            <text:p>0.9891470032</text:p>
          </table:table-cell>
          <table:table-cell table:formula="of:=INDEX(Currencies;[Data.C18])" office:value-type="string" office:string-value="EUR" calcext:value-type="string">
            <text:p>EUR</text:p>
          </table:table-cell>
          <table:table-cell table:formula="of:=GAMMAINV(RAND();2;2)" office:value-type="float" office:value="2.39901470904896" calcext:value-type="float">
            <text:p>2.399014709</text:p>
          </table:table-cell>
        </table:table-row>
        <table:table-row table:style-name="ro1">
          <table:table-cell table:formula="of:=INDEX(BeginISIN;[Data.C19])&amp;COUNTA([.$A$2:.A19])" office:value-type="string" office:string-value="US18" calcext:value-type="string">
            <text:p>US18</text:p>
          </table:table-cell>
          <table:table-cell table:formula="of:=NORMINV(RAND();1;0.01)" office:value-type="float" office:value="0.996847472840414" calcext:value-type="float">
            <text:p>0.9968474728</text:p>
          </table:table-cell>
          <table:table-cell table:formula="of:=INDEX(Currencies;[Data.C19])" office:value-type="string" office:string-value="USD" calcext:value-type="string">
            <text:p>USD</text:p>
          </table:table-cell>
          <table:table-cell table:formula="of:=GAMMAINV(RAND();2;2)" office:value-type="float" office:value="1.46551490410229" calcext:value-type="float">
            <text:p>1.4655149041</text:p>
          </table:table-cell>
        </table:table-row>
        <table:table-row table:style-name="ro1">
          <table:table-cell table:formula="of:=INDEX(BeginISIN;[Data.C20])&amp;COUNTA([.$A$2:.A20])" office:value-type="string" office:string-value="US19" calcext:value-type="string">
            <text:p>US19</text:p>
          </table:table-cell>
          <table:table-cell table:formula="of:=NORMINV(RAND();1;0.01)" office:value-type="float" office:value="0.98662838874466" calcext:value-type="float">
            <text:p>0.9866283887</text:p>
          </table:table-cell>
          <table:table-cell table:formula="of:=INDEX(Currencies;[Data.C20])" office:value-type="string" office:string-value="USD" calcext:value-type="string">
            <text:p>USD</text:p>
          </table:table-cell>
          <table:table-cell table:formula="of:=GAMMAINV(RAND();2;2)" office:value-type="float" office:value="2.2704006840474" calcext:value-type="float">
            <text:p>2.270400684</text:p>
          </table:table-cell>
        </table:table-row>
        <table:table-row table:style-name="ro1">
          <table:table-cell table:formula="of:=INDEX(BeginISIN;[Data.C21])&amp;COUNTA([.$A$2:.A21])" office:value-type="string" office:string-value="US20" calcext:value-type="string">
            <text:p>US20</text:p>
          </table:table-cell>
          <table:table-cell table:formula="of:=NORMINV(RAND();1;0.01)" office:value-type="float" office:value="1.00595935091606" calcext:value-type="float">
            <text:p>1.0059593509</text:p>
          </table:table-cell>
          <table:table-cell table:formula="of:=INDEX(Currencies;[Data.C21])" office:value-type="string" office:string-value="USD" calcext:value-type="string">
            <text:p>USD</text:p>
          </table:table-cell>
          <table:table-cell table:formula="of:=GAMMAINV(RAND();2;2)" office:value-type="float" office:value="4.78709520507386" calcext:value-type="float">
            <text:p>4.7870952051</text:p>
          </table:table-cell>
        </table:table-row>
        <table:table-row table:style-name="ro1">
          <table:table-cell table:formula="of:=INDEX(BeginISIN;[Data.C22])&amp;COUNTA([.$A$2:.A22])" office:value-type="string" office:string-value="FR21" calcext:value-type="string">
            <text:p>FR21</text:p>
          </table:table-cell>
          <table:table-cell table:formula="of:=NORMINV(RAND();1;0.01)" office:value-type="float" office:value="1.00743240408805" calcext:value-type="float">
            <text:p>1.0074324041</text:p>
          </table:table-cell>
          <table:table-cell table:formula="of:=INDEX(Currencies;[Data.C22])" office:value-type="string" office:string-value="EUR" calcext:value-type="string">
            <text:p>EUR</text:p>
          </table:table-cell>
          <table:table-cell table:formula="of:=GAMMAINV(RAND();2;2)" office:value-type="float" office:value="6.50723657850689" calcext:value-type="float">
            <text:p>6.5072365785</text:p>
          </table:table-cell>
        </table:table-row>
        <table:table-row table:style-name="ro1">
          <table:table-cell table:formula="of:=INDEX(BeginISIN;[Data.C23])&amp;COUNTA([.$A$2:.A23])" office:value-type="string" office:string-value="US22" calcext:value-type="string">
            <text:p>US22</text:p>
          </table:table-cell>
          <table:table-cell table:formula="of:=NORMINV(RAND();1;0.01)" office:value-type="float" office:value="1.00127426844134" calcext:value-type="float">
            <text:p>1.0012742684</text:p>
          </table:table-cell>
          <table:table-cell table:formula="of:=INDEX(Currencies;[Data.C23])" office:value-type="string" office:string-value="USD" calcext:value-type="string">
            <text:p>USD</text:p>
          </table:table-cell>
          <table:table-cell table:formula="of:=GAMMAINV(RAND();2;2)" office:value-type="float" office:value="5.86172825305546" calcext:value-type="float">
            <text:p>5.8617282531</text:p>
          </table:table-cell>
        </table:table-row>
        <table:table-row table:style-name="ro1">
          <table:table-cell table:formula="of:=INDEX(BeginISIN;[Data.C24])&amp;COUNTA([.$A$2:.A24])" office:value-type="string" office:string-value="CH23" calcext:value-type="string">
            <text:p>CH23</text:p>
          </table:table-cell>
          <table:table-cell table:formula="of:=NORMINV(RAND();1;0.01)" office:value-type="float" office:value="0.996497607461608" calcext:value-type="float">
            <text:p>0.9964976075</text:p>
          </table:table-cell>
          <table:table-cell table:formula="of:=INDEX(Currencies;[Data.C24])" office:value-type="string" office:string-value="CHF" calcext:value-type="string">
            <text:p>CHF</text:p>
          </table:table-cell>
          <table:table-cell table:formula="of:=GAMMAINV(RAND();2;2)" office:value-type="float" office:value="3.12510198019498" calcext:value-type="float">
            <text:p>3.1251019802</text:p>
          </table:table-cell>
        </table:table-row>
        <table:table-row table:style-name="ro1">
          <table:table-cell table:formula="of:=INDEX(BeginISIN;[Data.C25])&amp;COUNTA([.$A$2:.A25])" office:value-type="string" office:string-value="FR24" calcext:value-type="string">
            <text:p>FR24</text:p>
          </table:table-cell>
          <table:table-cell table:formula="of:=NORMINV(RAND();1;0.01)" office:value-type="float" office:value="0.9945904694391" calcext:value-type="float">
            <text:p>0.9945904694</text:p>
          </table:table-cell>
          <table:table-cell table:formula="of:=INDEX(Currencies;[Data.C25])" office:value-type="string" office:string-value="EUR" calcext:value-type="string">
            <text:p>EUR</text:p>
          </table:table-cell>
          <table:table-cell table:formula="of:=GAMMAINV(RAND();2;2)" office:value-type="float" office:value="0.919706695453011" calcext:value-type="float">
            <text:p>0.9197066955</text:p>
          </table:table-cell>
        </table:table-row>
        <table:table-row table:style-name="ro1">
          <table:table-cell table:formula="of:=INDEX(BeginISIN;[Data.C26])&amp;COUNTA([.$A$2:.A26])" office:value-type="string" office:string-value="US25" calcext:value-type="string">
            <text:p>US25</text:p>
          </table:table-cell>
          <table:table-cell table:formula="of:=NORMINV(RAND();1;0.01)" office:value-type="float" office:value="1.01369914158587" calcext:value-type="float">
            <text:p>1.0136991416</text:p>
          </table:table-cell>
          <table:table-cell table:formula="of:=INDEX(Currencies;[Data.C26])" office:value-type="string" office:string-value="USD" calcext:value-type="string">
            <text:p>USD</text:p>
          </table:table-cell>
          <table:table-cell table:formula="of:=GAMMAINV(RAND();2;2)" office:value-type="float" office:value="3.95084503462772" calcext:value-type="float">
            <text:p>3.9508450346</text:p>
          </table:table-cell>
        </table:table-row>
        <table:table-row table:style-name="ro1">
          <table:table-cell table:formula="of:=INDEX(BeginISIN;[Data.C27])&amp;COUNTA([.$A$2:.A27])" office:value-type="string" office:string-value="FR26" calcext:value-type="string">
            <text:p>FR26</text:p>
          </table:table-cell>
          <table:table-cell table:formula="of:=NORMINV(RAND();1;0.01)" office:value-type="float" office:value="0.988042219045213" calcext:value-type="float">
            <text:p>0.988042219</text:p>
          </table:table-cell>
          <table:table-cell table:formula="of:=INDEX(Currencies;[Data.C27])" office:value-type="string" office:string-value="EUR" calcext:value-type="string">
            <text:p>EUR</text:p>
          </table:table-cell>
          <table:table-cell table:formula="of:=GAMMAINV(RAND();2;2)" office:value-type="float" office:value="2.30257458600613" calcext:value-type="float">
            <text:p>2.302574586</text:p>
          </table:table-cell>
        </table:table-row>
        <table:table-row table:style-name="ro1">
          <table:table-cell table:formula="of:=INDEX(BeginISIN;[Data.C28])&amp;COUNTA([.$A$2:.A28])" office:value-type="string" office:string-value="CH27" calcext:value-type="string">
            <text:p>CH27</text:p>
          </table:table-cell>
          <table:table-cell table:formula="of:=NORMINV(RAND();1;0.01)" office:value-type="float" office:value="0.988297307723578" calcext:value-type="float">
            <text:p>0.9882973077</text:p>
          </table:table-cell>
          <table:table-cell table:formula="of:=INDEX(Currencies;[Data.C28])" office:value-type="string" office:string-value="CHF" calcext:value-type="string">
            <text:p>CHF</text:p>
          </table:table-cell>
          <table:table-cell table:formula="of:=GAMMAINV(RAND();2;2)" office:value-type="float" office:value="7.8580216221605" calcext:value-type="float">
            <text:p>7.8580216222</text:p>
          </table:table-cell>
        </table:table-row>
        <table:table-row table:style-name="ro1">
          <table:table-cell table:formula="of:=INDEX(BeginISIN;[Data.C29])&amp;COUNTA([.$A$2:.A29])" office:value-type="string" office:string-value="US28" calcext:value-type="string">
            <text:p>US28</text:p>
          </table:table-cell>
          <table:table-cell table:formula="of:=NORMINV(RAND();1;0.01)" office:value-type="float" office:value="1.00849658873172" calcext:value-type="float">
            <text:p>1.0084965887</text:p>
          </table:table-cell>
          <table:table-cell table:formula="of:=INDEX(Currencies;[Data.C29])" office:value-type="string" office:string-value="USD" calcext:value-type="string">
            <text:p>USD</text:p>
          </table:table-cell>
          <table:table-cell table:formula="of:=GAMMAINV(RAND();2;2)" office:value-type="float" office:value="1.52901089477997" calcext:value-type="float">
            <text:p>1.5290108948</text:p>
          </table:table-cell>
        </table:table-row>
        <table:table-row table:style-name="ro1">
          <table:table-cell table:formula="of:=INDEX(BeginISIN;[Data.C30])&amp;COUNTA([.$A$2:.A30])" office:value-type="string" office:string-value="CH29" calcext:value-type="string">
            <text:p>CH29</text:p>
          </table:table-cell>
          <table:table-cell table:formula="of:=NORMINV(RAND();1;0.01)" office:value-type="float" office:value="1.01479059439684" calcext:value-type="float">
            <text:p>1.0147905944</text:p>
          </table:table-cell>
          <table:table-cell table:formula="of:=INDEX(Currencies;[Data.C30])" office:value-type="string" office:string-value="CHF" calcext:value-type="string">
            <text:p>CHF</text:p>
          </table:table-cell>
          <table:table-cell table:formula="of:=GAMMAINV(RAND();2;2)" office:value-type="float" office:value="4.30333721653336" calcext:value-type="float">
            <text:p>4.3033372165</text:p>
          </table:table-cell>
        </table:table-row>
        <table:table-row table:style-name="ro1">
          <table:table-cell table:formula="of:=INDEX(BeginISIN;[Data.C31])&amp;COUNTA([.$A$2:.A31])" office:value-type="string" office:string-value="FR30" calcext:value-type="string">
            <text:p>FR30</text:p>
          </table:table-cell>
          <table:table-cell table:formula="of:=NORMINV(RAND();1;0.01)" office:value-type="float" office:value="0.995191154970261" calcext:value-type="float">
            <text:p>0.995191155</text:p>
          </table:table-cell>
          <table:table-cell table:formula="of:=INDEX(Currencies;[Data.C31])" office:value-type="string" office:string-value="EUR" calcext:value-type="string">
            <text:p>EUR</text:p>
          </table:table-cell>
          <table:table-cell table:formula="of:=GAMMAINV(RAND();2;2)" office:value-type="float" office:value="9.03082862036432" calcext:value-type="float">
            <text:p>9.0308286204</text:p>
          </table:table-cell>
        </table:table-row>
        <table:table-row table:style-name="ro1">
          <table:table-cell table:formula="of:=INDEX(BeginISIN;[Data.C32])&amp;COUNTA([.$A$2:.A32])" office:value-type="string" office:string-value="US31" calcext:value-type="string">
            <text:p>US31</text:p>
          </table:table-cell>
          <table:table-cell table:formula="of:=NORMINV(RAND();1;0.01)" office:value-type="float" office:value="0.994524989015268" calcext:value-type="float">
            <text:p>0.994524989</text:p>
          </table:table-cell>
          <table:table-cell table:formula="of:=INDEX(Currencies;[Data.C32])" office:value-type="string" office:string-value="USD" calcext:value-type="string">
            <text:p>USD</text:p>
          </table:table-cell>
          <table:table-cell table:formula="of:=GAMMAINV(RAND();2;2)" office:value-type="float" office:value="6.48541792141275" calcext:value-type="float">
            <text:p>6.4854179214</text:p>
          </table:table-cell>
        </table:table-row>
        <table:table-row table:style-name="ro1">
          <table:table-cell table:formula="of:=INDEX(BeginISIN;[Data.C33])&amp;COUNTA([.$A$2:.A33])" office:value-type="string" office:string-value="CH32" calcext:value-type="string">
            <text:p>CH32</text:p>
          </table:table-cell>
          <table:table-cell table:formula="of:=NORMINV(RAND();1;0.01)" office:value-type="float" office:value="1.01390407863421" calcext:value-type="float">
            <text:p>1.0139040786</text:p>
          </table:table-cell>
          <table:table-cell table:formula="of:=INDEX(Currencies;[Data.C33])" office:value-type="string" office:string-value="CHF" calcext:value-type="string">
            <text:p>CHF</text:p>
          </table:table-cell>
          <table:table-cell table:formula="of:=GAMMAINV(RAND();2;2)" office:value-type="float" office:value="0.52341041213628" calcext:value-type="float">
            <text:p>0.5234104121</text:p>
          </table:table-cell>
        </table:table-row>
        <table:table-row table:style-name="ro1">
          <table:table-cell table:formula="of:=INDEX(BeginISIN;[Data.C34])&amp;COUNTA([.$A$2:.A34])" office:value-type="string" office:string-value="FR33" calcext:value-type="string">
            <text:p>FR33</text:p>
          </table:table-cell>
          <table:table-cell table:formula="of:=NORMINV(RAND();1;0.01)" office:value-type="float" office:value="0.991625467928337" calcext:value-type="float">
            <text:p>0.9916254679</text:p>
          </table:table-cell>
          <table:table-cell table:formula="of:=INDEX(Currencies;[Data.C34])" office:value-type="string" office:string-value="EUR" calcext:value-type="string">
            <text:p>EUR</text:p>
          </table:table-cell>
          <table:table-cell table:formula="of:=GAMMAINV(RAND();2;2)" office:value-type="float" office:value="1.18061288921528" calcext:value-type="float">
            <text:p>1.1806128892</text:p>
          </table:table-cell>
        </table:table-row>
        <table:table-row table:style-name="ro1">
          <table:table-cell table:formula="of:=INDEX(BeginISIN;[Data.C35])&amp;COUNTA([.$A$2:.A35])" office:value-type="string" office:string-value="CH34" calcext:value-type="string">
            <text:p>CH34</text:p>
          </table:table-cell>
          <table:table-cell table:formula="of:=NORMINV(RAND();1;0.01)" office:value-type="float" office:value="1.00512006365058" calcext:value-type="float">
            <text:p>1.0051200637</text:p>
          </table:table-cell>
          <table:table-cell table:formula="of:=INDEX(Currencies;[Data.C35])" office:value-type="string" office:string-value="CHF" calcext:value-type="string">
            <text:p>CHF</text:p>
          </table:table-cell>
          <table:table-cell table:formula="of:=GAMMAINV(RAND();2;2)" office:value-type="float" office:value="0.662041629446075" calcext:value-type="float">
            <text:p>0.6620416294</text:p>
          </table:table-cell>
        </table:table-row>
        <table:table-row table:style-name="ro1">
          <table:table-cell table:formula="of:=INDEX(BeginISIN;[Data.C36])&amp;COUNTA([.$A$2:.A36])" office:value-type="string" office:string-value="FR35" calcext:value-type="string">
            <text:p>FR35</text:p>
          </table:table-cell>
          <table:table-cell table:formula="of:=NORMINV(RAND();1;0.01)" office:value-type="float" office:value="1.00743285869315" calcext:value-type="float">
            <text:p>1.0074328587</text:p>
          </table:table-cell>
          <table:table-cell table:formula="of:=INDEX(Currencies;[Data.C36])" office:value-type="string" office:string-value="EUR" calcext:value-type="string">
            <text:p>EUR</text:p>
          </table:table-cell>
          <table:table-cell table:formula="of:=GAMMAINV(RAND();2;2)" office:value-type="float" office:value="3.00649865065108" calcext:value-type="float">
            <text:p>3.0064986507</text:p>
          </table:table-cell>
        </table:table-row>
        <table:table-row table:style-name="ro1">
          <table:table-cell table:formula="of:=INDEX(BeginISIN;[Data.C37])&amp;COUNTA([.$A$2:.A37])" office:value-type="string" office:string-value="FR36" calcext:value-type="string">
            <text:p>FR36</text:p>
          </table:table-cell>
          <table:table-cell table:formula="of:=NORMINV(RAND();1;0.01)" office:value-type="float" office:value="1.00155556973156" calcext:value-type="float">
            <text:p>1.0015555697</text:p>
          </table:table-cell>
          <table:table-cell table:formula="of:=INDEX(Currencies;[Data.C37])" office:value-type="string" office:string-value="EUR" calcext:value-type="string">
            <text:p>EUR</text:p>
          </table:table-cell>
          <table:table-cell table:formula="of:=GAMMAINV(RAND();2;2)" office:value-type="float" office:value="9.40460434362536" calcext:value-type="float">
            <text:p>9.4046043436</text:p>
          </table:table-cell>
        </table:table-row>
        <table:table-row table:style-name="ro1">
          <table:table-cell table:formula="of:=INDEX(BeginISIN;[Data.C38])&amp;COUNTA([.$A$2:.A38])" office:value-type="string" office:string-value="CH37" calcext:value-type="string">
            <text:p>CH37</text:p>
          </table:table-cell>
          <table:table-cell table:formula="of:=NORMINV(RAND();1;0.01)" office:value-type="float" office:value="0.994175513095183" calcext:value-type="float">
            <text:p>0.9941755131</text:p>
          </table:table-cell>
          <table:table-cell table:formula="of:=INDEX(Currencies;[Data.C38])" office:value-type="string" office:string-value="CHF" calcext:value-type="string">
            <text:p>CHF</text:p>
          </table:table-cell>
          <table:table-cell table:formula="of:=GAMMAINV(RAND();2;2)" office:value-type="float" office:value="5.31886781494459" calcext:value-type="float">
            <text:p>5.3188678149</text:p>
          </table:table-cell>
        </table:table-row>
        <table:table-row table:style-name="ro1">
          <table:table-cell table:formula="of:=INDEX(BeginISIN;[Data.C39])&amp;COUNTA([.$A$2:.A39])" office:value-type="string" office:string-value="CH38" calcext:value-type="string">
            <text:p>CH38</text:p>
          </table:table-cell>
          <table:table-cell table:formula="of:=NORMINV(RAND();1;0.01)" office:value-type="float" office:value="1.00309391166347" calcext:value-type="float">
            <text:p>1.0030939117</text:p>
          </table:table-cell>
          <table:table-cell table:formula="of:=INDEX(Currencies;[Data.C39])" office:value-type="string" office:string-value="CHF" calcext:value-type="string">
            <text:p>CHF</text:p>
          </table:table-cell>
          <table:table-cell table:formula="of:=GAMMAINV(RAND();2;2)" office:value-type="float" office:value="1.21480367635602" calcext:value-type="float">
            <text:p>1.2148036764</text:p>
          </table:table-cell>
        </table:table-row>
        <table:table-row table:style-name="ro1">
          <table:table-cell table:formula="of:=INDEX(BeginISIN;[Data.C40])&amp;COUNTA([.$A$2:.A40])" office:value-type="string" office:string-value="US39" calcext:value-type="string">
            <text:p>US39</text:p>
          </table:table-cell>
          <table:table-cell table:formula="of:=NORMINV(RAND();1;0.01)" office:value-type="float" office:value="0.992979813395136" calcext:value-type="float">
            <text:p>0.9929798134</text:p>
          </table:table-cell>
          <table:table-cell table:formula="of:=INDEX(Currencies;[Data.C40])" office:value-type="string" office:string-value="USD" calcext:value-type="string">
            <text:p>USD</text:p>
          </table:table-cell>
          <table:table-cell table:formula="of:=GAMMAINV(RAND();2;2)" office:value-type="float" office:value="3.79715159919498" calcext:value-type="float">
            <text:p>3.7971515992</text:p>
          </table:table-cell>
        </table:table-row>
        <table:table-row table:style-name="ro1">
          <table:table-cell table:formula="of:=INDEX(BeginISIN;[Data.C41])&amp;COUNTA([.$A$2:.A41])" office:value-type="string" office:string-value="US40" calcext:value-type="string">
            <text:p>US40</text:p>
          </table:table-cell>
          <table:table-cell table:formula="of:=NORMINV(RAND();1;0.01)" office:value-type="float" office:value="1.00571605752115" calcext:value-type="float">
            <text:p>1.0057160575</text:p>
          </table:table-cell>
          <table:table-cell table:formula="of:=INDEX(Currencies;[Data.C41])" office:value-type="string" office:string-value="USD" calcext:value-type="string">
            <text:p>USD</text:p>
          </table:table-cell>
          <table:table-cell table:formula="of:=GAMMAINV(RAND();2;2)" office:value-type="float" office:value="3.20050002420198" calcext:value-type="float">
            <text:p>3.2005000242</text:p>
          </table:table-cell>
        </table:table-row>
        <table:table-row table:style-name="ro1">
          <table:table-cell table:formula="of:=INDEX(BeginISIN;[Data.C42])&amp;COUNTA([.$A$2:.A42])" office:value-type="string" office:string-value="CH41" calcext:value-type="string">
            <text:p>CH41</text:p>
          </table:table-cell>
          <table:table-cell table:formula="of:=NORMINV(RAND();1;0.01)" office:value-type="float" office:value="0.97442117534202" calcext:value-type="float">
            <text:p>0.9744211753</text:p>
          </table:table-cell>
          <table:table-cell table:formula="of:=INDEX(Currencies;[Data.C42])" office:value-type="string" office:string-value="CHF" calcext:value-type="string">
            <text:p>CHF</text:p>
          </table:table-cell>
          <table:table-cell table:formula="of:=GAMMAINV(RAND();2;2)" office:value-type="float" office:value="0.278880043789489" calcext:value-type="float">
            <text:p>0.2788800438</text:p>
          </table:table-cell>
        </table:table-row>
        <table:table-row table:style-name="ro1">
          <table:table-cell table:formula="of:=INDEX(BeginISIN;[Data.C43])&amp;COUNTA([.$A$2:.A43])" office:value-type="string" office:string-value="CH42" calcext:value-type="string">
            <text:p>CH42</text:p>
          </table:table-cell>
          <table:table-cell table:formula="of:=NORMINV(RAND();1;0.01)" office:value-type="float" office:value="1.0082775244843" calcext:value-type="float">
            <text:p>1.0082775245</text:p>
          </table:table-cell>
          <table:table-cell table:formula="of:=INDEX(Currencies;[Data.C43])" office:value-type="string" office:string-value="CHF" calcext:value-type="string">
            <text:p>CHF</text:p>
          </table:table-cell>
          <table:table-cell table:formula="of:=GAMMAINV(RAND();2;2)" office:value-type="float" office:value="9.15708869738034" calcext:value-type="float">
            <text:p>9.1570886974</text:p>
          </table:table-cell>
        </table:table-row>
        <table:table-row table:style-name="ro1">
          <table:table-cell table:formula="of:=INDEX(BeginISIN;[Data.C44])&amp;COUNTA([.$A$2:.A44])" office:value-type="string" office:string-value="US43" calcext:value-type="string">
            <text:p>US43</text:p>
          </table:table-cell>
          <table:table-cell table:formula="of:=NORMINV(RAND();1;0.01)" office:value-type="float" office:value="0.980704279198635" calcext:value-type="float">
            <text:p>0.9807042792</text:p>
          </table:table-cell>
          <table:table-cell table:formula="of:=INDEX(Currencies;[Data.C44])" office:value-type="string" office:string-value="USD" calcext:value-type="string">
            <text:p>USD</text:p>
          </table:table-cell>
          <table:table-cell table:formula="of:=GAMMAINV(RAND();2;2)" office:value-type="float" office:value="1.35980528425458" calcext:value-type="float">
            <text:p>1.3598052843</text:p>
          </table:table-cell>
        </table:table-row>
        <table:table-row table:style-name="ro1">
          <table:table-cell table:formula="of:=INDEX(BeginISIN;[Data.C45])&amp;COUNTA([.$A$2:.A45])" office:value-type="string" office:string-value="CH44" calcext:value-type="string">
            <text:p>CH44</text:p>
          </table:table-cell>
          <table:table-cell table:formula="of:=NORMINV(RAND();1;0.01)" office:value-type="float" office:value="0.99518796286608" calcext:value-type="float">
            <text:p>0.9951879629</text:p>
          </table:table-cell>
          <table:table-cell table:formula="of:=INDEX(Currencies;[Data.C45])" office:value-type="string" office:string-value="CHF" calcext:value-type="string">
            <text:p>CHF</text:p>
          </table:table-cell>
          <table:table-cell table:formula="of:=GAMMAINV(RAND();2;2)" office:value-type="float" office:value="2.594034046264" calcext:value-type="float">
            <text:p>2.5940340463</text:p>
          </table:table-cell>
        </table:table-row>
        <table:table-row table:style-name="ro1">
          <table:table-cell table:formula="of:=INDEX(BeginISIN;[Data.C46])&amp;COUNTA([.$A$2:.A46])" office:value-type="string" office:string-value="US45" calcext:value-type="string">
            <text:p>US45</text:p>
          </table:table-cell>
          <table:table-cell table:formula="of:=NORMINV(RAND();1;0.01)" office:value-type="float" office:value="1.00298067805567" calcext:value-type="float">
            <text:p>1.0029806781</text:p>
          </table:table-cell>
          <table:table-cell table:formula="of:=INDEX(Currencies;[Data.C46])" office:value-type="string" office:string-value="USD" calcext:value-type="string">
            <text:p>USD</text:p>
          </table:table-cell>
          <table:table-cell table:formula="of:=GAMMAINV(RAND();2;2)" office:value-type="float" office:value="2.1325145610166" calcext:value-type="float">
            <text:p>2.132514561</text:p>
          </table:table-cell>
        </table:table-row>
        <table:table-row table:style-name="ro1">
          <table:table-cell table:formula="of:=INDEX(BeginISIN;[Data.C47])&amp;COUNTA([.$A$2:.A47])" office:value-type="string" office:string-value="FR46" calcext:value-type="string">
            <text:p>FR46</text:p>
          </table:table-cell>
          <table:table-cell table:formula="of:=NORMINV(RAND();1;0.01)" office:value-type="float" office:value="0.997924472481922" calcext:value-type="float">
            <text:p>0.9979244725</text:p>
          </table:table-cell>
          <table:table-cell table:formula="of:=INDEX(Currencies;[Data.C47])" office:value-type="string" office:string-value="EUR" calcext:value-type="string">
            <text:p>EUR</text:p>
          </table:table-cell>
          <table:table-cell table:formula="of:=GAMMAINV(RAND();2;2)" office:value-type="float" office:value="0.330281624505046" calcext:value-type="float">
            <text:p>0.3302816245</text:p>
          </table:table-cell>
        </table:table-row>
        <table:table-row table:style-name="ro1">
          <table:table-cell table:formula="of:=INDEX(BeginISIN;[Data.C48])&amp;COUNTA([.$A$2:.A48])" office:value-type="string" office:string-value="CH47" calcext:value-type="string">
            <text:p>CH47</text:p>
          </table:table-cell>
          <table:table-cell table:formula="of:=NORMINV(RAND();1;0.01)" office:value-type="float" office:value="1.00273030595288" calcext:value-type="float">
            <text:p>1.002730306</text:p>
          </table:table-cell>
          <table:table-cell table:formula="of:=INDEX(Currencies;[Data.C48])" office:value-type="string" office:string-value="CHF" calcext:value-type="string">
            <text:p>CHF</text:p>
          </table:table-cell>
          <table:table-cell table:formula="of:=GAMMAINV(RAND();2;2)" office:value-type="float" office:value="6.36314638878703" calcext:value-type="float">
            <text:p>6.3631463888</text:p>
          </table:table-cell>
        </table:table-row>
        <table:table-row table:style-name="ro1">
          <table:table-cell table:formula="of:=INDEX(BeginISIN;[Data.C49])&amp;COUNTA([.$A$2:.A49])" office:value-type="string" office:string-value="US48" calcext:value-type="string">
            <text:p>US48</text:p>
          </table:table-cell>
          <table:table-cell table:formula="of:=NORMINV(RAND();1;0.01)" office:value-type="float" office:value="0.996062538281635" calcext:value-type="float">
            <text:p>0.9960625383</text:p>
          </table:table-cell>
          <table:table-cell table:formula="of:=INDEX(Currencies;[Data.C49])" office:value-type="string" office:string-value="USD" calcext:value-type="string">
            <text:p>USD</text:p>
          </table:table-cell>
          <table:table-cell table:formula="of:=GAMMAINV(RAND();2;2)" office:value-type="float" office:value="0.691332471754184" calcext:value-type="float">
            <text:p>0.6913324718</text:p>
          </table:table-cell>
        </table:table-row>
        <table:table-row table:style-name="ro1">
          <table:table-cell table:formula="of:=INDEX(BeginISIN;[Data.C50])&amp;COUNTA([.$A$2:.A50])" office:value-type="string" office:string-value="US49" calcext:value-type="string">
            <text:p>US49</text:p>
          </table:table-cell>
          <table:table-cell table:formula="of:=NORMINV(RAND();1;0.01)" office:value-type="float" office:value="1.00911835591602" calcext:value-type="float">
            <text:p>1.0091183559</text:p>
          </table:table-cell>
          <table:table-cell table:formula="of:=INDEX(Currencies;[Data.C50])" office:value-type="string" office:string-value="USD" calcext:value-type="string">
            <text:p>USD</text:p>
          </table:table-cell>
          <table:table-cell table:formula="of:=GAMMAINV(RAND();2;2)" office:value-type="float" office:value="5.82670869675128" calcext:value-type="float">
            <text:p>5.8267086968</text:p>
          </table:table-cell>
        </table:table-row>
        <table:table-row table:style-name="ro1">
          <table:table-cell table:formula="of:=INDEX(BeginISIN;[Data.C51])&amp;COUNTA([.$A$2:.A51])" office:value-type="string" office:string-value="FR50" calcext:value-type="string">
            <text:p>FR50</text:p>
          </table:table-cell>
          <table:table-cell table:formula="of:=NORMINV(RAND();1;0.01)" office:value-type="float" office:value="1.00517895565934" calcext:value-type="float">
            <text:p>1.0051789557</text:p>
          </table:table-cell>
          <table:table-cell table:formula="of:=INDEX(Currencies;[Data.C51])" office:value-type="string" office:string-value="EUR" calcext:value-type="string">
            <text:p>EUR</text:p>
          </table:table-cell>
          <table:table-cell table:formula="of:=GAMMAINV(RAND();2;2)" office:value-type="float" office:value="0.57564107632403" calcext:value-type="float">
            <text:p>0.5756410763</text:p>
          </table:table-cell>
        </table:table-row>
        <table:table-row table:style-name="ro1">
          <table:table-cell table:formula="of:=INDEX(BeginISIN;[Data.C52])&amp;COUNTA([.$A$2:.A52])" office:value-type="string" office:string-value="US51" calcext:value-type="string">
            <text:p>US51</text:p>
          </table:table-cell>
          <table:table-cell table:formula="of:=NORMINV(RAND();1;0.01)" office:value-type="float" office:value="1.00630354788694" calcext:value-type="float">
            <text:p>1.0063035479</text:p>
          </table:table-cell>
          <table:table-cell table:formula="of:=INDEX(Currencies;[Data.C52])" office:value-type="string" office:string-value="USD" calcext:value-type="string">
            <text:p>USD</text:p>
          </table:table-cell>
          <table:table-cell table:formula="of:=GAMMAINV(RAND();2;2)" office:value-type="float" office:value="8.12553152645682" calcext:value-type="float">
            <text:p>8.1255315265</text:p>
          </table:table-cell>
        </table:table-row>
        <table:table-row table:style-name="ro1">
          <table:table-cell table:formula="of:=INDEX(BeginISIN;[Data.C53])&amp;COUNTA([.$A$2:.A53])" office:value-type="string" office:string-value="FR52" calcext:value-type="string">
            <text:p>FR52</text:p>
          </table:table-cell>
          <table:table-cell table:formula="of:=NORMINV(RAND();1;0.01)" office:value-type="float" office:value="0.992980771828425" calcext:value-type="float">
            <text:p>0.9929807718</text:p>
          </table:table-cell>
          <table:table-cell table:formula="of:=INDEX(Currencies;[Data.C53])" office:value-type="string" office:string-value="EUR" calcext:value-type="string">
            <text:p>EUR</text:p>
          </table:table-cell>
          <table:table-cell table:formula="of:=GAMMAINV(RAND();2;2)" office:value-type="float" office:value="8.40082478945136" calcext:value-type="float">
            <text:p>8.4008247895</text:p>
          </table:table-cell>
        </table:table-row>
        <table:table-row table:style-name="ro1">
          <table:table-cell table:formula="of:=INDEX(BeginISIN;[Data.C54])&amp;COUNTA([.$A$2:.A54])" office:value-type="string" office:string-value="FR53" calcext:value-type="string">
            <text:p>FR53</text:p>
          </table:table-cell>
          <table:table-cell table:formula="of:=NORMINV(RAND();1;0.01)" office:value-type="float" office:value="1.008423388843" calcext:value-type="float">
            <text:p>1.0084233888</text:p>
          </table:table-cell>
          <table:table-cell table:formula="of:=INDEX(Currencies;[Data.C54])" office:value-type="string" office:string-value="EUR" calcext:value-type="string">
            <text:p>EUR</text:p>
          </table:table-cell>
          <table:table-cell table:formula="of:=GAMMAINV(RAND();2;2)" office:value-type="float" office:value="0.462151308933573" calcext:value-type="float">
            <text:p>0.4621513089</text:p>
          </table:table-cell>
        </table:table-row>
        <table:table-row table:style-name="ro1">
          <table:table-cell table:formula="of:=INDEX(BeginISIN;[Data.C55])&amp;COUNTA([.$A$2:.A55])" office:value-type="string" office:string-value="FR54" calcext:value-type="string">
            <text:p>FR54</text:p>
          </table:table-cell>
          <table:table-cell table:formula="of:=NORMINV(RAND();1;0.01)" office:value-type="float" office:value="0.996509805564608" calcext:value-type="float">
            <text:p>0.9965098056</text:p>
          </table:table-cell>
          <table:table-cell table:formula="of:=INDEX(Currencies;[Data.C55])" office:value-type="string" office:string-value="EUR" calcext:value-type="string">
            <text:p>EUR</text:p>
          </table:table-cell>
          <table:table-cell table:formula="of:=GAMMAINV(RAND();2;2)" office:value-type="float" office:value="5.04712289891188" calcext:value-type="float">
            <text:p>5.0471228989</text:p>
          </table:table-cell>
        </table:table-row>
        <table:table-row table:style-name="ro1">
          <table:table-cell table:formula="of:=INDEX(BeginISIN;[Data.C56])&amp;COUNTA([.$A$2:.A56])" office:value-type="string" office:string-value="CH55" calcext:value-type="string">
            <text:p>CH55</text:p>
          </table:table-cell>
          <table:table-cell table:formula="of:=NORMINV(RAND();1;0.01)" office:value-type="float" office:value="1.01468276919655" calcext:value-type="float">
            <text:p>1.0146827692</text:p>
          </table:table-cell>
          <table:table-cell table:formula="of:=INDEX(Currencies;[Data.C56])" office:value-type="string" office:string-value="CHF" calcext:value-type="string">
            <text:p>CHF</text:p>
          </table:table-cell>
          <table:table-cell table:formula="of:=GAMMAINV(RAND();2;2)" office:value-type="float" office:value="3.91935880072475" calcext:value-type="float">
            <text:p>3.9193588007</text:p>
          </table:table-cell>
        </table:table-row>
        <table:table-row table:style-name="ro1">
          <table:table-cell table:formula="of:=INDEX(BeginISIN;[Data.C57])&amp;COUNTA([.$A$2:.A57])" office:value-type="string" office:string-value="FR56" calcext:value-type="string">
            <text:p>FR56</text:p>
          </table:table-cell>
          <table:table-cell table:formula="of:=NORMINV(RAND();1;0.01)" office:value-type="float" office:value="1.00298383427864" calcext:value-type="float">
            <text:p>1.0029838343</text:p>
          </table:table-cell>
          <table:table-cell table:formula="of:=INDEX(Currencies;[Data.C57])" office:value-type="string" office:string-value="EUR" calcext:value-type="string">
            <text:p>EUR</text:p>
          </table:table-cell>
          <table:table-cell table:formula="of:=GAMMAINV(RAND();2;2)" office:value-type="float" office:value="1.16041074938843" calcext:value-type="float">
            <text:p>1.1604107494</text:p>
          </table:table-cell>
        </table:table-row>
        <table:table-row table:style-name="ro1">
          <table:table-cell table:formula="of:=INDEX(BeginISIN;[Data.C58])&amp;COUNTA([.$A$2:.A58])" office:value-type="string" office:string-value="CH57" calcext:value-type="string">
            <text:p>CH57</text:p>
          </table:table-cell>
          <table:table-cell table:formula="of:=NORMINV(RAND();1;0.01)" office:value-type="float" office:value="1.00335921850879" calcext:value-type="float">
            <text:p>1.0033592185</text:p>
          </table:table-cell>
          <table:table-cell table:formula="of:=INDEX(Currencies;[Data.C58])" office:value-type="string" office:string-value="CHF" calcext:value-type="string">
            <text:p>CHF</text:p>
          </table:table-cell>
          <table:table-cell table:formula="of:=GAMMAINV(RAND();2;2)" office:value-type="float" office:value="1.3767322281375" calcext:value-type="float">
            <text:p>1.3767322281</text:p>
          </table:table-cell>
        </table:table-row>
        <table:table-row table:style-name="ro1">
          <table:table-cell table:formula="of:=INDEX(BeginISIN;[Data.C59])&amp;COUNTA([.$A$2:.A59])" office:value-type="string" office:string-value="FR58" calcext:value-type="string">
            <text:p>FR58</text:p>
          </table:table-cell>
          <table:table-cell table:formula="of:=NORMINV(RAND();1;0.01)" office:value-type="float" office:value="0.996947167673042" calcext:value-type="float">
            <text:p>0.9969471677</text:p>
          </table:table-cell>
          <table:table-cell table:formula="of:=INDEX(Currencies;[Data.C59])" office:value-type="string" office:string-value="EUR" calcext:value-type="string">
            <text:p>EUR</text:p>
          </table:table-cell>
          <table:table-cell table:formula="of:=GAMMAINV(RAND();2;2)" office:value-type="float" office:value="1.58672768859534" calcext:value-type="float">
            <text:p>1.5867276886</text:p>
          </table:table-cell>
        </table:table-row>
        <table:table-row table:style-name="ro1">
          <table:table-cell table:formula="of:=INDEX(BeginISIN;[Data.C60])&amp;COUNTA([.$A$2:.A60])" office:value-type="string" office:string-value="FR59" calcext:value-type="string">
            <text:p>FR59</text:p>
          </table:table-cell>
          <table:table-cell table:formula="of:=NORMINV(RAND();1;0.01)" office:value-type="float" office:value="0.993520914695035" calcext:value-type="float">
            <text:p>0.9935209147</text:p>
          </table:table-cell>
          <table:table-cell table:formula="of:=INDEX(Currencies;[Data.C60])" office:value-type="string" office:string-value="EUR" calcext:value-type="string">
            <text:p>EUR</text:p>
          </table:table-cell>
          <table:table-cell table:formula="of:=GAMMAINV(RAND();2;2)" office:value-type="float" office:value="2.10283977686374" calcext:value-type="float">
            <text:p>2.1028397769</text:p>
          </table:table-cell>
        </table:table-row>
        <table:table-row table:style-name="ro1">
          <table:table-cell table:formula="of:=INDEX(BeginISIN;[Data.C61])&amp;COUNTA([.$A$2:.A61])" office:value-type="string" office:string-value="US60" calcext:value-type="string">
            <text:p>US60</text:p>
          </table:table-cell>
          <table:table-cell table:formula="of:=NORMINV(RAND();1;0.01)" office:value-type="float" office:value="0.995727782824423" calcext:value-type="float">
            <text:p>0.9957277828</text:p>
          </table:table-cell>
          <table:table-cell table:formula="of:=INDEX(Currencies;[Data.C61])" office:value-type="string" office:string-value="USD" calcext:value-type="string">
            <text:p>USD</text:p>
          </table:table-cell>
          <table:table-cell table:formula="of:=GAMMAINV(RAND();2;2)" office:value-type="float" office:value="3.92312979191638" calcext:value-type="float">
            <text:p>3.9231297919</text:p>
          </table:table-cell>
        </table:table-row>
        <table:table-row table:style-name="ro1">
          <table:table-cell table:formula="of:=INDEX(BeginISIN;[Data.C62])&amp;COUNTA([.$A$2:.A62])" office:value-type="string" office:string-value="FR61" calcext:value-type="string">
            <text:p>FR61</text:p>
          </table:table-cell>
          <table:table-cell table:formula="of:=NORMINV(RAND();1;0.01)" office:value-type="float" office:value="1.01470032943249" calcext:value-type="float">
            <text:p>1.0147003294</text:p>
          </table:table-cell>
          <table:table-cell table:formula="of:=INDEX(Currencies;[Data.C62])" office:value-type="string" office:string-value="EUR" calcext:value-type="string">
            <text:p>EUR</text:p>
          </table:table-cell>
          <table:table-cell table:formula="of:=GAMMAINV(RAND();2;2)" office:value-type="float" office:value="1.72277971088591" calcext:value-type="float">
            <text:p>1.7227797109</text:p>
          </table:table-cell>
        </table:table-row>
        <table:table-row table:style-name="ro1">
          <table:table-cell table:formula="of:=INDEX(BeginISIN;[Data.C63])&amp;COUNTA([.$A$2:.A63])" office:value-type="string" office:string-value="FR62" calcext:value-type="string">
            <text:p>FR62</text:p>
          </table:table-cell>
          <table:table-cell table:formula="of:=NORMINV(RAND();1;0.01)" office:value-type="float" office:value="0.991491891701126" calcext:value-type="float">
            <text:p>0.9914918917</text:p>
          </table:table-cell>
          <table:table-cell table:formula="of:=INDEX(Currencies;[Data.C63])" office:value-type="string" office:string-value="EUR" calcext:value-type="string">
            <text:p>EUR</text:p>
          </table:table-cell>
          <table:table-cell table:formula="of:=GAMMAINV(RAND();2;2)" office:value-type="float" office:value="9.68825884319293" calcext:value-type="float">
            <text:p>9.6882588432</text:p>
          </table:table-cell>
        </table:table-row>
        <table:table-row table:style-name="ro1">
          <table:table-cell table:formula="of:=INDEX(BeginISIN;[Data.C64])&amp;COUNTA([.$A$2:.A64])" office:value-type="string" office:string-value="FR63" calcext:value-type="string">
            <text:p>FR63</text:p>
          </table:table-cell>
          <table:table-cell table:formula="of:=NORMINV(RAND();1;0.01)" office:value-type="float" office:value="0.99673865990066" calcext:value-type="float">
            <text:p>0.9967386599</text:p>
          </table:table-cell>
          <table:table-cell table:formula="of:=INDEX(Currencies;[Data.C64])" office:value-type="string" office:string-value="EUR" calcext:value-type="string">
            <text:p>EUR</text:p>
          </table:table-cell>
          <table:table-cell table:formula="of:=GAMMAINV(RAND();2;2)" office:value-type="float" office:value="5.4763126994646" calcext:value-type="float">
            <text:p>5.4763126995</text:p>
          </table:table-cell>
        </table:table-row>
        <table:table-row table:style-name="ro1">
          <table:table-cell table:formula="of:=INDEX(BeginISIN;[Data.C65])&amp;COUNTA([.$A$2:.A65])" office:value-type="string" office:string-value="FR64" calcext:value-type="string">
            <text:p>FR64</text:p>
          </table:table-cell>
          <table:table-cell table:formula="of:=NORMINV(RAND();1;0.01)" office:value-type="float" office:value="1.01575512237601" calcext:value-type="float">
            <text:p>1.0157551224</text:p>
          </table:table-cell>
          <table:table-cell table:formula="of:=INDEX(Currencies;[Data.C65])" office:value-type="string" office:string-value="EUR" calcext:value-type="string">
            <text:p>EUR</text:p>
          </table:table-cell>
          <table:table-cell table:formula="of:=GAMMAINV(RAND();2;2)" office:value-type="float" office:value="3.62375969141742" calcext:value-type="float">
            <text:p>3.6237596914</text:p>
          </table:table-cell>
        </table:table-row>
        <table:table-row table:style-name="ro1">
          <table:table-cell table:formula="of:=INDEX(BeginISIN;[Data.C66])&amp;COUNTA([.$A$2:.A66])" office:value-type="string" office:string-value="CH65" calcext:value-type="string">
            <text:p>CH65</text:p>
          </table:table-cell>
          <table:table-cell table:formula="of:=NORMINV(RAND();1;0.01)" office:value-type="float" office:value="0.997250040312525" calcext:value-type="float">
            <text:p>0.9972500403</text:p>
          </table:table-cell>
          <table:table-cell table:formula="of:=INDEX(Currencies;[Data.C66])" office:value-type="string" office:string-value="CHF" calcext:value-type="string">
            <text:p>CHF</text:p>
          </table:table-cell>
          <table:table-cell table:formula="of:=GAMMAINV(RAND();2;2)" office:value-type="float" office:value="2.55826324537863" calcext:value-type="float">
            <text:p>2.5582632454</text:p>
          </table:table-cell>
        </table:table-row>
        <table:table-row table:style-name="ro1">
          <table:table-cell table:formula="of:=INDEX(BeginISIN;[Data.C67])&amp;COUNTA([.$A$2:.A67])" office:value-type="string" office:string-value="CH66" calcext:value-type="string">
            <text:p>CH66</text:p>
          </table:table-cell>
          <table:table-cell table:formula="of:=NORMINV(RAND();1;0.01)" office:value-type="float" office:value="1.00709462732463" calcext:value-type="float">
            <text:p>1.0070946273</text:p>
          </table:table-cell>
          <table:table-cell table:formula="of:=INDEX(Currencies;[Data.C67])" office:value-type="string" office:string-value="CHF" calcext:value-type="string">
            <text:p>CHF</text:p>
          </table:table-cell>
          <table:table-cell table:formula="of:=GAMMAINV(RAND();2;2)" office:value-type="float" office:value="2.73073585591959" calcext:value-type="float">
            <text:p>2.7307358559</text:p>
          </table:table-cell>
        </table:table-row>
        <table:table-row table:style-name="ro1">
          <table:table-cell table:formula="of:=INDEX(BeginISIN;[Data.C68])&amp;COUNTA([.$A$2:.A68])" office:value-type="string" office:string-value="CH67" calcext:value-type="string">
            <text:p>CH67</text:p>
          </table:table-cell>
          <table:table-cell table:formula="of:=NORMINV(RAND();1;0.01)" office:value-type="float" office:value="0.992459546096709" calcext:value-type="float">
            <text:p>0.9924595461</text:p>
          </table:table-cell>
          <table:table-cell table:formula="of:=INDEX(Currencies;[Data.C68])" office:value-type="string" office:string-value="CHF" calcext:value-type="string">
            <text:p>CHF</text:p>
          </table:table-cell>
          <table:table-cell table:formula="of:=GAMMAINV(RAND();2;2)" office:value-type="float" office:value="6.66597159644636" calcext:value-type="float">
            <text:p>6.6659715964</text:p>
          </table:table-cell>
        </table:table-row>
        <table:table-row table:style-name="ro1">
          <table:table-cell table:formula="of:=INDEX(BeginISIN;[Data.C69])&amp;COUNTA([.$A$2:.A69])" office:value-type="string" office:string-value="US68" calcext:value-type="string">
            <text:p>US68</text:p>
          </table:table-cell>
          <table:table-cell table:formula="of:=NORMINV(RAND();1;0.01)" office:value-type="float" office:value="1.00453148750002" calcext:value-type="float">
            <text:p>1.0045314875</text:p>
          </table:table-cell>
          <table:table-cell table:formula="of:=INDEX(Currencies;[Data.C69])" office:value-type="string" office:string-value="USD" calcext:value-type="string">
            <text:p>USD</text:p>
          </table:table-cell>
          <table:table-cell table:formula="of:=GAMMAINV(RAND();2;2)" office:value-type="float" office:value="4.62818940527862" calcext:value-type="float">
            <text:p>4.6281894053</text:p>
          </table:table-cell>
        </table:table-row>
        <table:table-row table:style-name="ro1">
          <table:table-cell table:formula="of:=INDEX(BeginISIN;[Data.C70])&amp;COUNTA([.$A$2:.A70])" office:value-type="string" office:string-value="FR69" calcext:value-type="string">
            <text:p>FR69</text:p>
          </table:table-cell>
          <table:table-cell table:formula="of:=NORMINV(RAND();1;0.01)" office:value-type="float" office:value="0.989391886413485" calcext:value-type="float">
            <text:p>0.9893918864</text:p>
          </table:table-cell>
          <table:table-cell table:formula="of:=INDEX(Currencies;[Data.C70])" office:value-type="string" office:string-value="EUR" calcext:value-type="string">
            <text:p>EUR</text:p>
          </table:table-cell>
          <table:table-cell table:formula="of:=GAMMAINV(RAND();2;2)" office:value-type="float" office:value="7.33759534346667" calcext:value-type="float">
            <text:p>7.3375953435</text:p>
          </table:table-cell>
        </table:table-row>
        <table:table-row table:style-name="ro1">
          <table:table-cell table:formula="of:=INDEX(BeginISIN;[Data.C71])&amp;COUNTA([.$A$2:.A71])" office:value-type="string" office:string-value="CH70" calcext:value-type="string">
            <text:p>CH70</text:p>
          </table:table-cell>
          <table:table-cell table:formula="of:=NORMINV(RAND();1;0.01)" office:value-type="float" office:value="0.991619417966393" calcext:value-type="float">
            <text:p>0.991619418</text:p>
          </table:table-cell>
          <table:table-cell table:formula="of:=INDEX(Currencies;[Data.C71])" office:value-type="string" office:string-value="CHF" calcext:value-type="string">
            <text:p>CHF</text:p>
          </table:table-cell>
          <table:table-cell table:formula="of:=GAMMAINV(RAND();2;2)" office:value-type="float" office:value="6.54429017502388" calcext:value-type="float">
            <text:p>6.544290175</text:p>
          </table:table-cell>
        </table:table-row>
        <table:table-row table:style-name="ro1">
          <table:table-cell table:formula="of:=INDEX(BeginISIN;[Data.C72])&amp;COUNTA([.$A$2:.A72])" office:value-type="string" office:string-value="CH71" calcext:value-type="string">
            <text:p>CH71</text:p>
          </table:table-cell>
          <table:table-cell table:formula="of:=NORMINV(RAND();1;0.01)" office:value-type="float" office:value="0.991217916744924" calcext:value-type="float">
            <text:p>0.9912179167</text:p>
          </table:table-cell>
          <table:table-cell table:formula="of:=INDEX(Currencies;[Data.C72])" office:value-type="string" office:string-value="CHF" calcext:value-type="string">
            <text:p>CHF</text:p>
          </table:table-cell>
          <table:table-cell table:formula="of:=GAMMAINV(RAND();2;2)" office:value-type="float" office:value="7.51000972844999" calcext:value-type="float">
            <text:p>7.5100097284</text:p>
          </table:table-cell>
        </table:table-row>
        <table:table-row table:style-name="ro1">
          <table:table-cell table:formula="of:=INDEX(BeginISIN;[Data.C73])&amp;COUNTA([.$A$2:.A73])" office:value-type="string" office:string-value="CH72" calcext:value-type="string">
            <text:p>CH72</text:p>
          </table:table-cell>
          <table:table-cell table:formula="of:=NORMINV(RAND();1;0.01)" office:value-type="float" office:value="0.981947163309727" calcext:value-type="float">
            <text:p>0.9819471633</text:p>
          </table:table-cell>
          <table:table-cell table:formula="of:=INDEX(Currencies;[Data.C73])" office:value-type="string" office:string-value="CHF" calcext:value-type="string">
            <text:p>CHF</text:p>
          </table:table-cell>
          <table:table-cell table:formula="of:=GAMMAINV(RAND();2;2)" office:value-type="float" office:value="7.22843895637469" calcext:value-type="float">
            <text:p>7.2284389564</text:p>
          </table:table-cell>
        </table:table-row>
        <table:table-row table:style-name="ro1">
          <table:table-cell table:formula="of:=INDEX(BeginISIN;[Data.C74])&amp;COUNTA([.$A$2:.A74])" office:value-type="string" office:string-value="FR73" calcext:value-type="string">
            <text:p>FR73</text:p>
          </table:table-cell>
          <table:table-cell table:formula="of:=NORMINV(RAND();1;0.01)" office:value-type="float" office:value="0.995008561013704" calcext:value-type="float">
            <text:p>0.995008561</text:p>
          </table:table-cell>
          <table:table-cell table:formula="of:=INDEX(Currencies;[Data.C74])" office:value-type="string" office:string-value="EUR" calcext:value-type="string">
            <text:p>EUR</text:p>
          </table:table-cell>
          <table:table-cell table:formula="of:=GAMMAINV(RAND();2;2)" office:value-type="float" office:value="8.64331143770067" calcext:value-type="float">
            <text:p>8.6433114377</text:p>
          </table:table-cell>
        </table:table-row>
        <table:table-row table:style-name="ro1">
          <table:table-cell table:formula="of:=INDEX(BeginISIN;[Data.C75])&amp;COUNTA([.$A$2:.A75])" office:value-type="string" office:string-value="FR74" calcext:value-type="string">
            <text:p>FR74</text:p>
          </table:table-cell>
          <table:table-cell table:formula="of:=NORMINV(RAND();1;0.01)" office:value-type="float" office:value="1.00420882239248" calcext:value-type="float">
            <text:p>1.0042088224</text:p>
          </table:table-cell>
          <table:table-cell table:formula="of:=INDEX(Currencies;[Data.C75])" office:value-type="string" office:string-value="EUR" calcext:value-type="string">
            <text:p>EUR</text:p>
          </table:table-cell>
          <table:table-cell table:formula="of:=GAMMAINV(RAND();2;2)" office:value-type="float" office:value="1.57306318680836" calcext:value-type="float">
            <text:p>1.5730631868</text:p>
          </table:table-cell>
        </table:table-row>
        <table:table-row table:style-name="ro1">
          <table:table-cell table:formula="of:=INDEX(BeginISIN;[Data.C76])&amp;COUNTA([.$A$2:.A76])" office:value-type="string" office:string-value="US75" calcext:value-type="string">
            <text:p>US75</text:p>
          </table:table-cell>
          <table:table-cell table:formula="of:=NORMINV(RAND();1;0.01)" office:value-type="float" office:value="0.991802169278308" calcext:value-type="float">
            <text:p>0.9918021693</text:p>
          </table:table-cell>
          <table:table-cell table:formula="of:=INDEX(Currencies;[Data.C76])" office:value-type="string" office:string-value="USD" calcext:value-type="string">
            <text:p>USD</text:p>
          </table:table-cell>
          <table:table-cell table:formula="of:=GAMMAINV(RAND();2;2)" office:value-type="float" office:value="1.99273912570416" calcext:value-type="float">
            <text:p>1.9927391257</text:p>
          </table:table-cell>
        </table:table-row>
        <table:table-row table:style-name="ro1">
          <table:table-cell table:formula="of:=INDEX(BeginISIN;[Data.C77])&amp;COUNTA([.$A$2:.A77])" office:value-type="string" office:string-value="US76" calcext:value-type="string">
            <text:p>US76</text:p>
          </table:table-cell>
          <table:table-cell table:formula="of:=NORMINV(RAND();1;0.01)" office:value-type="float" office:value="0.990630902451596" calcext:value-type="float">
            <text:p>0.9906309025</text:p>
          </table:table-cell>
          <table:table-cell table:formula="of:=INDEX(Currencies;[Data.C77])" office:value-type="string" office:string-value="USD" calcext:value-type="string">
            <text:p>USD</text:p>
          </table:table-cell>
          <table:table-cell table:formula="of:=GAMMAINV(RAND();2;2)" office:value-type="float" office:value="3.7594087796676" calcext:value-type="float">
            <text:p>3.7594087797</text:p>
          </table:table-cell>
        </table:table-row>
        <table:table-row table:style-name="ro1">
          <table:table-cell table:formula="of:=INDEX(BeginISIN;[Data.C78])&amp;COUNTA([.$A$2:.A78])" office:value-type="string" office:string-value="CH77" calcext:value-type="string">
            <text:p>CH77</text:p>
          </table:table-cell>
          <table:table-cell table:formula="of:=NORMINV(RAND();1;0.01)" office:value-type="float" office:value="1.00520111892788" calcext:value-type="float">
            <text:p>1.0052011189</text:p>
          </table:table-cell>
          <table:table-cell table:formula="of:=INDEX(Currencies;[Data.C78])" office:value-type="string" office:string-value="CHF" calcext:value-type="string">
            <text:p>CHF</text:p>
          </table:table-cell>
          <table:table-cell table:formula="of:=GAMMAINV(RAND();2;2)" office:value-type="float" office:value="2.28631633783983" calcext:value-type="float">
            <text:p>2.2863163378</text:p>
          </table:table-cell>
        </table:table-row>
        <table:table-row table:style-name="ro1">
          <table:table-cell table:formula="of:=INDEX(BeginISIN;[Data.C79])&amp;COUNTA([.$A$2:.A79])" office:value-type="string" office:string-value="CH78" calcext:value-type="string">
            <text:p>CH78</text:p>
          </table:table-cell>
          <table:table-cell table:formula="of:=NORMINV(RAND();1;0.01)" office:value-type="float" office:value="0.979023174300903" calcext:value-type="float">
            <text:p>0.9790231743</text:p>
          </table:table-cell>
          <table:table-cell table:formula="of:=INDEX(Currencies;[Data.C79])" office:value-type="string" office:string-value="CHF" calcext:value-type="string">
            <text:p>CHF</text:p>
          </table:table-cell>
          <table:table-cell table:formula="of:=GAMMAINV(RAND();2;2)" office:value-type="float" office:value="2.42850856363378" calcext:value-type="float">
            <text:p>2.4285085636</text:p>
          </table:table-cell>
        </table:table-row>
        <table:table-row table:style-name="ro1">
          <table:table-cell table:formula="of:=INDEX(BeginISIN;[Data.C80])&amp;COUNTA([.$A$2:.A80])" office:value-type="string" office:string-value="US79" calcext:value-type="string">
            <text:p>US79</text:p>
          </table:table-cell>
          <table:table-cell table:formula="of:=NORMINV(RAND();1;0.01)" office:value-type="float" office:value="0.994882268189957" calcext:value-type="float">
            <text:p>0.9948822682</text:p>
          </table:table-cell>
          <table:table-cell table:formula="of:=INDEX(Currencies;[Data.C80])" office:value-type="string" office:string-value="USD" calcext:value-type="string">
            <text:p>USD</text:p>
          </table:table-cell>
          <table:table-cell table:formula="of:=GAMMAINV(RAND();2;2)" office:value-type="float" office:value="1.00837239875642" calcext:value-type="float">
            <text:p>1.0083723988</text:p>
          </table:table-cell>
        </table:table-row>
        <table:table-row table:style-name="ro1">
          <table:table-cell table:formula="of:=INDEX(BeginISIN;[Data.C81])&amp;COUNTA([.$A$2:.A81])" office:value-type="string" office:string-value="FR80" calcext:value-type="string">
            <text:p>FR80</text:p>
          </table:table-cell>
          <table:table-cell table:formula="of:=NORMINV(RAND();1;0.01)" office:value-type="float" office:value="0.992067901805756" calcext:value-type="float">
            <text:p>0.9920679018</text:p>
          </table:table-cell>
          <table:table-cell table:formula="of:=INDEX(Currencies;[Data.C81])" office:value-type="string" office:string-value="EUR" calcext:value-type="string">
            <text:p>EUR</text:p>
          </table:table-cell>
          <table:table-cell table:formula="of:=GAMMAINV(RAND();2;2)" office:value-type="float" office:value="3.34977325074709" calcext:value-type="float">
            <text:p>3.3497732507</text:p>
          </table:table-cell>
        </table:table-row>
        <table:table-row table:style-name="ro1">
          <table:table-cell table:formula="of:=INDEX(BeginISIN;[Data.C82])&amp;COUNTA([.$A$2:.A82])" office:value-type="string" office:string-value="US81" calcext:value-type="string">
            <text:p>US81</text:p>
          </table:table-cell>
          <table:table-cell table:formula="of:=NORMINV(RAND();1;0.01)" office:value-type="float" office:value="1.00404748693762" calcext:value-type="float">
            <text:p>1.0040474869</text:p>
          </table:table-cell>
          <table:table-cell table:formula="of:=INDEX(Currencies;[Data.C82])" office:value-type="string" office:string-value="USD" calcext:value-type="string">
            <text:p>USD</text:p>
          </table:table-cell>
          <table:table-cell table:formula="of:=GAMMAINV(RAND();2;2)" office:value-type="float" office:value="3.90941594148282" calcext:value-type="float">
            <text:p>3.9094159415</text:p>
          </table:table-cell>
        </table:table-row>
        <table:table-row table:style-name="ro1">
          <table:table-cell table:formula="of:=INDEX(BeginISIN;[Data.C83])&amp;COUNTA([.$A$2:.A83])" office:value-type="string" office:string-value="US82" calcext:value-type="string">
            <text:p>US82</text:p>
          </table:table-cell>
          <table:table-cell table:formula="of:=NORMINV(RAND();1;0.01)" office:value-type="float" office:value="1.02287935768119" calcext:value-type="float">
            <text:p>1.0228793577</text:p>
          </table:table-cell>
          <table:table-cell table:formula="of:=INDEX(Currencies;[Data.C83])" office:value-type="string" office:string-value="USD" calcext:value-type="string">
            <text:p>USD</text:p>
          </table:table-cell>
          <table:table-cell table:formula="of:=GAMMAINV(RAND();2;2)" office:value-type="float" office:value="6.15679268599879" calcext:value-type="float">
            <text:p>6.156792686</text:p>
          </table:table-cell>
        </table:table-row>
        <table:table-row table:style-name="ro1">
          <table:table-cell table:formula="of:=INDEX(BeginISIN;[Data.C84])&amp;COUNTA([.$A$2:.A84])" office:value-type="string" office:string-value="CH83" calcext:value-type="string">
            <text:p>CH83</text:p>
          </table:table-cell>
          <table:table-cell table:formula="of:=NORMINV(RAND();1;0.01)" office:value-type="float" office:value="1.00274935681317" calcext:value-type="float">
            <text:p>1.0027493568</text:p>
          </table:table-cell>
          <table:table-cell table:formula="of:=INDEX(Currencies;[Data.C84])" office:value-type="string" office:string-value="CHF" calcext:value-type="string">
            <text:p>CHF</text:p>
          </table:table-cell>
          <table:table-cell table:formula="of:=GAMMAINV(RAND();2;2)" office:value-type="float" office:value="1.30047840833179" calcext:value-type="float">
            <text:p>1.3004784083</text:p>
          </table:table-cell>
        </table:table-row>
        <table:table-row table:style-name="ro1">
          <table:table-cell table:formula="of:=INDEX(BeginISIN;[Data.C85])&amp;COUNTA([.$A$2:.A85])" office:value-type="string" office:string-value="US84" calcext:value-type="string">
            <text:p>US84</text:p>
          </table:table-cell>
          <table:table-cell table:formula="of:=NORMINV(RAND();1;0.01)" office:value-type="float" office:value="0.995214626378781" calcext:value-type="float">
            <text:p>0.9952146264</text:p>
          </table:table-cell>
          <table:table-cell table:formula="of:=INDEX(Currencies;[Data.C85])" office:value-type="string" office:string-value="USD" calcext:value-type="string">
            <text:p>USD</text:p>
          </table:table-cell>
          <table:table-cell table:formula="of:=GAMMAINV(RAND();2;2)" office:value-type="float" office:value="0.717542030234895" calcext:value-type="float">
            <text:p>0.7175420302</text:p>
          </table:table-cell>
        </table:table-row>
        <table:table-row table:style-name="ro1">
          <table:table-cell table:formula="of:=INDEX(BeginISIN;[Data.C86])&amp;COUNTA([.$A$2:.A86])" office:value-type="string" office:string-value="FR85" calcext:value-type="string">
            <text:p>FR85</text:p>
          </table:table-cell>
          <table:table-cell table:formula="of:=NORMINV(RAND();1;0.01)" office:value-type="float" office:value="1.0005743434747" calcext:value-type="float">
            <text:p>1.0005743435</text:p>
          </table:table-cell>
          <table:table-cell table:formula="of:=INDEX(Currencies;[Data.C86])" office:value-type="string" office:string-value="EUR" calcext:value-type="string">
            <text:p>EUR</text:p>
          </table:table-cell>
          <table:table-cell table:formula="of:=GAMMAINV(RAND();2;2)" office:value-type="float" office:value="4.01791911755848" calcext:value-type="float">
            <text:p>4.0179191176</text:p>
          </table:table-cell>
        </table:table-row>
        <table:table-row table:style-name="ro1">
          <table:table-cell table:formula="of:=INDEX(BeginISIN;[Data.C87])&amp;COUNTA([.$A$2:.A87])" office:value-type="string" office:string-value="US86" calcext:value-type="string">
            <text:p>US86</text:p>
          </table:table-cell>
          <table:table-cell table:formula="of:=NORMINV(RAND();1;0.01)" office:value-type="float" office:value="1.01170468873997" calcext:value-type="float">
            <text:p>1.0117046887</text:p>
          </table:table-cell>
          <table:table-cell table:formula="of:=INDEX(Currencies;[Data.C87])" office:value-type="string" office:string-value="USD" calcext:value-type="string">
            <text:p>USD</text:p>
          </table:table-cell>
          <table:table-cell table:formula="of:=GAMMAINV(RAND();2;2)" office:value-type="float" office:value="0.31890966784653" calcext:value-type="float">
            <text:p>0.3189096678</text:p>
          </table:table-cell>
        </table:table-row>
        <table:table-row table:style-name="ro1">
          <table:table-cell table:formula="of:=INDEX(BeginISIN;[Data.C88])&amp;COUNTA([.$A$2:.A88])" office:value-type="string" office:string-value="US87" calcext:value-type="string">
            <text:p>US87</text:p>
          </table:table-cell>
          <table:table-cell table:formula="of:=NORMINV(RAND();1;0.01)" office:value-type="float" office:value="0.997497168144067" calcext:value-type="float">
            <text:p>0.9974971681</text:p>
          </table:table-cell>
          <table:table-cell table:formula="of:=INDEX(Currencies;[Data.C88])" office:value-type="string" office:string-value="USD" calcext:value-type="string">
            <text:p>USD</text:p>
          </table:table-cell>
          <table:table-cell table:formula="of:=GAMMAINV(RAND();2;2)" office:value-type="float" office:value="4.79741323377936" calcext:value-type="float">
            <text:p>4.7974132338</text:p>
          </table:table-cell>
        </table:table-row>
        <table:table-row table:style-name="ro1">
          <table:table-cell table:formula="of:=INDEX(BeginISIN;[Data.C89])&amp;COUNTA([.$A$2:.A89])" office:value-type="string" office:string-value="CH88" calcext:value-type="string">
            <text:p>CH88</text:p>
          </table:table-cell>
          <table:table-cell table:formula="of:=NORMINV(RAND();1;0.01)" office:value-type="float" office:value="1.00208406582769" calcext:value-type="float">
            <text:p>1.0020840658</text:p>
          </table:table-cell>
          <table:table-cell table:formula="of:=INDEX(Currencies;[Data.C89])" office:value-type="string" office:string-value="CHF" calcext:value-type="string">
            <text:p>CHF</text:p>
          </table:table-cell>
          <table:table-cell table:formula="of:=GAMMAINV(RAND();2;2)" office:value-type="float" office:value="3.64477710160883" calcext:value-type="float">
            <text:p>3.6447771016</text:p>
          </table:table-cell>
        </table:table-row>
        <table:table-row table:style-name="ro1">
          <table:table-cell table:formula="of:=INDEX(BeginISIN;[Data.C90])&amp;COUNTA([.$A$2:.A90])" office:value-type="string" office:string-value="FR89" calcext:value-type="string">
            <text:p>FR89</text:p>
          </table:table-cell>
          <table:table-cell table:formula="of:=NORMINV(RAND();1;0.01)" office:value-type="float" office:value="1.01230110910152" calcext:value-type="float">
            <text:p>1.0123011091</text:p>
          </table:table-cell>
          <table:table-cell table:formula="of:=INDEX(Currencies;[Data.C90])" office:value-type="string" office:string-value="EUR" calcext:value-type="string">
            <text:p>EUR</text:p>
          </table:table-cell>
          <table:table-cell table:formula="of:=GAMMAINV(RAND();2;2)" office:value-type="float" office:value="5.36347333171455" calcext:value-type="float">
            <text:p>5.3634733317</text:p>
          </table:table-cell>
        </table:table-row>
        <table:table-row table:style-name="ro1">
          <table:table-cell table:formula="of:=INDEX(BeginISIN;[Data.C91])&amp;COUNTA([.$A$2:.A91])" office:value-type="string" office:string-value="FR90" calcext:value-type="string">
            <text:p>FR90</text:p>
          </table:table-cell>
          <table:table-cell table:formula="of:=NORMINV(RAND();1;0.01)" office:value-type="float" office:value="1.00372468308161" calcext:value-type="float">
            <text:p>1.0037246831</text:p>
          </table:table-cell>
          <table:table-cell table:formula="of:=INDEX(Currencies;[Data.C91])" office:value-type="string" office:string-value="EUR" calcext:value-type="string">
            <text:p>EUR</text:p>
          </table:table-cell>
          <table:table-cell table:formula="of:=GAMMAINV(RAND();2;2)" office:value-type="float" office:value="1.2463740127903" calcext:value-type="float">
            <text:p>1.2463740128</text:p>
          </table:table-cell>
        </table:table-row>
        <table:table-row table:style-name="ro1">
          <table:table-cell table:formula="of:=INDEX(BeginISIN;[Data.C92])&amp;COUNTA([.$A$2:.A92])" office:value-type="string" office:string-value="CH91" calcext:value-type="string">
            <text:p>CH91</text:p>
          </table:table-cell>
          <table:table-cell table:formula="of:=NORMINV(RAND();1;0.01)" office:value-type="float" office:value="1.00346380093464" calcext:value-type="float">
            <text:p>1.0034638009</text:p>
          </table:table-cell>
          <table:table-cell table:formula="of:=INDEX(Currencies;[Data.C92])" office:value-type="string" office:string-value="CHF" calcext:value-type="string">
            <text:p>CHF</text:p>
          </table:table-cell>
          <table:table-cell table:formula="of:=GAMMAINV(RAND();2;2)" office:value-type="float" office:value="2.05754840448273" calcext:value-type="float">
            <text:p>2.0575484045</text:p>
          </table:table-cell>
        </table:table-row>
        <table:table-row table:style-name="ro1">
          <table:table-cell table:formula="of:=INDEX(BeginISIN;[Data.C93])&amp;COUNTA([.$A$2:.A93])" office:value-type="string" office:string-value="FR92" calcext:value-type="string">
            <text:p>FR92</text:p>
          </table:table-cell>
          <table:table-cell table:formula="of:=NORMINV(RAND();1;0.01)" office:value-type="float" office:value="0.9837008582949" calcext:value-type="float">
            <text:p>0.9837008583</text:p>
          </table:table-cell>
          <table:table-cell table:formula="of:=INDEX(Currencies;[Data.C93])" office:value-type="string" office:string-value="EUR" calcext:value-type="string">
            <text:p>EUR</text:p>
          </table:table-cell>
          <table:table-cell table:formula="of:=GAMMAINV(RAND();2;2)" office:value-type="float" office:value="1.38974711617468" calcext:value-type="float">
            <text:p>1.3897471162</text:p>
          </table:table-cell>
        </table:table-row>
        <table:table-row table:style-name="ro1">
          <table:table-cell table:formula="of:=INDEX(BeginISIN;[Data.C94])&amp;COUNTA([.$A$2:.A94])" office:value-type="string" office:string-value="FR93" calcext:value-type="string">
            <text:p>FR93</text:p>
          </table:table-cell>
          <table:table-cell table:formula="of:=NORMINV(RAND();1;0.01)" office:value-type="float" office:value="0.987653928368412" calcext:value-type="float">
            <text:p>0.9876539284</text:p>
          </table:table-cell>
          <table:table-cell table:formula="of:=INDEX(Currencies;[Data.C94])" office:value-type="string" office:string-value="EUR" calcext:value-type="string">
            <text:p>EUR</text:p>
          </table:table-cell>
          <table:table-cell table:formula="of:=GAMMAINV(RAND();2;2)" office:value-type="float" office:value="0.512685242032143" calcext:value-type="float">
            <text:p>0.512685242</text:p>
          </table:table-cell>
        </table:table-row>
        <table:table-row table:style-name="ro1">
          <table:table-cell table:formula="of:=INDEX(BeginISIN;[Data.C95])&amp;COUNTA([.$A$2:.A95])" office:value-type="string" office:string-value="US94" calcext:value-type="string">
            <text:p>US94</text:p>
          </table:table-cell>
          <table:table-cell table:formula="of:=NORMINV(RAND();1;0.01)" office:value-type="float" office:value="1.0146089235301" calcext:value-type="float">
            <text:p>1.0146089235</text:p>
          </table:table-cell>
          <table:table-cell table:formula="of:=INDEX(Currencies;[Data.C95])" office:value-type="string" office:string-value="USD" calcext:value-type="string">
            <text:p>USD</text:p>
          </table:table-cell>
          <table:table-cell table:formula="of:=GAMMAINV(RAND();2;2)" office:value-type="float" office:value="3.45869313837161" calcext:value-type="float">
            <text:p>3.4586931384</text:p>
          </table:table-cell>
        </table:table-row>
        <table:table-row table:style-name="ro1">
          <table:table-cell table:formula="of:=INDEX(BeginISIN;[Data.C96])&amp;COUNTA([.$A$2:.A96])" office:value-type="string" office:string-value="CH95" calcext:value-type="string">
            <text:p>CH95</text:p>
          </table:table-cell>
          <table:table-cell table:formula="of:=NORMINV(RAND();1;0.01)" office:value-type="float" office:value="1.01304279627528" calcext:value-type="float">
            <text:p>1.0130427963</text:p>
          </table:table-cell>
          <table:table-cell table:formula="of:=INDEX(Currencies;[Data.C96])" office:value-type="string" office:string-value="CHF" calcext:value-type="string">
            <text:p>CHF</text:p>
          </table:table-cell>
          <table:table-cell table:formula="of:=GAMMAINV(RAND();2;2)" office:value-type="float" office:value="3.41440674245282" calcext:value-type="float">
            <text:p>3.4144067425</text:p>
          </table:table-cell>
        </table:table-row>
        <table:table-row table:style-name="ro1">
          <table:table-cell table:formula="of:=INDEX(BeginISIN;[Data.C97])&amp;COUNTA([.$A$2:.A97])" office:value-type="string" office:string-value="CH96" calcext:value-type="string">
            <text:p>CH96</text:p>
          </table:table-cell>
          <table:table-cell table:formula="of:=NORMINV(RAND();1;0.01)" office:value-type="float" office:value="1.00269058912317" calcext:value-type="float">
            <text:p>1.0026905891</text:p>
          </table:table-cell>
          <table:table-cell table:formula="of:=INDEX(Currencies;[Data.C97])" office:value-type="string" office:string-value="CHF" calcext:value-type="string">
            <text:p>CHF</text:p>
          </table:table-cell>
          <table:table-cell table:formula="of:=GAMMAINV(RAND();2;2)" office:value-type="float" office:value="4.1836698985956" calcext:value-type="float">
            <text:p>4.1836698986</text:p>
          </table:table-cell>
        </table:table-row>
        <table:table-row table:style-name="ro1">
          <table:table-cell table:formula="of:=INDEX(BeginISIN;[Data.C98])&amp;COUNTA([.$A$2:.A98])" office:value-type="string" office:string-value="FR97" calcext:value-type="string">
            <text:p>FR97</text:p>
          </table:table-cell>
          <table:table-cell table:formula="of:=NORMINV(RAND();1;0.01)" office:value-type="float" office:value="0.981723174438842" calcext:value-type="float">
            <text:p>0.9817231744</text:p>
          </table:table-cell>
          <table:table-cell table:formula="of:=INDEX(Currencies;[Data.C98])" office:value-type="string" office:string-value="EUR" calcext:value-type="string">
            <text:p>EUR</text:p>
          </table:table-cell>
          <table:table-cell table:formula="of:=GAMMAINV(RAND();2;2)" office:value-type="float" office:value="4.91663528647811" calcext:value-type="float">
            <text:p>4.9166352865</text:p>
          </table:table-cell>
        </table:table-row>
        <table:table-row table:style-name="ro1">
          <table:table-cell table:formula="of:=INDEX(BeginISIN;[Data.C99])&amp;COUNTA([.$A$2:.A99])" office:value-type="string" office:string-value="US98" calcext:value-type="string">
            <text:p>US98</text:p>
          </table:table-cell>
          <table:table-cell table:formula="of:=NORMINV(RAND();1;0.01)" office:value-type="float" office:value="0.99876898327258" calcext:value-type="float">
            <text:p>0.9987689833</text:p>
          </table:table-cell>
          <table:table-cell table:formula="of:=INDEX(Currencies;[Data.C99])" office:value-type="string" office:string-value="USD" calcext:value-type="string">
            <text:p>USD</text:p>
          </table:table-cell>
          <table:table-cell table:formula="of:=GAMMAINV(RAND();2;2)" office:value-type="float" office:value="0.101960929525219" calcext:value-type="float">
            <text:p>0.1019609295</text:p>
          </table:table-cell>
        </table:table-row>
        <table:table-row table:style-name="ro1">
          <table:table-cell table:formula="of:=INDEX(BeginISIN;[Data.C100])&amp;COUNTA([.$A$2:.A100])" office:value-type="string" office:string-value="FR99" calcext:value-type="string">
            <text:p>FR99</text:p>
          </table:table-cell>
          <table:table-cell table:formula="of:=NORMINV(RAND();1;0.01)" office:value-type="float" office:value="0.980092338237383" calcext:value-type="float">
            <text:p>0.9800923382</text:p>
          </table:table-cell>
          <table:table-cell table:formula="of:=INDEX(Currencies;[Data.C100])" office:value-type="string" office:string-value="EUR" calcext:value-type="string">
            <text:p>EUR</text:p>
          </table:table-cell>
          <table:table-cell table:formula="of:=GAMMAINV(RAND();2;2)" office:value-type="float" office:value="1.70042869178256" calcext:value-type="float">
            <text:p>1.7004286918</text:p>
          </table:table-cell>
        </table:table-row>
        <table:table-row table:style-name="ro1">
          <table:table-cell table:formula="of:=INDEX(BeginISIN;[Data.C101])&amp;COUNTA([.$A$2:.A101])" office:value-type="string" office:string-value="FR100" calcext:value-type="string">
            <text:p>FR100</text:p>
          </table:table-cell>
          <table:table-cell table:formula="of:=NORMINV(RAND();1;0.01)" office:value-type="float" office:value="1.00800536175891" calcext:value-type="float">
            <text:p>1.0080053618</text:p>
          </table:table-cell>
          <table:table-cell table:formula="of:=INDEX(Currencies;[Data.C101])" office:value-type="string" office:string-value="EUR" calcext:value-type="string">
            <text:p>EUR</text:p>
          </table:table-cell>
          <table:table-cell table:formula="of:=GAMMAINV(RAND();2;2)" office:value-type="float" office:value="3.13418765883828" calcext:value-type="float">
            <text:p>3.1341876588</text:p>
          </table:table-cell>
        </table:table-row>
      </table:table>
      <table:table table:name="Hold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543669" calcext:value-type="float">
            <text:p>54366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95792" calcext:value-type="float">
            <text:p>957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11877" calcext:value-type="float">
            <text:p>51187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65457" calcext:value-type="float">
            <text:p>4654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62505" calcext:value-type="float">
            <text:p>1625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05608" calcext:value-type="float">
            <text:p>2056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199046" calcext:value-type="float">
            <text:p>1990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39309" calcext:value-type="float">
            <text:p>2393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70487" calcext:value-type="float">
            <text:p>2704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66217" calcext:value-type="float">
            <text:p>2662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49234" calcext:value-type="float">
            <text:p>6492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89000" calcext:value-type="float">
            <text:p>2890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89495" calcext:value-type="float">
            <text:p>1894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85718" calcext:value-type="float">
            <text:p>3857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66876" calcext:value-type="float">
            <text:p>26687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176514" calcext:value-type="float">
            <text:p>11765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588665" calcext:value-type="float">
            <text:p>5886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30261" calcext:value-type="float">
            <text:p>13026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96132" calcext:value-type="float">
            <text:p>1961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87476" calcext:value-type="float">
            <text:p>1874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446089" calcext:value-type="float">
            <text:p>44608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629311" calcext:value-type="float">
            <text:p>6293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20168" calcext:value-type="float">
            <text:p>2201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60925" calcext:value-type="float">
            <text:p>2609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533999" calcext:value-type="float">
            <text:p>53399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50427" calcext:value-type="float">
            <text:p>5042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01709" calcext:value-type="float">
            <text:p>3017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36427" calcext:value-type="float">
            <text:p>2364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9967" calcext:value-type="float">
            <text:p>3996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07351" calcext:value-type="float">
            <text:p>20735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17848" calcext:value-type="float">
            <text:p>3178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443205" calcext:value-type="float">
            <text:p>44320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996736" calcext:value-type="float">
            <text:p>99673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635480" calcext:value-type="float">
            <text:p>63548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348078" calcext:value-type="float">
            <text:p>3480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24693" calcext:value-type="float">
            <text:p>12469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623900" calcext:value-type="float">
            <text:p>62390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806641" calcext:value-type="float">
            <text:p>8066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83030" calcext:value-type="float">
            <text:p>8303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899704" calcext:value-type="float">
            <text:p>89970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813864" calcext:value-type="float">
            <text:p>8138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82066" calcext:value-type="float">
            <text:p>48206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20547" calcext:value-type="float">
            <text:p>2205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72788" calcext:value-type="float">
            <text:p>727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90653" calcext:value-type="float">
            <text:p>39065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43395" calcext:value-type="float">
            <text:p>3433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03316" calcext:value-type="float">
            <text:p>2033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43496" calcext:value-type="float">
            <text:p>34349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92882" calcext:value-type="float">
            <text:p>3928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556193" calcext:value-type="float">
            <text:p>55619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75948" calcext:value-type="float">
            <text:p>759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500546" calcext:value-type="float">
            <text:p>5005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501622" calcext:value-type="float">
            <text:p>50162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63300" calcext:value-type="float">
            <text:p>4633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66786" calcext:value-type="float">
            <text:p>2667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00539" calcext:value-type="float">
            <text:p>40053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80619" calcext:value-type="float">
            <text:p>5806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53620" calcext:value-type="float">
            <text:p>25362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23255" calcext:value-type="float">
            <text:p>2232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34540" calcext:value-type="float">
            <text:p>33454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108206" calcext:value-type="float">
            <text:p>210820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61658" calcext:value-type="float">
            <text:p>6616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13162" calcext:value-type="float">
            <text:p>3131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58690" calcext:value-type="float">
            <text:p>2586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72574" calcext:value-type="float">
            <text:p>3725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779598" calcext:value-type="float">
            <text:p>77959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728681" calcext:value-type="float">
            <text:p>7286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352923" calcext:value-type="float">
            <text:p>3529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635848" calcext:value-type="float">
            <text:p>6358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508687" calcext:value-type="float">
            <text:p>5086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100129" calcext:value-type="float">
            <text:p>10012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401597" calcext:value-type="float">
            <text:p>4015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30055" calcext:value-type="float">
            <text:p>23005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980106" calcext:value-type="float">
            <text:p>9801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17285" calcext:value-type="float">
            <text:p>1172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75167" calcext:value-type="float">
            <text:p>1751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72132" calcext:value-type="float">
            <text:p>1721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534586" calcext:value-type="float">
            <text:p>5345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500440" calcext:value-type="float">
            <text:p>5004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89040" calcext:value-type="float">
            <text:p>890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33664" calcext:value-type="float">
            <text:p>6336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41328" calcext:value-type="float">
            <text:p>4413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631236" calcext:value-type="float">
            <text:p>6312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79782" calcext:value-type="float">
            <text:p>797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49390" calcext:value-type="float">
            <text:p>1493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640674" calcext:value-type="float">
            <text:p>6406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50377" calcext:value-type="float">
            <text:p>15037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565570" calcext:value-type="float">
            <text:p>56557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13738" calcext:value-type="float">
            <text:p>2137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222582" calcext:value-type="float">
            <text:p>12225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45471" calcext:value-type="float">
            <text:p>2454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317590" calcext:value-type="float">
            <text:p>31759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727342" calcext:value-type="float">
            <text:p>72734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368587" calcext:value-type="float">
            <text:p>3685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42975" calcext:value-type="float">
            <text:p>1429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58599" calcext:value-type="float">
            <text:p>5859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74464" calcext:value-type="float">
            <text:p>17446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44195" calcext:value-type="float">
            <text:p>3441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12212" calcext:value-type="float">
            <text:p>11221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518750" calcext:value-type="float">
            <text:p>5187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323604" calcext:value-type="float">
            <text:p>3236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366631" calcext:value-type="float">
            <text:p>3666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23608" calcext:value-type="float">
            <text:p>2236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404567" calcext:value-type="float">
            <text:p>40456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321524" calcext:value-type="float">
            <text:p>3215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96645" calcext:value-type="float">
            <text:p>19664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476163" calcext:value-type="float">
            <text:p>4761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6636" calcext:value-type="float">
            <text:p>566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525273" calcext:value-type="float">
            <text:p>52527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99737" calcext:value-type="float">
            <text:p>3997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982828" calcext:value-type="float">
            <text:p>9828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713334" calcext:value-type="float">
            <text:p>71333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10756" calcext:value-type="float">
            <text:p>2107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19916" calcext:value-type="float">
            <text:p>4199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87632" calcext:value-type="float">
            <text:p>3876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59200" calcext:value-type="float">
            <text:p>5592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86934" calcext:value-type="float">
            <text:p>3869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445900" calcext:value-type="float">
            <text:p>4459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534190" calcext:value-type="float">
            <text:p>5341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11812" calcext:value-type="float">
            <text:p>1118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12036" calcext:value-type="float">
            <text:p>2120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44972" calcext:value-type="float">
            <text:p>1449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75200" calcext:value-type="float">
            <text:p>1752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651638" calcext:value-type="float">
            <text:p>6516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66582" calcext:value-type="float">
            <text:p>2665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94391" calcext:value-type="float">
            <text:p>943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26517" calcext:value-type="float">
            <text:p>6265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688785" calcext:value-type="float">
            <text:p>6887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50843" calcext:value-type="float">
            <text:p>2508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152242" calcext:value-type="float">
            <text:p>1522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20185" calcext:value-type="float">
            <text:p>32018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10841" calcext:value-type="float">
            <text:p>2108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475660" calcext:value-type="float">
            <text:p>4756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27232" calcext:value-type="float">
            <text:p>2272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07159" calcext:value-type="float">
            <text:p>6071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11344" calcext:value-type="float">
            <text:p>2113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07861" calcext:value-type="float">
            <text:p>3078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96826" calcext:value-type="float">
            <text:p>2968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76461" calcext:value-type="float">
            <text:p>27646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738826" calcext:value-type="float">
            <text:p>73882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344255" calcext:value-type="float">
            <text:p>34425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14327" calcext:value-type="float">
            <text:p>2143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34407" calcext:value-type="float">
            <text:p>2344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208025" calcext:value-type="float">
            <text:p>2080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94880" calcext:value-type="float">
            <text:p>29488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849691" calcext:value-type="float">
            <text:p>8496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75557" calcext:value-type="float">
            <text:p>1755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26935" calcext:value-type="float">
            <text:p>3269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312545" calcext:value-type="float">
            <text:p>3125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69034" calcext:value-type="float">
            <text:p>46903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04576" calcext:value-type="float">
            <text:p>2045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6654" calcext:value-type="float">
            <text:p>366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06789" calcext:value-type="float">
            <text:p>2067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81329" calcext:value-type="float">
            <text:p>813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268873" calcext:value-type="float">
            <text:p>26887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43655" calcext:value-type="float">
            <text:p>1436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43150" calcext:value-type="float">
            <text:p>4431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535204" calcext:value-type="float">
            <text:p>53520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242600" calcext:value-type="float">
            <text:p>124260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69108" calcext:value-type="float">
            <text:p>3691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670946" calcext:value-type="float">
            <text:p>67094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44963" calcext:value-type="float">
            <text:p>34496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91583" calcext:value-type="float">
            <text:p>4915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92321" calcext:value-type="float">
            <text:p>2923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81123" calcext:value-type="float">
            <text:p>1811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34130" calcext:value-type="float">
            <text:p>2341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695677" calcext:value-type="float">
            <text:p>6956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53041" calcext:value-type="float">
            <text:p>1530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94614" calcext:value-type="float">
            <text:p>946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000950" calcext:value-type="float">
            <text:p>100095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690428" calcext:value-type="float">
            <text:p>6904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21037" calcext:value-type="float">
            <text:p>4210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08910" calcext:value-type="float">
            <text:p>3089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908071" calcext:value-type="float">
            <text:p>9080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79547" calcext:value-type="float">
            <text:p>7795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79844" calcext:value-type="float">
            <text:p>1798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359226" calcext:value-type="float">
            <text:p>3592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7840" calcext:value-type="float">
            <text:p>278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64621" calcext:value-type="float">
            <text:p>1646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345643" calcext:value-type="float">
            <text:p>3456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06016" calcext:value-type="float">
            <text:p>2060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558595" calcext:value-type="float">
            <text:p>5585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96715" calcext:value-type="float">
            <text:p>4967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464912" calcext:value-type="float">
            <text:p>46491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19614" calcext:value-type="float">
            <text:p>3196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52641" calcext:value-type="float">
            <text:p>526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36047" calcext:value-type="float">
            <text:p>3360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80385" calcext:value-type="float">
            <text:p>803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74132" calcext:value-type="float">
            <text:p>1741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89303" calcext:value-type="float">
            <text:p>1893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223205" calcext:value-type="float">
            <text:p>2232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310633" calcext:value-type="float">
            <text:p>3106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65739" calcext:value-type="float">
            <text:p>6573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32477" calcext:value-type="float">
            <text:p>33247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140504" calcext:value-type="float">
            <text:p>11405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68816" calcext:value-type="float">
            <text:p>1688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29325" calcext:value-type="float">
            <text:p>2293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51959" calcext:value-type="float">
            <text:p>1519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52815" calcext:value-type="float">
            <text:p>35281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358830" calcext:value-type="float">
            <text:p>35883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21873" calcext:value-type="float">
            <text:p>2218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24793" calcext:value-type="float">
            <text:p>3247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25274" calcext:value-type="float">
            <text:p>3252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37572" calcext:value-type="float">
            <text:p>3375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352812" calcext:value-type="float">
            <text:p>3528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19158" calcext:value-type="float">
            <text:p>3191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93891" calcext:value-type="float">
            <text:p>9389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93796" calcext:value-type="float">
            <text:p>1937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419568" calcext:value-type="float">
            <text:p>4195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03636" calcext:value-type="float">
            <text:p>3036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693977" calcext:value-type="float">
            <text:p>6939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59888" calcext:value-type="float">
            <text:p>2598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01784" calcext:value-type="float">
            <text:p>3017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885088" calcext:value-type="float">
            <text:p>8850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538761" calcext:value-type="float">
            <text:p>15387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39126" calcext:value-type="float">
            <text:p>3391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610323" calcext:value-type="float">
            <text:p>6103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546987" calcext:value-type="float">
            <text:p>5469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16023" calcext:value-type="float">
            <text:p>2160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12031" calcext:value-type="float">
            <text:p>3120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57412" calcext:value-type="float">
            <text:p>5574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292332" calcext:value-type="float">
            <text:p>12923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02200" calcext:value-type="float">
            <text:p>2022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70738" calcext:value-type="float">
            <text:p>3707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644670" calcext:value-type="float">
            <text:p>6446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29123" calcext:value-type="float">
            <text:p>3291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625336" calcext:value-type="float">
            <text:p>6253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24608" calcext:value-type="float">
            <text:p>4246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66552" calcext:value-type="float">
            <text:p>665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652433" calcext:value-type="float">
            <text:p>65243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879317" calcext:value-type="float">
            <text:p>87931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87820" calcext:value-type="float">
            <text:p>48782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69841" calcext:value-type="float">
            <text:p>2698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355435" calcext:value-type="float">
            <text:p>13554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01946" calcext:value-type="float">
            <text:p>1019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46277" calcext:value-type="float">
            <text:p>1462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45149" calcext:value-type="float">
            <text:p>451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421058" calcext:value-type="float">
            <text:p>4210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303806" calcext:value-type="float">
            <text:p>3038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583959" calcext:value-type="float">
            <text:p>5839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37976" calcext:value-type="float">
            <text:p>2379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08992" calcext:value-type="float">
            <text:p>5089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733236" calcext:value-type="float">
            <text:p>7332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73840" calcext:value-type="float">
            <text:p>1738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83606" calcext:value-type="float">
            <text:p>1836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659099" calcext:value-type="float">
            <text:p>6590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674595" calcext:value-type="float">
            <text:p>6745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75247" calcext:value-type="float">
            <text:p>2752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983103" calcext:value-type="float">
            <text:p>9831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667062" calcext:value-type="float">
            <text:p>6670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98418" calcext:value-type="float">
            <text:p>1984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42807" calcext:value-type="float">
            <text:p>2428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10355" calcext:value-type="float">
            <text:p>2103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05990" calcext:value-type="float">
            <text:p>10599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355525" calcext:value-type="float">
            <text:p>35552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64653" calcext:value-type="float">
            <text:p>1646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73577" calcext:value-type="float">
            <text:p>735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14960" calcext:value-type="float">
            <text:p>2149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38560" calcext:value-type="float">
            <text:p>5385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24433" calcext:value-type="float">
            <text:p>2244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74975" calcext:value-type="float">
            <text:p>37497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26518" calcext:value-type="float">
            <text:p>32651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745862" calcext:value-type="float">
            <text:p>74586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756925" calcext:value-type="float">
            <text:p>7569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266371" calcext:value-type="float">
            <text:p>2663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21352" calcext:value-type="float">
            <text:p>2213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94106" calcext:value-type="float">
            <text:p>1941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68452" calcext:value-type="float">
            <text:p>26845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22296" calcext:value-type="float">
            <text:p>3222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460922" calcext:value-type="float">
            <text:p>4609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539943" calcext:value-type="float">
            <text:p>5399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00761" calcext:value-type="float">
            <text:p>10076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603293" calcext:value-type="float">
            <text:p>60329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29358" calcext:value-type="float">
            <text:p>2293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435037" calcext:value-type="float">
            <text:p>4350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39735" calcext:value-type="float">
            <text:p>2397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07727" calcext:value-type="float">
            <text:p>2077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51450" calcext:value-type="float">
            <text:p>15145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79502" calcext:value-type="float">
            <text:p>17950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06351" calcext:value-type="float">
            <text:p>10635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486253" calcext:value-type="float">
            <text:p>4862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496476" calcext:value-type="float">
            <text:p>4964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457969" calcext:value-type="float">
            <text:p>4579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44637" calcext:value-type="float">
            <text:p>4446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665544" calcext:value-type="float">
            <text:p>6655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527360" calcext:value-type="float">
            <text:p>5273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847327" calcext:value-type="float">
            <text:p>8473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93522" calcext:value-type="float">
            <text:p>9352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12988" calcext:value-type="float">
            <text:p>3129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674843" calcext:value-type="float">
            <text:p>67484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385532" calcext:value-type="float">
            <text:p>3855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646990" calcext:value-type="float">
            <text:p>64699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66022" calcext:value-type="float">
            <text:p>6602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228860" calcext:value-type="float">
            <text:p>2288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479402" calcext:value-type="float">
            <text:p>4794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87610" calcext:value-type="float">
            <text:p>3876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13529" calcext:value-type="float">
            <text:p>2135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73432" calcext:value-type="float">
            <text:p>734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58166" calcext:value-type="float">
            <text:p>581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90262" calcext:value-type="float">
            <text:p>1902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04112" calcext:value-type="float">
            <text:p>50411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87996" calcext:value-type="float">
            <text:p>879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374126" calcext:value-type="float">
            <text:p>3741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416829" calcext:value-type="float">
            <text:p>4168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72514" calcext:value-type="float">
            <text:p>725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9617" calcext:value-type="float">
            <text:p>296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54182" calcext:value-type="float">
            <text:p>541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87059" calcext:value-type="float">
            <text:p>38705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0307" calcext:value-type="float">
            <text:p>4030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815656" calcext:value-type="float">
            <text:p>8156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771915" calcext:value-type="float">
            <text:p>7719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34670" calcext:value-type="float">
            <text:p>1346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80282" calcext:value-type="float">
            <text:p>802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348032" calcext:value-type="float">
            <text:p>3480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188533" calcext:value-type="float">
            <text:p>1885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85974" calcext:value-type="float">
            <text:p>1859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56297" calcext:value-type="float">
            <text:p>3562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222159" calcext:value-type="float">
            <text:p>12221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43915" calcext:value-type="float">
            <text:p>14391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31360" calcext:value-type="float">
            <text:p>3313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549506" calcext:value-type="float">
            <text:p>54950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14512" calcext:value-type="float">
            <text:p>1145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61914" calcext:value-type="float">
            <text:p>619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64903" calcext:value-type="float">
            <text:p>4649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80991" calcext:value-type="float">
            <text:p>2809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711688" calcext:value-type="float">
            <text:p>7116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97474" calcext:value-type="float">
            <text:p>9747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559379" calcext:value-type="float">
            <text:p>5593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50807" calcext:value-type="float">
            <text:p>2508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77348" calcext:value-type="float">
            <text:p>1773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576708" calcext:value-type="float">
            <text:p>5767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108212" calcext:value-type="float">
            <text:p>11082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39456" calcext:value-type="float">
            <text:p>5394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941849" calcext:value-type="float">
            <text:p>9418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129549" calcext:value-type="float">
            <text:p>11295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62703" calcext:value-type="float">
            <text:p>36270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27624" calcext:value-type="float">
            <text:p>4276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476472" calcext:value-type="float">
            <text:p>47647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25209" calcext:value-type="float">
            <text:p>2252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693817" calcext:value-type="float">
            <text:p>6938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758800" calcext:value-type="float">
            <text:p>7588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70638" calcext:value-type="float">
            <text:p>27063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77645" calcext:value-type="float">
            <text:p>2776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82642" calcext:value-type="float">
            <text:p>826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433707" calcext:value-type="float">
            <text:p>14337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860858" calcext:value-type="float">
            <text:p>8608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316833" calcext:value-type="float">
            <text:p>3168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66665" calcext:value-type="float">
            <text:p>1666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86592" calcext:value-type="float">
            <text:p>2865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20329" calcext:value-type="float">
            <text:p>2203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607646" calcext:value-type="float">
            <text:p>6076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729270" calcext:value-type="float">
            <text:p>7292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30471" calcext:value-type="float">
            <text:p>53047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60240" calcext:value-type="float">
            <text:p>26024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31818" calcext:value-type="float">
            <text:p>2318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91050" calcext:value-type="float">
            <text:p>2910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92868" calcext:value-type="float">
            <text:p>1928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495488" calcext:value-type="float">
            <text:p>4954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72420" calcext:value-type="float">
            <text:p>3724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00999" calcext:value-type="float">
            <text:p>2009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89256" calcext:value-type="float">
            <text:p>18925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01405" calcext:value-type="float">
            <text:p>4014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10334" calcext:value-type="float">
            <text:p>1103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13078" calcext:value-type="float">
            <text:p>3130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210467" calcext:value-type="float">
            <text:p>2104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275727" calcext:value-type="float">
            <text:p>2757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12568" calcext:value-type="float">
            <text:p>21256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781165" calcext:value-type="float">
            <text:p>7811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42906" calcext:value-type="float">
            <text:p>3429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1080736" calcext:value-type="float">
            <text:p>108073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973783" calcext:value-type="float">
            <text:p>9737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88217" calcext:value-type="float">
            <text:p>28821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91019" calcext:value-type="float">
            <text:p>29101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48270" calcext:value-type="float">
            <text:p>1482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25405" calcext:value-type="float">
            <text:p>1254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80438" calcext:value-type="float">
            <text:p>1804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610902" calcext:value-type="float">
            <text:p>6109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853371" calcext:value-type="float">
            <text:p>8533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18757" calcext:value-type="float">
            <text:p>1187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51443" calcext:value-type="float">
            <text:p>2514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10878" calcext:value-type="float">
            <text:p>1108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71907" calcext:value-type="float">
            <text:p>719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963312" calcext:value-type="float">
            <text:p>9633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533767" calcext:value-type="float">
            <text:p>5337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291662" calcext:value-type="float">
            <text:p>2916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44325" calcext:value-type="float">
            <text:p>1443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78350" calcext:value-type="float">
            <text:p>1783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79339" calcext:value-type="float">
            <text:p>37933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14154" calcext:value-type="float">
            <text:p>1141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441250" calcext:value-type="float">
            <text:p>44125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97901" calcext:value-type="float">
            <text:p>3979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84417" calcext:value-type="float">
            <text:p>844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14091" calcext:value-type="float">
            <text:p>1140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16444" calcext:value-type="float">
            <text:p>4164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320759" calcext:value-type="float">
            <text:p>3207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981759" calcext:value-type="float">
            <text:p>9817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531196" calcext:value-type="float">
            <text:p>5311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82499" calcext:value-type="float">
            <text:p>4824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461351" calcext:value-type="float">
            <text:p>4613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86718" calcext:value-type="float">
            <text:p>1867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853179" calcext:value-type="float">
            <text:p>8531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37354" calcext:value-type="float">
            <text:p>2373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18457" calcext:value-type="float">
            <text:p>2184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79508" calcext:value-type="float">
            <text:p>3795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77008" calcext:value-type="float">
            <text:p>1770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39830" calcext:value-type="float">
            <text:p>2398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459677" calcext:value-type="float">
            <text:p>4596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29564" calcext:value-type="float">
            <text:p>2295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655700" calcext:value-type="float">
            <text:p>65570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57662" calcext:value-type="float">
            <text:p>3576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567242" calcext:value-type="float">
            <text:p>5672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516397" calcext:value-type="float">
            <text:p>5163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78479" calcext:value-type="float">
            <text:p>1784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723074" calcext:value-type="float">
            <text:p>7230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502002" calcext:value-type="float">
            <text:p>5020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96022" calcext:value-type="float">
            <text:p>960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85601" calcext:value-type="float">
            <text:p>28560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467428" calcext:value-type="float">
            <text:p>4674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56347" calcext:value-type="float">
            <text:p>563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55132" calcext:value-type="float">
            <text:p>5551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566323" calcext:value-type="float">
            <text:p>5663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620624" calcext:value-type="float">
            <text:p>6206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53752" calcext:value-type="float">
            <text:p>2537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88337" calcext:value-type="float">
            <text:p>2883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94801" calcext:value-type="float">
            <text:p>19480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29796" calcext:value-type="float">
            <text:p>2297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78752" calcext:value-type="float">
            <text:p>3787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750571" calcext:value-type="float">
            <text:p>7505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601101" calcext:value-type="float">
            <text:p>60110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638699" calcext:value-type="float">
            <text:p>6386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59863" calcext:value-type="float">
            <text:p>35986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60749" calcext:value-type="float">
            <text:p>4607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713027" calcext:value-type="float">
            <text:p>7130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865111" calcext:value-type="float">
            <text:p>8651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38371" calcext:value-type="float">
            <text:p>13837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151449" calcext:value-type="float">
            <text:p>11514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8080" calcext:value-type="float">
            <text:p>580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60700" calcext:value-type="float">
            <text:p>4607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92431" calcext:value-type="float">
            <text:p>2924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843601" calcext:value-type="float">
            <text:p>8436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53262" calcext:value-type="float">
            <text:p>25326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914756" calcext:value-type="float">
            <text:p>9147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987382" calcext:value-type="float">
            <text:p>9873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173350" calcext:value-type="float">
            <text:p>1733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29836" calcext:value-type="float">
            <text:p>5298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52640" calcext:value-type="float">
            <text:p>1526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945878" calcext:value-type="float">
            <text:p>9458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552811" calcext:value-type="float">
            <text:p>5528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17292" calcext:value-type="float">
            <text:p>21729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468662" calcext:value-type="float">
            <text:p>4686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84359" calcext:value-type="float">
            <text:p>28435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90208" calcext:value-type="float">
            <text:p>1902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399385" calcext:value-type="float">
            <text:p>3993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50788" calcext:value-type="float">
            <text:p>3507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60193" calcext:value-type="float">
            <text:p>2601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21144" calcext:value-type="float">
            <text:p>2211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315218" calcext:value-type="float">
            <text:p>3152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98916" calcext:value-type="float">
            <text:p>1989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542788" calcext:value-type="float">
            <text:p>5427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21062" calcext:value-type="float">
            <text:p>1210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55852" calcext:value-type="float">
            <text:p>2558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82293" calcext:value-type="float">
            <text:p>1822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75796" calcext:value-type="float">
            <text:p>3757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959125" calcext:value-type="float">
            <text:p>95912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55681" calcext:value-type="float">
            <text:p>3556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84481" calcext:value-type="float">
            <text:p>1844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39202" calcext:value-type="float">
            <text:p>2392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71168" calcext:value-type="float">
            <text:p>4711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041470" calcext:value-type="float">
            <text:p>104147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05875" calcext:value-type="float">
            <text:p>40587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67084" calcext:value-type="float">
            <text:p>16708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64466" calcext:value-type="float">
            <text:p>3644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919443" calcext:value-type="float">
            <text:p>9194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439592" calcext:value-type="float">
            <text:p>4395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87813" calcext:value-type="float">
            <text:p>18781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290942" calcext:value-type="float">
            <text:p>2909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40314" calcext:value-type="float">
            <text:p>5403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37150" calcext:value-type="float">
            <text:p>5371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34052" calcext:value-type="float">
            <text:p>4340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57483" calcext:value-type="float">
            <text:p>2574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696498" calcext:value-type="float">
            <text:p>6964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21476" calcext:value-type="float">
            <text:p>5214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53415" calcext:value-type="float">
            <text:p>25341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95517" calcext:value-type="float">
            <text:p>29551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356045" calcext:value-type="float">
            <text:p>135604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65001" calcext:value-type="float">
            <text:p>2650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94026" calcext:value-type="float">
            <text:p>2940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05494" calcext:value-type="float">
            <text:p>1054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66438" calcext:value-type="float">
            <text:p>4664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084384" calcext:value-type="float">
            <text:p>10843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25184" calcext:value-type="float">
            <text:p>1251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56590" calcext:value-type="float">
            <text:p>1565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56142" calcext:value-type="float">
            <text:p>2561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09827" calcext:value-type="float">
            <text:p>30982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99138" calcext:value-type="float">
            <text:p>29913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494457" calcext:value-type="float">
            <text:p>4944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55325" calcext:value-type="float">
            <text:p>2553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646883" calcext:value-type="float">
            <text:p>6468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98292" calcext:value-type="float">
            <text:p>29829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56874" calcext:value-type="float">
            <text:p>35687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1588412" calcext:value-type="float">
            <text:p>15884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89258" calcext:value-type="float">
            <text:p>1892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67175" calcext:value-type="float">
            <text:p>16717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70283" calcext:value-type="float">
            <text:p>1702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82147" calcext:value-type="float">
            <text:p>18214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51347" calcext:value-type="float">
            <text:p>25134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47754" calcext:value-type="float">
            <text:p>14775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338292" calcext:value-type="float">
            <text:p>3382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34130" calcext:value-type="float">
            <text:p>2341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733855" calcext:value-type="float">
            <text:p>7338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54254" calcext:value-type="float">
            <text:p>2542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751792" calcext:value-type="float">
            <text:p>7517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43190" calcext:value-type="float">
            <text:p>3431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781710" calcext:value-type="float">
            <text:p>7817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103455" calcext:value-type="float">
            <text:p>1034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025672" calcext:value-type="float">
            <text:p>102567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83094" calcext:value-type="float">
            <text:p>28309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707670" calcext:value-type="float">
            <text:p>17076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31341" calcext:value-type="float">
            <text:p>3313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81312" calcext:value-type="float">
            <text:p>48131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828951" calcext:value-type="float">
            <text:p>82895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07979" calcext:value-type="float">
            <text:p>10797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586611" calcext:value-type="float">
            <text:p>5866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46020" calcext:value-type="float">
            <text:p>1460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82855" calcext:value-type="float">
            <text:p>4828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572934" calcext:value-type="float">
            <text:p>5729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25833" calcext:value-type="float">
            <text:p>4258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53384" calcext:value-type="float">
            <text:p>4533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765113" calcext:value-type="float">
            <text:p>76511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31067" calcext:value-type="float">
            <text:p>5310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98217" calcext:value-type="float">
            <text:p>3982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539720" calcext:value-type="float">
            <text:p>53972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691711" calcext:value-type="float">
            <text:p>6917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84487" calcext:value-type="float">
            <text:p>1844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53605" calcext:value-type="float">
            <text:p>2536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66148" calcext:value-type="float">
            <text:p>2661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33010" calcext:value-type="float">
            <text:p>2330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910192" calcext:value-type="float">
            <text:p>91019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79038" calcext:value-type="float">
            <text:p>17903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667549" calcext:value-type="float">
            <text:p>6675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667317" calcext:value-type="float">
            <text:p>16673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79683" calcext:value-type="float">
            <text:p>37968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413235" calcext:value-type="float">
            <text:p>41323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01403" calcext:value-type="float">
            <text:p>2014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37121" calcext:value-type="float">
            <text:p>4371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12726" calcext:value-type="float">
            <text:p>3127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62571" calcext:value-type="float">
            <text:p>2625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48059" calcext:value-type="float">
            <text:p>2480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043980" calcext:value-type="float">
            <text:p>10439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68399" calcext:value-type="float">
            <text:p>16839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555837" calcext:value-type="float">
            <text:p>5558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187883" calcext:value-type="float">
            <text:p>1878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89693" calcext:value-type="float">
            <text:p>3896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793944" calcext:value-type="float">
            <text:p>7939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57275" calcext:value-type="float">
            <text:p>4572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582311" calcext:value-type="float">
            <text:p>5823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42596" calcext:value-type="float">
            <text:p>3425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75603" calcext:value-type="float">
            <text:p>2756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97616" calcext:value-type="float">
            <text:p>3976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56844" calcext:value-type="float">
            <text:p>1568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448865" calcext:value-type="float">
            <text:p>4488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58132" calcext:value-type="float">
            <text:p>1581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61625" calcext:value-type="float">
            <text:p>26162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797711" calcext:value-type="float">
            <text:p>7977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606019" calcext:value-type="float">
            <text:p>6060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802957" calcext:value-type="float">
            <text:p>8029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563052" calcext:value-type="float">
            <text:p>5630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67304" calcext:value-type="float">
            <text:p>673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47316" calcext:value-type="float">
            <text:p>2473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70214" calcext:value-type="float">
            <text:p>5702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490368" calcext:value-type="float">
            <text:p>49036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35946" calcext:value-type="float">
            <text:p>4359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87723" calcext:value-type="float">
            <text:p>6877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81566" calcext:value-type="float">
            <text:p>2815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81145" calcext:value-type="float">
            <text:p>2811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517839" calcext:value-type="float">
            <text:p>5178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62882" calcext:value-type="float">
            <text:p>628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69008" calcext:value-type="float">
            <text:p>4690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33999" calcext:value-type="float">
            <text:p>23399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11595" calcext:value-type="float">
            <text:p>51159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242084" calcext:value-type="float">
            <text:p>2420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574789" calcext:value-type="float">
            <text:p>57478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64349" calcext:value-type="float">
            <text:p>3643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825079" calcext:value-type="float">
            <text:p>8250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13236" calcext:value-type="float">
            <text:p>1132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81593" calcext:value-type="float">
            <text:p>2815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511171" calcext:value-type="float">
            <text:p>51117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00506" calcext:value-type="float">
            <text:p>2005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07370" calcext:value-type="float">
            <text:p>4073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3069" calcext:value-type="float">
            <text:p>430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26194" calcext:value-type="float">
            <text:p>62619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370173" calcext:value-type="float">
            <text:p>3701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48928" calcext:value-type="float">
            <text:p>1489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830718" calcext:value-type="float">
            <text:p>8307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41121" calcext:value-type="float">
            <text:p>4411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328157" calcext:value-type="float">
            <text:p>3281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66766" calcext:value-type="float">
            <text:p>3667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32823" calcext:value-type="float">
            <text:p>2328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56699" calcext:value-type="float">
            <text:p>2566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065200" calcext:value-type="float">
            <text:p>20652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542490" calcext:value-type="float">
            <text:p>54249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98179" calcext:value-type="float">
            <text:p>2981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018941" calcext:value-type="float">
            <text:p>10189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273757" calcext:value-type="float">
            <text:p>2737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319207" calcext:value-type="float">
            <text:p>3192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374459" calcext:value-type="float">
            <text:p>3744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09856" calcext:value-type="float">
            <text:p>20985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746099" calcext:value-type="float">
            <text:p>74609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941761" calcext:value-type="float">
            <text:p>9417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67489" calcext:value-type="float">
            <text:p>16748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43308" calcext:value-type="float">
            <text:p>2433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97536" calcext:value-type="float">
            <text:p>9753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114851" calcext:value-type="float">
            <text:p>1148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579733" calcext:value-type="float">
            <text:p>57973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67701" calcext:value-type="float">
            <text:p>677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11046" calcext:value-type="float">
            <text:p>21104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52315" calcext:value-type="float">
            <text:p>25231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51708" calcext:value-type="float">
            <text:p>517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38938" calcext:value-type="float">
            <text:p>6389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18391" calcext:value-type="float">
            <text:p>21839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504167" calcext:value-type="float">
            <text:p>5041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511069" calcext:value-type="float">
            <text:p>5110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83081" calcext:value-type="float">
            <text:p>1830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87376" calcext:value-type="float">
            <text:p>873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78544" calcext:value-type="float">
            <text:p>3785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17611" calcext:value-type="float">
            <text:p>3176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544585" calcext:value-type="float">
            <text:p>5445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10977" calcext:value-type="float">
            <text:p>6109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963070" calcext:value-type="float">
            <text:p>9630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43652" calcext:value-type="float">
            <text:p>1436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758233" calcext:value-type="float">
            <text:p>7582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52106" calcext:value-type="float">
            <text:p>1521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03559" calcext:value-type="float">
            <text:p>1035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9661" calcext:value-type="float">
            <text:p>396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59637" calcext:value-type="float">
            <text:p>4596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35793" calcext:value-type="float">
            <text:p>23579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9278" calcext:value-type="float">
            <text:p>292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64591" calcext:value-type="float">
            <text:p>2645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504558" calcext:value-type="float">
            <text:p>5045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482569" calcext:value-type="float">
            <text:p>4825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89739" calcext:value-type="float">
            <text:p>897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482357" calcext:value-type="float">
            <text:p>4823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558712" calcext:value-type="float">
            <text:p>5587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313134" calcext:value-type="float">
            <text:p>3131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8386" calcext:value-type="float">
            <text:p>383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0726" calcext:value-type="float">
            <text:p>507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78229" calcext:value-type="float">
            <text:p>7782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93796" calcext:value-type="float">
            <text:p>2937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52209" calcext:value-type="float">
            <text:p>2522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82567" calcext:value-type="float">
            <text:p>1825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04807" calcext:value-type="float">
            <text:p>1048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47148" calcext:value-type="float">
            <text:p>34714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04798" calcext:value-type="float">
            <text:p>1047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02835" calcext:value-type="float">
            <text:p>10283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96442" calcext:value-type="float">
            <text:p>1964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473298" calcext:value-type="float">
            <text:p>4732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574796" calcext:value-type="float">
            <text:p>5747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93723" calcext:value-type="float">
            <text:p>937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464526" calcext:value-type="float">
            <text:p>4645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24176" calcext:value-type="float">
            <text:p>1241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10962" calcext:value-type="float">
            <text:p>31096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712191" calcext:value-type="float">
            <text:p>7121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723602" calcext:value-type="float">
            <text:p>72360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448013" calcext:value-type="float">
            <text:p>4480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300077" calcext:value-type="float">
            <text:p>13000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92852" calcext:value-type="float">
            <text:p>928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355757" calcext:value-type="float">
            <text:p>3557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761483" calcext:value-type="float">
            <text:p>7614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32492" calcext:value-type="float">
            <text:p>2324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369933" calcext:value-type="float">
            <text:p>3699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79815" calcext:value-type="float">
            <text:p>7981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2851" calcext:value-type="float">
            <text:p>228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465449" calcext:value-type="float">
            <text:p>4654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81829" calcext:value-type="float">
            <text:p>38182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05276" calcext:value-type="float">
            <text:p>20527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63828" calcext:value-type="float">
            <text:p>3638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90706" calcext:value-type="float">
            <text:p>9070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223625" calcext:value-type="float">
            <text:p>2236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983037" calcext:value-type="float">
            <text:p>9830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98793" calcext:value-type="float">
            <text:p>49879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41360" calcext:value-type="float">
            <text:p>24136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582297" calcext:value-type="float">
            <text:p>5822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60653" calcext:value-type="float">
            <text:p>2606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97441" calcext:value-type="float">
            <text:p>19744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092358" calcext:value-type="float">
            <text:p>10923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336240" calcext:value-type="float">
            <text:p>3362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54860" calcext:value-type="float">
            <text:p>2548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95020" calcext:value-type="float">
            <text:p>950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651483" calcext:value-type="float">
            <text:p>6514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43049" calcext:value-type="float">
            <text:p>1430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427860" calcext:value-type="float">
            <text:p>4278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69172" calcext:value-type="float">
            <text:p>46917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93853" calcext:value-type="float">
            <text:p>4938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56995" calcext:value-type="float">
            <text:p>569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35805" calcext:value-type="float">
            <text:p>1358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25249" calcext:value-type="float">
            <text:p>3252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502591" calcext:value-type="float">
            <text:p>50259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47266" calcext:value-type="float">
            <text:p>472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662072" calcext:value-type="float">
            <text:p>66207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09724" calcext:value-type="float">
            <text:p>3097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03772" calcext:value-type="float">
            <text:p>10377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543277" calcext:value-type="float">
            <text:p>5432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73195" calcext:value-type="float">
            <text:p>731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36509" calcext:value-type="float">
            <text:p>2365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60156" calcext:value-type="float">
            <text:p>4601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28203" calcext:value-type="float">
            <text:p>3282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98948" calcext:value-type="float">
            <text:p>1989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336292" calcext:value-type="float">
            <text:p>3362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9436" calcext:value-type="float">
            <text:p>294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75234" calcext:value-type="float">
            <text:p>2752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70332" calcext:value-type="float">
            <text:p>57033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489943" calcext:value-type="float">
            <text:p>4899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65514" calcext:value-type="float">
            <text:p>6655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362985" calcext:value-type="float">
            <text:p>3629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504617" calcext:value-type="float">
            <text:p>50461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49027" calcext:value-type="float">
            <text:p>2490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41517" calcext:value-type="float">
            <text:p>1415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144121" calcext:value-type="float">
            <text:p>114412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70171" calcext:value-type="float">
            <text:p>1701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509187" calcext:value-type="float">
            <text:p>5091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541043" calcext:value-type="float">
            <text:p>5410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166604" calcext:value-type="float">
            <text:p>1666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724132" calcext:value-type="float">
            <text:p>7241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795524" calcext:value-type="float">
            <text:p>7955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53792" calcext:value-type="float">
            <text:p>2537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13305" calcext:value-type="float">
            <text:p>31330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144316" calcext:value-type="float">
            <text:p>1443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91708" calcext:value-type="float">
            <text:p>917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76944" calcext:value-type="float">
            <text:p>2769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427215" calcext:value-type="float">
            <text:p>4272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77592" calcext:value-type="float">
            <text:p>775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62132" calcext:value-type="float">
            <text:p>26213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00478" calcext:value-type="float">
            <text:p>2004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39288" calcext:value-type="float">
            <text:p>5392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01945" calcext:value-type="float">
            <text:p>3019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02200" calcext:value-type="float">
            <text:p>3022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74090" calcext:value-type="float">
            <text:p>3740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529405" calcext:value-type="float">
            <text:p>5294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70616" calcext:value-type="float">
            <text:p>1706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410362" calcext:value-type="float">
            <text:p>4103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13638" calcext:value-type="float">
            <text:p>5136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88754" calcext:value-type="float">
            <text:p>1887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64301" calcext:value-type="float">
            <text:p>4643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41591" calcext:value-type="float">
            <text:p>1415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76414" calcext:value-type="float">
            <text:p>1764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07906" calcext:value-type="float">
            <text:p>5079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09697" calcext:value-type="float">
            <text:p>1096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698268" calcext:value-type="float">
            <text:p>69826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376401" calcext:value-type="float">
            <text:p>3764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98439" calcext:value-type="float">
            <text:p>29843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907890" calcext:value-type="float">
            <text:p>90789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76819" calcext:value-type="float">
            <text:p>4768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726312" calcext:value-type="float">
            <text:p>7263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03868" calcext:value-type="float">
            <text:p>10386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53351" calcext:value-type="float">
            <text:p>4533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26962" calcext:value-type="float">
            <text:p>4269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763618" calcext:value-type="float">
            <text:p>7636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94397" calcext:value-type="float">
            <text:p>1943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1441441" calcext:value-type="float">
            <text:p>14414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25423" calcext:value-type="float">
            <text:p>2254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828857" calcext:value-type="float">
            <text:p>8288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65437" calcext:value-type="float">
            <text:p>2654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517559" calcext:value-type="float">
            <text:p>5175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209686" calcext:value-type="float">
            <text:p>2096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635418" calcext:value-type="float">
            <text:p>6354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47264" calcext:value-type="float">
            <text:p>34726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428934" calcext:value-type="float">
            <text:p>4289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434345" calcext:value-type="float">
            <text:p>4343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93464" calcext:value-type="float">
            <text:p>29346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13460" calcext:value-type="float">
            <text:p>1134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323542" calcext:value-type="float">
            <text:p>3235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722109" calcext:value-type="float">
            <text:p>7221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578112" calcext:value-type="float">
            <text:p>5781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35855" calcext:value-type="float">
            <text:p>2358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646206" calcext:value-type="float">
            <text:p>6462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39708" calcext:value-type="float">
            <text:p>3397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14703" calcext:value-type="float">
            <text:p>4147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477762" calcext:value-type="float">
            <text:p>147776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64324" calcext:value-type="float">
            <text:p>1643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209325" calcext:value-type="float">
            <text:p>2093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328429" calcext:value-type="float">
            <text:p>3284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417153" calcext:value-type="float">
            <text:p>4171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32878" calcext:value-type="float">
            <text:p>13287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28246" calcext:value-type="float">
            <text:p>12824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65570" calcext:value-type="float">
            <text:p>1655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149728" calcext:value-type="float">
            <text:p>11497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47534" calcext:value-type="float">
            <text:p>2475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719097" calcext:value-type="float">
            <text:p>7190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700634" calcext:value-type="float">
            <text:p>7006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92616" calcext:value-type="float">
            <text:p>3926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34242" calcext:value-type="float">
            <text:p>33424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10081" calcext:value-type="float">
            <text:p>31008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68119" calcext:value-type="float">
            <text:p>681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88818" calcext:value-type="float">
            <text:p>4888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625530" calcext:value-type="float">
            <text:p>62553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35331" calcext:value-type="float">
            <text:p>33533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46849" calcext:value-type="float">
            <text:p>2468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20309" calcext:value-type="float">
            <text:p>3203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10502" calcext:value-type="float">
            <text:p>1105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18044" calcext:value-type="float">
            <text:p>11804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81434" calcext:value-type="float">
            <text:p>4814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801298" calcext:value-type="float">
            <text:p>8012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592605" calcext:value-type="float">
            <text:p>5926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98285" calcext:value-type="float">
            <text:p>1982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86737" calcext:value-type="float">
            <text:p>3867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945443" calcext:value-type="float">
            <text:p>9454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25640" calcext:value-type="float">
            <text:p>3256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61715" calcext:value-type="float">
            <text:p>1617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91637" calcext:value-type="float">
            <text:p>2916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936780" calcext:value-type="float">
            <text:p>9367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94699" calcext:value-type="float">
            <text:p>19469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99379" calcext:value-type="float">
            <text:p>3993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33623" calcext:value-type="float">
            <text:p>2336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96521" calcext:value-type="float">
            <text:p>3965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25708" calcext:value-type="float">
            <text:p>3257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732467" calcext:value-type="float">
            <text:p>7324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338054" calcext:value-type="float">
            <text:p>13380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25081" calcext:value-type="float">
            <text:p>3250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21087" calcext:value-type="float">
            <text:p>1210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518838" calcext:value-type="float">
            <text:p>51883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421987" calcext:value-type="float">
            <text:p>4219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222813" calcext:value-type="float">
            <text:p>122281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295967" calcext:value-type="float">
            <text:p>129596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768969" calcext:value-type="float">
            <text:p>7689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70243" calcext:value-type="float">
            <text:p>2702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75261" calcext:value-type="float">
            <text:p>27526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41129" calcext:value-type="float">
            <text:p>2411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22489" calcext:value-type="float">
            <text:p>22248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67504" calcext:value-type="float">
            <text:p>66750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25456" calcext:value-type="float">
            <text:p>32545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76854" calcext:value-type="float">
            <text:p>768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46068" calcext:value-type="float">
            <text:p>2460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68503" calcext:value-type="float">
            <text:p>2685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969380" calcext:value-type="float">
            <text:p>96938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41502" calcext:value-type="float">
            <text:p>2415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65935" calcext:value-type="float">
            <text:p>6593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46219" calcext:value-type="float">
            <text:p>2462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40941" calcext:value-type="float">
            <text:p>3409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50141" calcext:value-type="float">
            <text:p>3501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021186" calcext:value-type="float">
            <text:p>10211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38835" calcext:value-type="float">
            <text:p>5388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429948" calcext:value-type="float">
            <text:p>14299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23237" calcext:value-type="float">
            <text:p>2232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45279" calcext:value-type="float">
            <text:p>4452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10507" calcext:value-type="float">
            <text:p>2105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98687" calcext:value-type="float">
            <text:p>2986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89978" calcext:value-type="float">
            <text:p>1899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369680" calcext:value-type="float">
            <text:p>3696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14538" calcext:value-type="float">
            <text:p>2145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020501" calcext:value-type="float">
            <text:p>10205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85571" calcext:value-type="float">
            <text:p>2855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17084" calcext:value-type="float">
            <text:p>31708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944314" calcext:value-type="float">
            <text:p>9443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64092" calcext:value-type="float">
            <text:p>1640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98741" calcext:value-type="float">
            <text:p>987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622249" calcext:value-type="float">
            <text:p>6222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03726" calcext:value-type="float">
            <text:p>3037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13962" calcext:value-type="float">
            <text:p>3139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68689" calcext:value-type="float">
            <text:p>2686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47171" calcext:value-type="float">
            <text:p>1471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69745" calcext:value-type="float">
            <text:p>697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6837" calcext:value-type="float">
            <text:p>368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481405" calcext:value-type="float">
            <text:p>48140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48286" calcext:value-type="float">
            <text:p>34828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72195" calcext:value-type="float">
            <text:p>2721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65201" calcext:value-type="float">
            <text:p>1652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790630" calcext:value-type="float">
            <text:p>79063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44348" calcext:value-type="float">
            <text:p>1443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552885" calcext:value-type="float">
            <text:p>5528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07257" calcext:value-type="float">
            <text:p>3072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76621" calcext:value-type="float">
            <text:p>3766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856579" calcext:value-type="float">
            <text:p>85657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851820" calcext:value-type="float">
            <text:p>85182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30757" calcext:value-type="float">
            <text:p>1307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11708" calcext:value-type="float">
            <text:p>2117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100188" calcext:value-type="float">
            <text:p>110018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477589" calcext:value-type="float">
            <text:p>4775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05490" calcext:value-type="float">
            <text:p>6054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0960" calcext:value-type="float">
            <text:p>1409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35125" calcext:value-type="float">
            <text:p>3351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21140" calcext:value-type="float">
            <text:p>5211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291905" calcext:value-type="float">
            <text:p>29190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88233" calcext:value-type="float">
            <text:p>2882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96067" calcext:value-type="float">
            <text:p>2960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22114" calcext:value-type="float">
            <text:p>1221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547504" calcext:value-type="float">
            <text:p>5475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22345" calcext:value-type="float">
            <text:p>5223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55233" calcext:value-type="float">
            <text:p>1552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481509" calcext:value-type="float">
            <text:p>4815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53876" calcext:value-type="float">
            <text:p>6538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649857" calcext:value-type="float">
            <text:p>6498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16210" calcext:value-type="float">
            <text:p>1162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26200" calcext:value-type="float">
            <text:p>12620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17824" calcext:value-type="float">
            <text:p>7178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807233" calcext:value-type="float">
            <text:p>80723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52042" calcext:value-type="float">
            <text:p>3520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40994" calcext:value-type="float">
            <text:p>3409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67433" calcext:value-type="float">
            <text:p>1674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70300" calcext:value-type="float">
            <text:p>703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25924" calcext:value-type="float">
            <text:p>1259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73082" calcext:value-type="float">
            <text:p>7308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86314" calcext:value-type="float">
            <text:p>2863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33060" calcext:value-type="float">
            <text:p>1330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12406" calcext:value-type="float">
            <text:p>11240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694567" calcext:value-type="float">
            <text:p>6945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460331" calcext:value-type="float">
            <text:p>46033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68216" calcext:value-type="float">
            <text:p>682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97560" calcext:value-type="float">
            <text:p>19756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547608" calcext:value-type="float">
            <text:p>5476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29695" calcext:value-type="float">
            <text:p>32969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75423" calcext:value-type="float">
            <text:p>3754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562167" calcext:value-type="float">
            <text:p>5621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20510" calcext:value-type="float">
            <text:p>22051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94846" calcext:value-type="float">
            <text:p>29484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316123" calcext:value-type="float">
            <text:p>31612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91293" calcext:value-type="float">
            <text:p>2912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38300" calcext:value-type="float">
            <text:p>1383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35236" calcext:value-type="float">
            <text:p>4352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556087" calcext:value-type="float">
            <text:p>5560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06497" calcext:value-type="float">
            <text:p>1064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74379" calcext:value-type="float">
            <text:p>743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39749" calcext:value-type="float">
            <text:p>1397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21837" calcext:value-type="float">
            <text:p>2218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751884" calcext:value-type="float">
            <text:p>7518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402687" calcext:value-type="float">
            <text:p>4026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59138" calcext:value-type="float">
            <text:p>2591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37817" calcext:value-type="float">
            <text:p>378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55629" calcext:value-type="float">
            <text:p>2556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24104" calcext:value-type="float">
            <text:p>1241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95304" calcext:value-type="float">
            <text:p>2953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347757" calcext:value-type="float">
            <text:p>3477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63127" calcext:value-type="float">
            <text:p>1631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139809" calcext:value-type="float">
            <text:p>1398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29551" calcext:value-type="float">
            <text:p>3295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11775" calcext:value-type="float">
            <text:p>4117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30509" calcext:value-type="float">
            <text:p>2305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610058" calcext:value-type="float">
            <text:p>6100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395481" calcext:value-type="float">
            <text:p>3954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76327" calcext:value-type="float">
            <text:p>4763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1387517" calcext:value-type="float">
            <text:p>13875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04812" calcext:value-type="float">
            <text:p>30481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5235" calcext:value-type="float">
            <text:p>852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73584" calcext:value-type="float">
            <text:p>1735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06222" calcext:value-type="float">
            <text:p>3062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53456" calcext:value-type="float">
            <text:p>1534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10853" calcext:value-type="float">
            <text:p>4108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410979" calcext:value-type="float">
            <text:p>4109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72082" calcext:value-type="float">
            <text:p>2720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180665" calcext:value-type="float">
            <text:p>1806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0709" calcext:value-type="float">
            <text:p>207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33985" calcext:value-type="float">
            <text:p>2339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720441" calcext:value-type="float">
            <text:p>7204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69354" calcext:value-type="float">
            <text:p>1693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202921" calcext:value-type="float">
            <text:p>2029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34661" calcext:value-type="float">
            <text:p>1346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69436" calcext:value-type="float">
            <text:p>3694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28200" calcext:value-type="float">
            <text:p>4282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20580" calcext:value-type="float">
            <text:p>3205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21769" calcext:value-type="float">
            <text:p>2217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72767" calcext:value-type="float">
            <text:p>37276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554553" calcext:value-type="float">
            <text:p>5545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94272" calcext:value-type="float">
            <text:p>1942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77059" calcext:value-type="float">
            <text:p>2770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46638" calcext:value-type="float">
            <text:p>34663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873495" calcext:value-type="float">
            <text:p>87349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667133" calcext:value-type="float">
            <text:p>6671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48505" calcext:value-type="float">
            <text:p>34850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617838" calcext:value-type="float">
            <text:p>6178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88430" calcext:value-type="float">
            <text:p>4884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255205" calcext:value-type="float">
            <text:p>25520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19159" calcext:value-type="float">
            <text:p>4191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14192" calcext:value-type="float">
            <text:p>1141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430899" calcext:value-type="float">
            <text:p>43089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45246" calcext:value-type="float">
            <text:p>452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12505" calcext:value-type="float">
            <text:p>2125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00661" calcext:value-type="float">
            <text:p>2006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74951" calcext:value-type="float">
            <text:p>2749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995893" calcext:value-type="float">
            <text:p>9958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248234" calcext:value-type="float">
            <text:p>2482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458944" calcext:value-type="float">
            <text:p>4589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06412" calcext:value-type="float">
            <text:p>4064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67544" calcext:value-type="float">
            <text:p>1675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75796" calcext:value-type="float">
            <text:p>1757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350958" calcext:value-type="float">
            <text:p>35095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10417" calcext:value-type="float">
            <text:p>1104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400644" calcext:value-type="float">
            <text:p>4006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69194" calcext:value-type="float">
            <text:p>4691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43264" calcext:value-type="float">
            <text:p>24326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44433" calcext:value-type="float">
            <text:p>3444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41506" calcext:value-type="float">
            <text:p>1415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66101" calcext:value-type="float">
            <text:p>1661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49859" calcext:value-type="float">
            <text:p>3498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810980" calcext:value-type="float">
            <text:p>8109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534840" calcext:value-type="float">
            <text:p>5348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60343" calcext:value-type="float">
            <text:p>3603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493281" calcext:value-type="float">
            <text:p>4932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55411" calcext:value-type="float">
            <text:p>6554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35348" calcext:value-type="float">
            <text:p>3353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00479" calcext:value-type="float">
            <text:p>2004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13044" calcext:value-type="float">
            <text:p>41304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18416" calcext:value-type="float">
            <text:p>2184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92430" calcext:value-type="float">
            <text:p>1924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71620" calcext:value-type="float">
            <text:p>17162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464109" calcext:value-type="float">
            <text:p>4641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23298" calcext:value-type="float">
            <text:p>2232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15003" calcext:value-type="float">
            <text:p>2150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34812" calcext:value-type="float">
            <text:p>23481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5908" calcext:value-type="float">
            <text:p>359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48626" calcext:value-type="float">
            <text:p>2486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48067" calcext:value-type="float">
            <text:p>4806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19112" calcext:value-type="float">
            <text:p>2191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696242" calcext:value-type="float">
            <text:p>69624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34921" calcext:value-type="float">
            <text:p>23492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938491" calcext:value-type="float">
            <text:p>93849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72359" calcext:value-type="float">
            <text:p>1723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684024" calcext:value-type="float">
            <text:p>6840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643974" calcext:value-type="float">
            <text:p>6439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91798" calcext:value-type="float">
            <text:p>6917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617064" calcext:value-type="float">
            <text:p>6170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665039" calcext:value-type="float">
            <text:p>66503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74770" calcext:value-type="float">
            <text:p>3747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85876" calcext:value-type="float">
            <text:p>5858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157131" calcext:value-type="float">
            <text:p>11571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378703" calcext:value-type="float">
            <text:p>3787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56355" calcext:value-type="float">
            <text:p>5635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51268" calcext:value-type="float">
            <text:p>1512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663368" calcext:value-type="float">
            <text:p>66336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86240" calcext:value-type="float">
            <text:p>3862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41338" calcext:value-type="float">
            <text:p>4413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46963" calcext:value-type="float">
            <text:p>2469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662297" calcext:value-type="float">
            <text:p>6622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30104" calcext:value-type="float">
            <text:p>13010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416444" calcext:value-type="float">
            <text:p>14164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89370" calcext:value-type="float">
            <text:p>18937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18300" calcext:value-type="float">
            <text:p>41830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07153" calcext:value-type="float">
            <text:p>20715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77922" calcext:value-type="float">
            <text:p>37792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844885" calcext:value-type="float">
            <text:p>8448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23589" calcext:value-type="float">
            <text:p>22358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430630" calcext:value-type="float">
            <text:p>4306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39927" calcext:value-type="float">
            <text:p>2399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529732" calcext:value-type="float">
            <text:p>5297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10199" calcext:value-type="float">
            <text:p>2101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61364" calcext:value-type="float">
            <text:p>3613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36523" calcext:value-type="float">
            <text:p>3365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33059" calcext:value-type="float">
            <text:p>2330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600924" calcext:value-type="float">
            <text:p>6009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90667" calcext:value-type="float">
            <text:p>3906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73834" calcext:value-type="float">
            <text:p>738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411221" calcext:value-type="float">
            <text:p>4112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53629" calcext:value-type="float">
            <text:p>4536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65249" calcext:value-type="float">
            <text:p>4652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569375" calcext:value-type="float">
            <text:p>5693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72873" calcext:value-type="float">
            <text:p>2728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01940" calcext:value-type="float">
            <text:p>2019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38685" calcext:value-type="float">
            <text:p>1386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758895" calcext:value-type="float">
            <text:p>7588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659837" calcext:value-type="float">
            <text:p>6598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496480" calcext:value-type="float">
            <text:p>4964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49433" calcext:value-type="float">
            <text:p>3494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40202" calcext:value-type="float">
            <text:p>2402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18543" calcext:value-type="float">
            <text:p>1185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21920" calcext:value-type="float">
            <text:p>22192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337922" calcext:value-type="float">
            <text:p>33792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75726" calcext:value-type="float">
            <text:p>17572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11543" calcext:value-type="float">
            <text:p>2115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651912" calcext:value-type="float">
            <text:p>65191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706442" calcext:value-type="float">
            <text:p>7064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93277" calcext:value-type="float">
            <text:p>1932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41314" calcext:value-type="float">
            <text:p>1413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92977" calcext:value-type="float">
            <text:p>2929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42367" calcext:value-type="float">
            <text:p>3423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977888" calcext:value-type="float">
            <text:p>9778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41207" calcext:value-type="float">
            <text:p>14120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07384" calcext:value-type="float">
            <text:p>4073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61131" calcext:value-type="float">
            <text:p>3611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66786" calcext:value-type="float">
            <text:p>667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152778" calcext:value-type="float">
            <text:p>1527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743712" calcext:value-type="float">
            <text:p>74371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22790" calcext:value-type="float">
            <text:p>4227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436463" calcext:value-type="float">
            <text:p>4364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69392" calcext:value-type="float">
            <text:p>3693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68861" calcext:value-type="float">
            <text:p>2688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788618" calcext:value-type="float">
            <text:p>7886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10933" calcext:value-type="float">
            <text:p>2109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41882" calcext:value-type="float">
            <text:p>2418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40855" calcext:value-type="float">
            <text:p>1408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82864" calcext:value-type="float">
            <text:p>1828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604683" calcext:value-type="float">
            <text:p>6046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79856" calcext:value-type="float">
            <text:p>2798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95971" calcext:value-type="float">
            <text:p>1959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03446" calcext:value-type="float">
            <text:p>3034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01144" calcext:value-type="float">
            <text:p>1011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512618" calcext:value-type="float">
            <text:p>5126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675579" calcext:value-type="float">
            <text:p>67557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18433" calcext:value-type="float">
            <text:p>4184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78526" calcext:value-type="float">
            <text:p>4785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67095" calcext:value-type="float">
            <text:p>1670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188186" calcext:value-type="float">
            <text:p>1881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60128" calcext:value-type="float">
            <text:p>1601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00991" calcext:value-type="float">
            <text:p>3009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71985" calcext:value-type="float">
            <text:p>3719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09643" calcext:value-type="float">
            <text:p>50964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85465" calcext:value-type="float">
            <text:p>38546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58066" calcext:value-type="float">
            <text:p>3580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87353" calcext:value-type="float">
            <text:p>18735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90296" calcext:value-type="float">
            <text:p>902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08548" calcext:value-type="float">
            <text:p>3085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31605" calcext:value-type="float">
            <text:p>33160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76491" calcext:value-type="float">
            <text:p>37649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569174" calcext:value-type="float">
            <text:p>5691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23333" calcext:value-type="float">
            <text:p>1233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16467" calcext:value-type="float">
            <text:p>3164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25582" calcext:value-type="float">
            <text:p>4255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14926" calcext:value-type="float">
            <text:p>2149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00565" calcext:value-type="float">
            <text:p>5005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106578" calcext:value-type="float">
            <text:p>1065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61724" calcext:value-type="float">
            <text:p>3617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403349" calcext:value-type="float">
            <text:p>4033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68097" calcext:value-type="float">
            <text:p>1680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47275" calcext:value-type="float">
            <text:p>2472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84608" calcext:value-type="float">
            <text:p>2846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71365" calcext:value-type="float">
            <text:p>5713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521545" calcext:value-type="float">
            <text:p>5215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31786" calcext:value-type="float">
            <text:p>4317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580449" calcext:value-type="float">
            <text:p>5804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406828" calcext:value-type="float">
            <text:p>4068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569811" calcext:value-type="float">
            <text:p>5698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85057" calcext:value-type="float">
            <text:p>850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472724" calcext:value-type="float">
            <text:p>4727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856265" calcext:value-type="float">
            <text:p>8562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905949" calcext:value-type="float">
            <text:p>9059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96562" calcext:value-type="float">
            <text:p>39656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18681" calcext:value-type="float">
            <text:p>1186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73655" calcext:value-type="float">
            <text:p>3736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07768" calcext:value-type="float">
            <text:p>3077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49895" calcext:value-type="float">
            <text:p>4498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477282" calcext:value-type="float">
            <text:p>47728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713595" calcext:value-type="float">
            <text:p>17135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801148" calcext:value-type="float">
            <text:p>8011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51467" calcext:value-type="float">
            <text:p>3514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453484" calcext:value-type="float">
            <text:p>45348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48562" calcext:value-type="float">
            <text:p>34856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23087" calcext:value-type="float">
            <text:p>3230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50725" calcext:value-type="float">
            <text:p>3507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60147" calcext:value-type="float">
            <text:p>5601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639860" calcext:value-type="float">
            <text:p>6398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584152" calcext:value-type="float">
            <text:p>5841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07006" calcext:value-type="float">
            <text:p>2070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01217" calcext:value-type="float">
            <text:p>40121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66621" calcext:value-type="float">
            <text:p>3666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39874" calcext:value-type="float">
            <text:p>1398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28203" calcext:value-type="float">
            <text:p>4282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89311" calcext:value-type="float">
            <text:p>2893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972827" calcext:value-type="float">
            <text:p>9728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45008" calcext:value-type="float">
            <text:p>1450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728873" calcext:value-type="float">
            <text:p>72887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45137" calcext:value-type="float">
            <text:p>1451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11127" calcext:value-type="float">
            <text:p>2111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515447" calcext:value-type="float">
            <text:p>51544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159284" calcext:value-type="float">
            <text:p>1592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761505" calcext:value-type="float">
            <text:p>7615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495251" calcext:value-type="float">
            <text:p>49525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370547" calcext:value-type="float">
            <text:p>3705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22817" calcext:value-type="float">
            <text:p>3228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06972" calcext:value-type="float">
            <text:p>50697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52397" calcext:value-type="float">
            <text:p>4523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72601" calcext:value-type="float">
            <text:p>1726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82232" calcext:value-type="float">
            <text:p>8223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88926" calcext:value-type="float">
            <text:p>2889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77864" calcext:value-type="float">
            <text:p>1778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05461" calcext:value-type="float">
            <text:p>30546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82121" calcext:value-type="float">
            <text:p>3821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55236" calcext:value-type="float">
            <text:p>3552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15311" calcext:value-type="float">
            <text:p>2153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95916" calcext:value-type="float">
            <text:p>4959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24152" calcext:value-type="float">
            <text:p>3241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40453" calcext:value-type="float">
            <text:p>2404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60786" calcext:value-type="float">
            <text:p>3607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60805" calcext:value-type="float">
            <text:p>1608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675544" calcext:value-type="float">
            <text:p>6755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85614" calcext:value-type="float">
            <text:p>2856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3919" calcext:value-type="float">
            <text:p>539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293090" calcext:value-type="float">
            <text:p>2930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55910" calcext:value-type="float">
            <text:p>3559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521488" calcext:value-type="float">
            <text:p>5214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597885" calcext:value-type="float">
            <text:p>5978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293430" calcext:value-type="float">
            <text:p>2934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82299" calcext:value-type="float">
            <text:p>3822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13988" calcext:value-type="float">
            <text:p>3139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214610" calcext:value-type="float">
            <text:p>21461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51883" calcext:value-type="float">
            <text:p>45188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76798" calcext:value-type="float">
            <text:p>767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48335" calcext:value-type="float">
            <text:p>3483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722027" calcext:value-type="float">
            <text:p>7220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546701" calcext:value-type="float">
            <text:p>5467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15741" calcext:value-type="float">
            <text:p>1157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689842" calcext:value-type="float">
            <text:p>6898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38190" calcext:value-type="float">
            <text:p>33819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71698" calcext:value-type="float">
            <text:p>37169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785156" calcext:value-type="float">
            <text:p>7851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610332" calcext:value-type="float">
            <text:p>6103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107343" calcext:value-type="float">
            <text:p>1073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80243" calcext:value-type="float">
            <text:p>3802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70363" calcext:value-type="float">
            <text:p>3703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721209" calcext:value-type="float">
            <text:p>7212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2901" calcext:value-type="float">
            <text:p>4290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14464" calcext:value-type="float">
            <text:p>11446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86865" calcext:value-type="float">
            <text:p>868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7460" calcext:value-type="float">
            <text:p>774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510359" calcext:value-type="float">
            <text:p>5103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457175" calcext:value-type="float">
            <text:p>4571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754227" calcext:value-type="float">
            <text:p>75422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58822" calcext:value-type="float">
            <text:p>65882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35195" calcext:value-type="float">
            <text:p>3351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69636" calcext:value-type="float">
            <text:p>16963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88009" calcext:value-type="float">
            <text:p>4880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34403" calcext:value-type="float">
            <text:p>2344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294429" calcext:value-type="float">
            <text:p>29442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79527" calcext:value-type="float">
            <text:p>1795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59210" calcext:value-type="float">
            <text:p>3592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029193" calcext:value-type="float">
            <text:p>102919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09683" calcext:value-type="float">
            <text:p>2096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877814" calcext:value-type="float">
            <text:p>8778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724667" calcext:value-type="float">
            <text:p>7246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18261" calcext:value-type="float">
            <text:p>3182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929051" calcext:value-type="float">
            <text:p>9290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54612" calcext:value-type="float">
            <text:p>2546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68183" calcext:value-type="float">
            <text:p>2681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41970" calcext:value-type="float">
            <text:p>2419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86491" calcext:value-type="float">
            <text:p>1864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623088" calcext:value-type="float">
            <text:p>62308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32713" calcext:value-type="float">
            <text:p>23271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424829" calcext:value-type="float">
            <text:p>4248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474332" calcext:value-type="float">
            <text:p>4743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18304" calcext:value-type="float">
            <text:p>21830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38816" calcext:value-type="float">
            <text:p>3388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657340" calcext:value-type="float">
            <text:p>65734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96902" calcext:value-type="float">
            <text:p>2969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08414" calcext:value-type="float">
            <text:p>1084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58095" calcext:value-type="float">
            <text:p>3580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132821" calcext:value-type="float">
            <text:p>1328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431850" calcext:value-type="float">
            <text:p>4318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854154" calcext:value-type="float">
            <text:p>8541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60389" calcext:value-type="float">
            <text:p>26038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4717" calcext:value-type="float">
            <text:p>447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732642" calcext:value-type="float">
            <text:p>73264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69388" calcext:value-type="float">
            <text:p>2693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14808" calcext:value-type="float">
            <text:p>1148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46995" calcext:value-type="float">
            <text:p>1469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99386" calcext:value-type="float">
            <text:p>1993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391821" calcext:value-type="float">
            <text:p>3918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405002" calcext:value-type="float">
            <text:p>4050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71749" calcext:value-type="float">
            <text:p>2717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89587" calcext:value-type="float">
            <text:p>4895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25783" calcext:value-type="float">
            <text:p>4257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492112" calcext:value-type="float">
            <text:p>4921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17450" calcext:value-type="float">
            <text:p>2174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32411" calcext:value-type="float">
            <text:p>3324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24063" calcext:value-type="float">
            <text:p>2240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731895" calcext:value-type="float">
            <text:p>7318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65231" calcext:value-type="float">
            <text:p>2652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14320" calcext:value-type="float">
            <text:p>2143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23726" calcext:value-type="float">
            <text:p>237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488008" calcext:value-type="float">
            <text:p>4880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45863" calcext:value-type="float">
            <text:p>1458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84348" calcext:value-type="float">
            <text:p>2843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324528" calcext:value-type="float">
            <text:p>3245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762861" calcext:value-type="float">
            <text:p>7628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676008" calcext:value-type="float">
            <text:p>6760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45653" calcext:value-type="float">
            <text:p>1456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54655" calcext:value-type="float">
            <text:p>25465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33347" calcext:value-type="float">
            <text:p>33334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63803" calcext:value-type="float">
            <text:p>4638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645692" calcext:value-type="float">
            <text:p>6456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973432" calcext:value-type="float">
            <text:p>97343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76434" calcext:value-type="float">
            <text:p>764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35865" calcext:value-type="float">
            <text:p>2358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892769" calcext:value-type="float">
            <text:p>8927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126214" calcext:value-type="float">
            <text:p>1262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253078" calcext:value-type="float">
            <text:p>12530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36529" calcext:value-type="float">
            <text:p>23652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83136" calcext:value-type="float">
            <text:p>831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24692" calcext:value-type="float">
            <text:p>1246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922981" calcext:value-type="float">
            <text:p>9229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206716" calcext:value-type="float">
            <text:p>2067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55591" calcext:value-type="float">
            <text:p>15559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36380" calcext:value-type="float">
            <text:p>1363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81114" calcext:value-type="float">
            <text:p>2811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520624" calcext:value-type="float">
            <text:p>5206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39673" calcext:value-type="float">
            <text:p>43967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02771" calcext:value-type="float">
            <text:p>2027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621669" calcext:value-type="float">
            <text:p>6216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710949" calcext:value-type="float">
            <text:p>7109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65553" calcext:value-type="float">
            <text:p>46555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455226" calcext:value-type="float">
            <text:p>4552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11133" calcext:value-type="float">
            <text:p>4111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592626" calcext:value-type="float">
            <text:p>5926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00157" calcext:value-type="float">
            <text:p>2001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68898" calcext:value-type="float">
            <text:p>46889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38677" calcext:value-type="float">
            <text:p>43867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727747" calcext:value-type="float">
            <text:p>72774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88367" calcext:value-type="float">
            <text:p>28836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2287" calcext:value-type="float">
            <text:p>322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64748" calcext:value-type="float">
            <text:p>3647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09230" calcext:value-type="float">
            <text:p>1092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26118" calcext:value-type="float">
            <text:p>3261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348846" calcext:value-type="float">
            <text:p>3488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70617" calcext:value-type="float">
            <text:p>27061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186292" calcext:value-type="float">
            <text:p>1862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88350" calcext:value-type="float">
            <text:p>2883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69752" calcext:value-type="float">
            <text:p>2697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348930" calcext:value-type="float">
            <text:p>34893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80535" calcext:value-type="float">
            <text:p>28053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3170" calcext:value-type="float">
            <text:p>14317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692313" calcext:value-type="float">
            <text:p>6923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77207" calcext:value-type="float">
            <text:p>2772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69547" calcext:value-type="float">
            <text:p>2695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270091" calcext:value-type="float">
            <text:p>2700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87155" calcext:value-type="float">
            <text:p>1871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61642" calcext:value-type="float">
            <text:p>26164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82926" calcext:value-type="float">
            <text:p>2829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82582" calcext:value-type="float">
            <text:p>2825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85777" calcext:value-type="float">
            <text:p>1857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16686" calcext:value-type="float">
            <text:p>31668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22418" calcext:value-type="float">
            <text:p>1224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28706" calcext:value-type="float">
            <text:p>12870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958032" calcext:value-type="float">
            <text:p>9580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574752" calcext:value-type="float">
            <text:p>5747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81291" calcext:value-type="float">
            <text:p>38129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432813" calcext:value-type="float">
            <text:p>4328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12325" calcext:value-type="float">
            <text:p>2123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61516" calcext:value-type="float">
            <text:p>2615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749229" calcext:value-type="float">
            <text:p>7492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364180" calcext:value-type="float">
            <text:p>36418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67665" calcext:value-type="float">
            <text:p>6766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42303" calcext:value-type="float">
            <text:p>1423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065982" calcext:value-type="float">
            <text:p>10659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81327" calcext:value-type="float">
            <text:p>1813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76719" calcext:value-type="float">
            <text:p>3767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46524" calcext:value-type="float">
            <text:p>4465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44378" calcext:value-type="float">
            <text:p>443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816050" calcext:value-type="float">
            <text:p>8160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17470" calcext:value-type="float">
            <text:p>2174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380775" calcext:value-type="float">
            <text:p>38077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838322" calcext:value-type="float">
            <text:p>83832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16794" calcext:value-type="float">
            <text:p>31679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743268" calcext:value-type="float">
            <text:p>7432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958631" calcext:value-type="float">
            <text:p>95863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79867" calcext:value-type="float">
            <text:p>3798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77059" calcext:value-type="float">
            <text:p>17705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73825" calcext:value-type="float">
            <text:p>738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62992" calcext:value-type="float">
            <text:p>4629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46275" calcext:value-type="float">
            <text:p>3462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35808" calcext:value-type="float">
            <text:p>2358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487973" calcext:value-type="float">
            <text:p>48797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440945" calcext:value-type="float">
            <text:p>4409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414551" calcext:value-type="float">
            <text:p>4145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188560" calcext:value-type="float">
            <text:p>1885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390324" calcext:value-type="float">
            <text:p>3903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27459" calcext:value-type="float">
            <text:p>2274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21781" calcext:value-type="float">
            <text:p>3217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51716" calcext:value-type="float">
            <text:p>1517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023434" calcext:value-type="float">
            <text:p>10234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616650" calcext:value-type="float">
            <text:p>61665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94924" calcext:value-type="float">
            <text:p>3949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65039" calcext:value-type="float">
            <text:p>650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407948" calcext:value-type="float">
            <text:p>4079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19243" calcext:value-type="float">
            <text:p>2192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927871" calcext:value-type="float">
            <text:p>92787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468059" calcext:value-type="float">
            <text:p>4680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004991" calcext:value-type="float">
            <text:p>100499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32265" calcext:value-type="float">
            <text:p>8322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84659" calcext:value-type="float">
            <text:p>1846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326869" calcext:value-type="float">
            <text:p>3268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49391" calcext:value-type="float">
            <text:p>1493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00360" calcext:value-type="float">
            <text:p>30036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886657" calcext:value-type="float">
            <text:p>8866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32852" calcext:value-type="float">
            <text:p>2328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682654" calcext:value-type="float">
            <text:p>6826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815672" calcext:value-type="float">
            <text:p>81567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17011" calcext:value-type="float">
            <text:p>3170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739338" calcext:value-type="float">
            <text:p>7393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44140" calcext:value-type="float">
            <text:p>34414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006854" calcext:value-type="float">
            <text:p>10068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654527" calcext:value-type="float">
            <text:p>6545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01587" calcext:value-type="float">
            <text:p>4015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25359" calcext:value-type="float">
            <text:p>1253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66940" calcext:value-type="float">
            <text:p>4669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22689" calcext:value-type="float">
            <text:p>42268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5328" calcext:value-type="float">
            <text:p>353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884235" calcext:value-type="float">
            <text:p>8842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459733" calcext:value-type="float">
            <text:p>4597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43248" calcext:value-type="float">
            <text:p>3432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81332" calcext:value-type="float">
            <text:p>813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653761" calcext:value-type="float">
            <text:p>65376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612798" calcext:value-type="float">
            <text:p>61279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370258" calcext:value-type="float">
            <text:p>3702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22791" calcext:value-type="float">
            <text:p>3227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12062" calcext:value-type="float">
            <text:p>11206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57602" calcext:value-type="float">
            <text:p>15760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32333" calcext:value-type="float">
            <text:p>4323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69083" calcext:value-type="float">
            <text:p>3690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45464" calcext:value-type="float">
            <text:p>2454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7934" calcext:value-type="float">
            <text:p>579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721254" calcext:value-type="float">
            <text:p>7212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95092" calcext:value-type="float">
            <text:p>2950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60484" calcext:value-type="float">
            <text:p>2604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13083" calcext:value-type="float">
            <text:p>2130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25823" calcext:value-type="float">
            <text:p>2258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656187" calcext:value-type="float">
            <text:p>6561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12369" calcext:value-type="float">
            <text:p>3123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781548" calcext:value-type="float">
            <text:p>7815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905607" calcext:value-type="float">
            <text:p>9056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28526" calcext:value-type="float">
            <text:p>42852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94906" calcext:value-type="float">
            <text:p>3949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04459" calcext:value-type="float">
            <text:p>1044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80295" calcext:value-type="float">
            <text:p>2802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418375" calcext:value-type="float">
            <text:p>41837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64115" calcext:value-type="float">
            <text:p>26411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71681" calcext:value-type="float">
            <text:p>3716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57103" calcext:value-type="float">
            <text:p>5571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48422" calcext:value-type="float">
            <text:p>34842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81731" calcext:value-type="float">
            <text:p>2817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585087" calcext:value-type="float">
            <text:p>5850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50200" calcext:value-type="float">
            <text:p>15020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66322" calcext:value-type="float">
            <text:p>3663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74551" calcext:value-type="float">
            <text:p>3745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75572" calcext:value-type="float">
            <text:p>57557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90937" calcext:value-type="float">
            <text:p>2909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710629" calcext:value-type="float">
            <text:p>7106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23218" calcext:value-type="float">
            <text:p>4232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85228" calcext:value-type="float">
            <text:p>2852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20556" calcext:value-type="float">
            <text:p>1205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19794" calcext:value-type="float">
            <text:p>11979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82917" calcext:value-type="float">
            <text:p>829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73947" calcext:value-type="float">
            <text:p>17394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810142" calcext:value-type="float">
            <text:p>8101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95099" calcext:value-type="float">
            <text:p>2950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96676" calcext:value-type="float">
            <text:p>966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603629" calcext:value-type="float">
            <text:p>6036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41711" calcext:value-type="float">
            <text:p>2417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45316" calcext:value-type="float">
            <text:p>2453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447476" calcext:value-type="float">
            <text:p>44747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92698" calcext:value-type="float">
            <text:p>19269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700262" calcext:value-type="float">
            <text:p>7002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63195" calcext:value-type="float">
            <text:p>4631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82888" calcext:value-type="float">
            <text:p>2828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54933" calcext:value-type="float">
            <text:p>549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01654" calcext:value-type="float">
            <text:p>4016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12292" calcext:value-type="float">
            <text:p>21229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4358" calcext:value-type="float">
            <text:p>4435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056573" calcext:value-type="float">
            <text:p>105657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393496" calcext:value-type="float">
            <text:p>3934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78697" calcext:value-type="float">
            <text:p>5786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050286" calcext:value-type="float">
            <text:p>10502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74905" calcext:value-type="float">
            <text:p>1749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733920" calcext:value-type="float">
            <text:p>17339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414816" calcext:value-type="float">
            <text:p>4148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104931" calcext:value-type="float">
            <text:p>11049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22777" calcext:value-type="float">
            <text:p>14227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396817" calcext:value-type="float">
            <text:p>3968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663915" calcext:value-type="float">
            <text:p>66391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83985" calcext:value-type="float">
            <text:p>1839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56547" calcext:value-type="float">
            <text:p>1565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83214" calcext:value-type="float">
            <text:p>3832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773404" calcext:value-type="float">
            <text:p>7734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625220" calcext:value-type="float">
            <text:p>6252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96641" calcext:value-type="float">
            <text:p>29664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10218" calcext:value-type="float">
            <text:p>4102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958425" calcext:value-type="float">
            <text:p>95842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263523" calcext:value-type="float">
            <text:p>2635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82055" calcext:value-type="float">
            <text:p>820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79554" calcext:value-type="float">
            <text:p>2795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086046" calcext:value-type="float">
            <text:p>108604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22539" calcext:value-type="float">
            <text:p>3225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66017" calcext:value-type="float">
            <text:p>6660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90531" calcext:value-type="float">
            <text:p>19053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08418" calcext:value-type="float">
            <text:p>2084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469179" calcext:value-type="float">
            <text:p>4691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63011" calcext:value-type="float">
            <text:p>3630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64930" calcext:value-type="float">
            <text:p>7649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888480" calcext:value-type="float">
            <text:p>88848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54454" calcext:value-type="float">
            <text:p>3544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56573" calcext:value-type="float">
            <text:p>2565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603608" calcext:value-type="float">
            <text:p>6036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92729" calcext:value-type="float">
            <text:p>1927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77040" calcext:value-type="float">
            <text:p>2770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18801" calcext:value-type="float">
            <text:p>1188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64187" calcext:value-type="float">
            <text:p>2641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006939" calcext:value-type="float">
            <text:p>100693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381481" calcext:value-type="float">
            <text:p>3814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499716" calcext:value-type="float">
            <text:p>4997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27284" calcext:value-type="float">
            <text:p>1272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703584" calcext:value-type="float">
            <text:p>7035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867017" calcext:value-type="float">
            <text:p>8670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28241" calcext:value-type="float">
            <text:p>4282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886814" calcext:value-type="float">
            <text:p>8868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35841" calcext:value-type="float">
            <text:p>43584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911014" calcext:value-type="float">
            <text:p>9110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204541" calcext:value-type="float">
            <text:p>2045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48454" calcext:value-type="float">
            <text:p>2484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315723" calcext:value-type="float">
            <text:p>3157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02561" calcext:value-type="float">
            <text:p>2025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87822" calcext:value-type="float">
            <text:p>2878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552810" calcext:value-type="float">
            <text:p>55281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502616" calcext:value-type="float">
            <text:p>5026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70060" calcext:value-type="float">
            <text:p>700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940838" calcext:value-type="float">
            <text:p>9408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523976" calcext:value-type="float">
            <text:p>5239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07822" calcext:value-type="float">
            <text:p>1078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23214" calcext:value-type="float">
            <text:p>5232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15907" calcext:value-type="float">
            <text:p>2159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75199" calcext:value-type="float">
            <text:p>2751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54095" calcext:value-type="float">
            <text:p>45409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24938" calcext:value-type="float">
            <text:p>5249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218501" calcext:value-type="float">
            <text:p>121850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51954" calcext:value-type="float">
            <text:p>35195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14292" calcext:value-type="float">
            <text:p>5142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75719" calcext:value-type="float">
            <text:p>5757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749247" calcext:value-type="float">
            <text:p>7492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709274" calcext:value-type="float">
            <text:p>7092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697970" calcext:value-type="float">
            <text:p>69797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07976" calcext:value-type="float">
            <text:p>2079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74687" calcext:value-type="float">
            <text:p>2746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99035" calcext:value-type="float">
            <text:p>3990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53104" calcext:value-type="float">
            <text:p>3531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70104" calcext:value-type="float">
            <text:p>3701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572250" calcext:value-type="float">
            <text:p>5722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530646" calcext:value-type="float">
            <text:p>5306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85448" calcext:value-type="float">
            <text:p>3854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23779" calcext:value-type="float">
            <text:p>52377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34407" calcext:value-type="float">
            <text:p>3344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23071" calcext:value-type="float">
            <text:p>4230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56910" calcext:value-type="float">
            <text:p>25691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20276" calcext:value-type="float">
            <text:p>12027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64925" calcext:value-type="float">
            <text:p>649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72962" calcext:value-type="float">
            <text:p>2729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17430" calcext:value-type="float">
            <text:p>11743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52414" calcext:value-type="float">
            <text:p>2524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762055" calcext:value-type="float">
            <text:p>76205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78310" calcext:value-type="float">
            <text:p>1783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773701" calcext:value-type="float">
            <text:p>7737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20917" calcext:value-type="float">
            <text:p>2209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66124" calcext:value-type="float">
            <text:p>1661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515712" calcext:value-type="float">
            <text:p>51571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880254" calcext:value-type="float">
            <text:p>8802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120626" calcext:value-type="float">
            <text:p>1206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456396" calcext:value-type="float">
            <text:p>4563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653631" calcext:value-type="float">
            <text:p>6536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355975" calcext:value-type="float">
            <text:p>3559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641951" calcext:value-type="float">
            <text:p>6419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69246" calcext:value-type="float">
            <text:p>16924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09034" calcext:value-type="float">
            <text:p>6090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89715" calcext:value-type="float">
            <text:p>897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50690" calcext:value-type="float">
            <text:p>2506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80253" calcext:value-type="float">
            <text:p>2802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253348" calcext:value-type="float">
            <text:p>2533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84475" calcext:value-type="float">
            <text:p>2844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34390" calcext:value-type="float">
            <text:p>3343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94842" calcext:value-type="float">
            <text:p>3948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490790" calcext:value-type="float">
            <text:p>49079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538167" calcext:value-type="float">
            <text:p>5381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544405" calcext:value-type="float">
            <text:p>5444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92989" calcext:value-type="float">
            <text:p>2929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15032" calcext:value-type="float">
            <text:p>5150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08892" calcext:value-type="float">
            <text:p>2088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24473" calcext:value-type="float">
            <text:p>42447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64435" calcext:value-type="float">
            <text:p>2644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95407" calcext:value-type="float">
            <text:p>4954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334328" calcext:value-type="float">
            <text:p>3343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60806" calcext:value-type="float">
            <text:p>3608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927686" calcext:value-type="float">
            <text:p>9276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54528" calcext:value-type="float">
            <text:p>1545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04731" calcext:value-type="float">
            <text:p>30473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01908" calcext:value-type="float">
            <text:p>2019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1242" calcext:value-type="float">
            <text:p>212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40742" calcext:value-type="float">
            <text:p>4407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654445" calcext:value-type="float">
            <text:p>6544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65198" calcext:value-type="float">
            <text:p>1651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837343" calcext:value-type="float">
            <text:p>8373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511806" calcext:value-type="float">
            <text:p>5118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680052" calcext:value-type="float">
            <text:p>6800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543404" calcext:value-type="float">
            <text:p>54340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884691" calcext:value-type="float">
            <text:p>88469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23358" calcext:value-type="float">
            <text:p>22335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415453" calcext:value-type="float">
            <text:p>4154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71900" calcext:value-type="float">
            <text:p>719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47598" calcext:value-type="float">
            <text:p>24759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737986" calcext:value-type="float">
            <text:p>73798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15630" calcext:value-type="float">
            <text:p>2156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430015" calcext:value-type="float">
            <text:p>4300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72575" calcext:value-type="float">
            <text:p>725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79933" calcext:value-type="float">
            <text:p>2799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39497" calcext:value-type="float">
            <text:p>3394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447671" calcext:value-type="float">
            <text:p>4476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524551" calcext:value-type="float">
            <text:p>5245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88964" calcext:value-type="float">
            <text:p>1889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537089" calcext:value-type="float">
            <text:p>53708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505024" calcext:value-type="float">
            <text:p>5050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314183" calcext:value-type="float">
            <text:p>3141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17849" calcext:value-type="float">
            <text:p>1178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97279" calcext:value-type="float">
            <text:p>2972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24744" calcext:value-type="float">
            <text:p>2247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29895" calcext:value-type="float">
            <text:p>2298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519948" calcext:value-type="float">
            <text:p>5199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17435" calcext:value-type="float">
            <text:p>3174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82226" calcext:value-type="float">
            <text:p>822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326946" calcext:value-type="float">
            <text:p>32694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5593" calcext:value-type="float">
            <text:p>255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15288" calcext:value-type="float">
            <text:p>1152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91929" calcext:value-type="float">
            <text:p>2919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699349" calcext:value-type="float">
            <text:p>6993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218815" calcext:value-type="float">
            <text:p>2188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797728" calcext:value-type="float">
            <text:p>7977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52556" calcext:value-type="float">
            <text:p>25255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523205" calcext:value-type="float">
            <text:p>52320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29451" calcext:value-type="float">
            <text:p>3294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77408" calcext:value-type="float">
            <text:p>774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01163" calcext:value-type="float">
            <text:p>10116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1173581" calcext:value-type="float">
            <text:p>11735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553265" calcext:value-type="float">
            <text:p>5532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65285" calcext:value-type="float">
            <text:p>1652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168249" calcext:value-type="float">
            <text:p>16824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98071" calcext:value-type="float">
            <text:p>2980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305075" calcext:value-type="float">
            <text:p>3050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665914" calcext:value-type="float">
            <text:p>6659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61014" calcext:value-type="float">
            <text:p>610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99136" calcext:value-type="float">
            <text:p>991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08848" calcext:value-type="float">
            <text:p>20884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73324" calcext:value-type="float">
            <text:p>57332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431838" calcext:value-type="float">
            <text:p>4318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71800" calcext:value-type="float">
            <text:p>4718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11419" calcext:value-type="float">
            <text:p>11141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55274" calcext:value-type="float">
            <text:p>2552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382716" calcext:value-type="float">
            <text:p>3827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69179" calcext:value-type="float">
            <text:p>4691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76471" calcext:value-type="float">
            <text:p>3764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11574" calcext:value-type="float">
            <text:p>1115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242416" calcext:value-type="float">
            <text:p>12424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17745" calcext:value-type="float">
            <text:p>5177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525200" calcext:value-type="float">
            <text:p>5252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844215" calcext:value-type="float">
            <text:p>84421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39309" calcext:value-type="float">
            <text:p>1393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58594" calcext:value-type="float">
            <text:p>2585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74844" calcext:value-type="float">
            <text:p>7748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55129" calcext:value-type="float">
            <text:p>551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92446" calcext:value-type="float">
            <text:p>1924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728655" calcext:value-type="float">
            <text:p>7286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951093" calcext:value-type="float">
            <text:p>95109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70093" calcext:value-type="float">
            <text:p>37009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84406" calcext:value-type="float">
            <text:p>8440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58538" calcext:value-type="float">
            <text:p>35853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27317" calcext:value-type="float">
            <text:p>22731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547666" calcext:value-type="float">
            <text:p>5476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565688" calcext:value-type="float">
            <text:p>5656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38951" calcext:value-type="float">
            <text:p>3389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285185" calcext:value-type="float">
            <text:p>2851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758063" calcext:value-type="float">
            <text:p>7580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503696" calcext:value-type="float">
            <text:p>5036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747283" calcext:value-type="float">
            <text:p>7472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52473" calcext:value-type="float">
            <text:p>1524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524406" calcext:value-type="float">
            <text:p>5244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534281" calcext:value-type="float">
            <text:p>5342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721122" calcext:value-type="float">
            <text:p>7211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947856" calcext:value-type="float">
            <text:p>94785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913259" calcext:value-type="float">
            <text:p>9132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104452" calcext:value-type="float">
            <text:p>11044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266745" calcext:value-type="float">
            <text:p>26674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503826" calcext:value-type="float">
            <text:p>5038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92583" calcext:value-type="float">
            <text:p>3925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7012" calcext:value-type="float">
            <text:p>570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55571" calcext:value-type="float">
            <text:p>3555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88132" calcext:value-type="float">
            <text:p>3881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505848" calcext:value-type="float">
            <text:p>5058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90723" calcext:value-type="float">
            <text:p>2907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53956" calcext:value-type="float">
            <text:p>15395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36329" calcext:value-type="float">
            <text:p>3363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35250" calcext:value-type="float">
            <text:p>3352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54313" calcext:value-type="float">
            <text:p>15431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56197" calcext:value-type="float">
            <text:p>1561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85381" calcext:value-type="float">
            <text:p>3853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85428" calcext:value-type="float">
            <text:p>5854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04806" calcext:value-type="float">
            <text:p>1048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58728" calcext:value-type="float">
            <text:p>6587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61542" calcext:value-type="float">
            <text:p>2615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18483" calcext:value-type="float">
            <text:p>31848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590953" calcext:value-type="float">
            <text:p>5909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24408" calcext:value-type="float">
            <text:p>5244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68136" calcext:value-type="float">
            <text:p>26813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97638" calcext:value-type="float">
            <text:p>9763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454795" calcext:value-type="float">
            <text:p>4547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464576" calcext:value-type="float">
            <text:p>4645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64723" calcext:value-type="float">
            <text:p>3647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62338" calcext:value-type="float">
            <text:p>623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2225" calcext:value-type="float">
            <text:p>1422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530743" calcext:value-type="float">
            <text:p>5307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857610" calcext:value-type="float">
            <text:p>8576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754012" calcext:value-type="float">
            <text:p>7540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178895" calcext:value-type="float">
            <text:p>1788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678591" calcext:value-type="float">
            <text:p>6785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24452" calcext:value-type="float">
            <text:p>1244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994149" calcext:value-type="float">
            <text:p>99414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16164" calcext:value-type="float">
            <text:p>41616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555124" calcext:value-type="float">
            <text:p>55512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09009" calcext:value-type="float">
            <text:p>1090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86869" calcext:value-type="float">
            <text:p>1868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49787" calcext:value-type="float">
            <text:p>2497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58657" calcext:value-type="float">
            <text:p>2586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54580" calcext:value-type="float">
            <text:p>25458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109258" calcext:value-type="float">
            <text:p>10925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908214" calcext:value-type="float">
            <text:p>9082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557486" calcext:value-type="float">
            <text:p>5574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618958" calcext:value-type="float">
            <text:p>61895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486732" calcext:value-type="float">
            <text:p>4867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87274" calcext:value-type="float">
            <text:p>2872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13682" calcext:value-type="float">
            <text:p>11368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32846" calcext:value-type="float">
            <text:p>63284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696627" calcext:value-type="float">
            <text:p>6966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322709" calcext:value-type="float">
            <text:p>3227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567435" calcext:value-type="float">
            <text:p>5674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650734" calcext:value-type="float">
            <text:p>6507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52578" calcext:value-type="float">
            <text:p>3525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37134" calcext:value-type="float">
            <text:p>1371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10825" calcext:value-type="float">
            <text:p>2108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72049" calcext:value-type="float">
            <text:p>2720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30097" calcext:value-type="float">
            <text:p>4300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15897" calcext:value-type="float">
            <text:p>3158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25670" calcext:value-type="float">
            <text:p>2256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18529" calcext:value-type="float">
            <text:p>4185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104219" calcext:value-type="float">
            <text:p>11042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08357" calcext:value-type="float">
            <text:p>1083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39056" calcext:value-type="float">
            <text:p>1390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492584" calcext:value-type="float">
            <text:p>4925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498122" calcext:value-type="float">
            <text:p>4981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594419" calcext:value-type="float">
            <text:p>59441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406761" calcext:value-type="float">
            <text:p>40676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864453" calcext:value-type="float">
            <text:p>86445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73109" calcext:value-type="float">
            <text:p>1731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854021" calcext:value-type="float">
            <text:p>8540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74692" calcext:value-type="float">
            <text:p>27469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76277" calcext:value-type="float">
            <text:p>2762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20112" calcext:value-type="float">
            <text:p>12011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97564" calcext:value-type="float">
            <text:p>39756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416677" calcext:value-type="float">
            <text:p>41667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551181" calcext:value-type="float">
            <text:p>5511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98024" calcext:value-type="float">
            <text:p>2980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87681" calcext:value-type="float">
            <text:p>1876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451894" calcext:value-type="float">
            <text:p>45189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27400" calcext:value-type="float">
            <text:p>2274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535578" calcext:value-type="float">
            <text:p>5355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85375" calcext:value-type="float">
            <text:p>1853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33701" calcext:value-type="float">
            <text:p>4337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08300" calcext:value-type="float">
            <text:p>4083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505184" calcext:value-type="float">
            <text:p>50518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91811" calcext:value-type="float">
            <text:p>1918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95416" calcext:value-type="float">
            <text:p>3954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352956" calcext:value-type="float">
            <text:p>3529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7619" calcext:value-type="float">
            <text:p>476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294080" calcext:value-type="float">
            <text:p>2940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97001" calcext:value-type="float">
            <text:p>1970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28004" calcext:value-type="float">
            <text:p>3280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48786" calcext:value-type="float">
            <text:p>1487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814306" calcext:value-type="float">
            <text:p>8143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155892" calcext:value-type="float">
            <text:p>1558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999386" calcext:value-type="float">
            <text:p>99938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087307" calcext:value-type="float">
            <text:p>10873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21336" calcext:value-type="float">
            <text:p>32133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66243" calcext:value-type="float">
            <text:p>4662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633414" calcext:value-type="float">
            <text:p>6334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80771" calcext:value-type="float">
            <text:p>6807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224265" calcext:value-type="float">
            <text:p>22426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18880" calcext:value-type="float">
            <text:p>11888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65586" calcext:value-type="float">
            <text:p>4655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40583" calcext:value-type="float">
            <text:p>14058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48467" calcext:value-type="float">
            <text:p>2484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04842" calcext:value-type="float">
            <text:p>1048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503742" calcext:value-type="float">
            <text:p>5037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331102" calcext:value-type="float">
            <text:p>3311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2931" calcext:value-type="float">
            <text:p>329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33574" calcext:value-type="float">
            <text:p>1335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133850" calcext:value-type="float">
            <text:p>11338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423087" calcext:value-type="float">
            <text:p>4230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85359" calcext:value-type="float">
            <text:p>28535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432570" calcext:value-type="float">
            <text:p>43257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692528" calcext:value-type="float">
            <text:p>6925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44343" calcext:value-type="float">
            <text:p>8443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693915" calcext:value-type="float">
            <text:p>69391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22980" calcext:value-type="float">
            <text:p>4229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416703" calcext:value-type="float">
            <text:p>4167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944384" calcext:value-type="float">
            <text:p>9443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34981" calcext:value-type="float">
            <text:p>3349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51500" calcext:value-type="float">
            <text:p>15150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60375" calcext:value-type="float">
            <text:p>2603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538689" calcext:value-type="float">
            <text:p>53868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575119" calcext:value-type="float">
            <text:p>5751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94776" calcext:value-type="float">
            <text:p>19477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68638" calcext:value-type="float">
            <text:p>1686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48303" calcext:value-type="float">
            <text:p>34830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386417" calcext:value-type="float">
            <text:p>3864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2397" calcext:value-type="float">
            <text:p>523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421322" calcext:value-type="float">
            <text:p>4213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22547" calcext:value-type="float">
            <text:p>1225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574492" calcext:value-type="float">
            <text:p>5744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98090" calcext:value-type="float">
            <text:p>39809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89555" calcext:value-type="float">
            <text:p>1895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86028" calcext:value-type="float">
            <text:p>1860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50485" calcext:value-type="float">
            <text:p>4504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06518" calcext:value-type="float">
            <text:p>4065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28485" calcext:value-type="float">
            <text:p>4284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63917" calcext:value-type="float">
            <text:p>2639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512319" calcext:value-type="float">
            <text:p>5123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09267" calcext:value-type="float">
            <text:p>3092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63146" calcext:value-type="float">
            <text:p>4631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06653" calcext:value-type="float">
            <text:p>1066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28632" calcext:value-type="float">
            <text:p>2286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63265" calcext:value-type="float">
            <text:p>2632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1154438" calcext:value-type="float">
            <text:p>11544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52696" calcext:value-type="float">
            <text:p>4526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726363" calcext:value-type="float">
            <text:p>7263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50271" calcext:value-type="float">
            <text:p>25027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22359" calcext:value-type="float">
            <text:p>2223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76211" calcext:value-type="float">
            <text:p>762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190810" calcext:value-type="float">
            <text:p>1908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55922" calcext:value-type="float">
            <text:p>559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2293" calcext:value-type="float">
            <text:p>522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567850" calcext:value-type="float">
            <text:p>5678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57009" calcext:value-type="float">
            <text:p>3570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22600" calcext:value-type="float">
            <text:p>5226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79136" calcext:value-type="float">
            <text:p>17913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720642" calcext:value-type="float">
            <text:p>7206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844182" calcext:value-type="float">
            <text:p>8441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53264" calcext:value-type="float">
            <text:p>25326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516975" calcext:value-type="float">
            <text:p>5169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69386" calcext:value-type="float">
            <text:p>16938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40108" calcext:value-type="float">
            <text:p>2401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346264" calcext:value-type="float">
            <text:p>3462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79899" calcext:value-type="float">
            <text:p>798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67467" calcext:value-type="float">
            <text:p>1674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411424" calcext:value-type="float">
            <text:p>4114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348178" calcext:value-type="float">
            <text:p>3481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97628" calcext:value-type="float">
            <text:p>4976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50288" calcext:value-type="float">
            <text:p>4502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19134" calcext:value-type="float">
            <text:p>2191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46660" calcext:value-type="float">
            <text:p>466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12362" calcext:value-type="float">
            <text:p>31236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70481" calcext:value-type="float">
            <text:p>2704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555812" calcext:value-type="float">
            <text:p>5558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42706" calcext:value-type="float">
            <text:p>14270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12694" calcext:value-type="float">
            <text:p>1126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918336" calcext:value-type="float">
            <text:p>9183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61268" calcext:value-type="float">
            <text:p>3612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52631" calcext:value-type="float">
            <text:p>15263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84572" calcext:value-type="float">
            <text:p>18457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98219" calcext:value-type="float">
            <text:p>49821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538219" calcext:value-type="float">
            <text:p>53821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811313" calcext:value-type="float">
            <text:p>8113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56747" calcext:value-type="float">
            <text:p>2567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54911" calcext:value-type="float">
            <text:p>1549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34149" calcext:value-type="float">
            <text:p>3341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10381" calcext:value-type="float">
            <text:p>41038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23734" calcext:value-type="float">
            <text:p>2237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320936" calcext:value-type="float">
            <text:p>3209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08822" calcext:value-type="float">
            <text:p>50882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23065" calcext:value-type="float">
            <text:p>2230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75699" calcext:value-type="float">
            <text:p>37569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65959" calcext:value-type="float">
            <text:p>659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847502" calcext:value-type="float">
            <text:p>84750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712276" calcext:value-type="float">
            <text:p>7122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65866" calcext:value-type="float">
            <text:p>658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85737" calcext:value-type="float">
            <text:p>2857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923708" calcext:value-type="float">
            <text:p>9237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41601" calcext:value-type="float">
            <text:p>8416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630516" calcext:value-type="float">
            <text:p>6305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60921" calcext:value-type="float">
            <text:p>609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568561" calcext:value-type="float">
            <text:p>56856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40031" calcext:value-type="float">
            <text:p>3400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86108" calcext:value-type="float">
            <text:p>861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761915" calcext:value-type="float">
            <text:p>7619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29778" calcext:value-type="float">
            <text:p>3297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99742" calcext:value-type="float">
            <text:p>2997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456534" calcext:value-type="float">
            <text:p>4565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19676" calcext:value-type="float">
            <text:p>6196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50341" calcext:value-type="float">
            <text:p>15034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74780" calcext:value-type="float">
            <text:p>3747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499741" calcext:value-type="float">
            <text:p>49974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81375" calcext:value-type="float">
            <text:p>1813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80667" calcext:value-type="float">
            <text:p>18066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432752" calcext:value-type="float">
            <text:p>43275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800638" calcext:value-type="float">
            <text:p>8006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356180" calcext:value-type="float">
            <text:p>3561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52465" calcext:value-type="float">
            <text:p>524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65746" calcext:value-type="float">
            <text:p>6574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44121" calcext:value-type="float">
            <text:p>54412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86837" calcext:value-type="float">
            <text:p>8683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36814" calcext:value-type="float">
            <text:p>2368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599836" calcext:value-type="float">
            <text:p>5998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145663" calcext:value-type="float">
            <text:p>11456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10725" calcext:value-type="float">
            <text:p>1107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49795" calcext:value-type="float">
            <text:p>2497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405905" calcext:value-type="float">
            <text:p>4059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26955" calcext:value-type="float">
            <text:p>7269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46943" calcext:value-type="float">
            <text:p>2469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09069" calcext:value-type="float">
            <text:p>3090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47333" calcext:value-type="float">
            <text:p>2473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26656" calcext:value-type="float">
            <text:p>1266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9533" calcext:value-type="float">
            <text:p>595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31519" calcext:value-type="float">
            <text:p>23151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59547" calcext:value-type="float">
            <text:p>3595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864296" calcext:value-type="float">
            <text:p>8642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829813" calcext:value-type="float">
            <text:p>82981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95480" calcext:value-type="float">
            <text:p>29548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527688" calcext:value-type="float">
            <text:p>5276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88373" calcext:value-type="float">
            <text:p>1883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802163" calcext:value-type="float">
            <text:p>8021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41444" calcext:value-type="float">
            <text:p>2414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902874" calcext:value-type="float">
            <text:p>9028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625149" calcext:value-type="float">
            <text:p>6251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21502" calcext:value-type="float">
            <text:p>2215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05204" calcext:value-type="float">
            <text:p>10520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78129" calcext:value-type="float">
            <text:p>37812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48106" calcext:value-type="float">
            <text:p>44810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551711" calcext:value-type="float">
            <text:p>5517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480293" calcext:value-type="float">
            <text:p>4802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93768" calcext:value-type="float">
            <text:p>1937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64999" calcext:value-type="float">
            <text:p>2649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39773" calcext:value-type="float">
            <text:p>3397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555536" calcext:value-type="float">
            <text:p>5555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55085" calcext:value-type="float">
            <text:p>4550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761611" calcext:value-type="float">
            <text:p>7616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35267" calcext:value-type="float">
            <text:p>1352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109378" calcext:value-type="float">
            <text:p>1093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42210" calcext:value-type="float">
            <text:p>2422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62281" calcext:value-type="float">
            <text:p>2622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49024" calcext:value-type="float">
            <text:p>3490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83199" calcext:value-type="float">
            <text:p>8319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78684" calcext:value-type="float">
            <text:p>5786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780536" calcext:value-type="float">
            <text:p>7805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13128" calcext:value-type="float">
            <text:p>1131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520420" calcext:value-type="float">
            <text:p>5204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27255" calcext:value-type="float">
            <text:p>32725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654328" calcext:value-type="float">
            <text:p>6543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66695" calcext:value-type="float">
            <text:p>666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710713" calcext:value-type="float">
            <text:p>171071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76375" calcext:value-type="float">
            <text:p>2763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849533" calcext:value-type="float">
            <text:p>8495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65105" calcext:value-type="float">
            <text:p>2651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07758" calcext:value-type="float">
            <text:p>20775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693062" calcext:value-type="float">
            <text:p>6930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466017" calcext:value-type="float">
            <text:p>4660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28574" calcext:value-type="float">
            <text:p>2285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35652" calcext:value-type="float">
            <text:p>2356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86179" calcext:value-type="float">
            <text:p>4861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699638" calcext:value-type="float">
            <text:p>6996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732147" calcext:value-type="float">
            <text:p>7321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61278" calcext:value-type="float">
            <text:p>26127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54495" calcext:value-type="float">
            <text:p>3544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18252" calcext:value-type="float">
            <text:p>4182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73579" calcext:value-type="float">
            <text:p>4735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29431" calcext:value-type="float">
            <text:p>3294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789359" calcext:value-type="float">
            <text:p>7893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500813" calcext:value-type="float">
            <text:p>5008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89209" calcext:value-type="float">
            <text:p>3892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61814" calcext:value-type="float">
            <text:p>1618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06995" calcext:value-type="float">
            <text:p>3069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98053" calcext:value-type="float">
            <text:p>9805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727834" calcext:value-type="float">
            <text:p>7278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17385" calcext:value-type="float">
            <text:p>2173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52497" calcext:value-type="float">
            <text:p>1524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14494" calcext:value-type="float">
            <text:p>4144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512734" calcext:value-type="float">
            <text:p>5127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65348" calcext:value-type="float">
            <text:p>3653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734802" calcext:value-type="float">
            <text:p>7348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565411" calcext:value-type="float">
            <text:p>5654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74108" calcext:value-type="float">
            <text:p>4741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766742" calcext:value-type="float">
            <text:p>7667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890227" calcext:value-type="float">
            <text:p>8902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93917" calcext:value-type="float">
            <text:p>4939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03818" calcext:value-type="float">
            <text:p>2038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676216" calcext:value-type="float">
            <text:p>6762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60714" calcext:value-type="float">
            <text:p>1607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38204" calcext:value-type="float">
            <text:p>2382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22066" calcext:value-type="float">
            <text:p>3220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324219" calcext:value-type="float">
            <text:p>3242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364113" calcext:value-type="float">
            <text:p>3641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61904" calcext:value-type="float">
            <text:p>1619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19328" calcext:value-type="float">
            <text:p>3193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603410" calcext:value-type="float">
            <text:p>60341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17252" calcext:value-type="float">
            <text:p>1172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920419" calcext:value-type="float">
            <text:p>92041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59656" calcext:value-type="float">
            <text:p>25965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93684" calcext:value-type="float">
            <text:p>936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05841" calcext:value-type="float">
            <text:p>20584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99684" calcext:value-type="float">
            <text:p>19968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07979" calcext:value-type="float">
            <text:p>1079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91626" calcext:value-type="float">
            <text:p>916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55365" calcext:value-type="float">
            <text:p>15536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073742" calcext:value-type="float">
            <text:p>10737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55768" calcext:value-type="float">
            <text:p>2557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768456" calcext:value-type="float">
            <text:p>76845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70721" calcext:value-type="float">
            <text:p>4707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68936" calcext:value-type="float">
            <text:p>36893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69912" calcext:value-type="float">
            <text:p>16991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13036" calcext:value-type="float">
            <text:p>11303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850838" calcext:value-type="float">
            <text:p>85083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955107" calcext:value-type="float">
            <text:p>9551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97303" calcext:value-type="float">
            <text:p>2973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48246" calcext:value-type="float">
            <text:p>24824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32096" calcext:value-type="float">
            <text:p>3320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90125" calcext:value-type="float">
            <text:p>3901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625687" calcext:value-type="float">
            <text:p>6256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373870" calcext:value-type="float">
            <text:p>3738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720352" calcext:value-type="float">
            <text:p>7203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07288" calcext:value-type="float">
            <text:p>1072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656709" calcext:value-type="float">
            <text:p>6567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85109" calcext:value-type="float">
            <text:p>851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73916" calcext:value-type="float">
            <text:p>1739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673797" calcext:value-type="float">
            <text:p>6737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46666" calcext:value-type="float">
            <text:p>2466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1057342" calcext:value-type="float">
            <text:p>10573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81639" calcext:value-type="float">
            <text:p>4816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81403" calcext:value-type="float">
            <text:p>814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97776" calcext:value-type="float">
            <text:p>29777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75445" calcext:value-type="float">
            <text:p>17544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30919" calcext:value-type="float">
            <text:p>2309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67768" calcext:value-type="float">
            <text:p>2677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85248" calcext:value-type="float">
            <text:p>2852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73338" calcext:value-type="float">
            <text:p>57333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04237" calcext:value-type="float">
            <text:p>2042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45749" calcext:value-type="float">
            <text:p>3457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34199" calcext:value-type="float">
            <text:p>7341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42125" calcext:value-type="float">
            <text:p>2421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526682" calcext:value-type="float">
            <text:p>5266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2126" calcext:value-type="float">
            <text:p>1421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29603" calcext:value-type="float">
            <text:p>22960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98735" calcext:value-type="float">
            <text:p>1987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228859" calcext:value-type="float">
            <text:p>2288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773627" calcext:value-type="float">
            <text:p>7736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09024" calcext:value-type="float">
            <text:p>1090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737954" calcext:value-type="float">
            <text:p>7379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90569" calcext:value-type="float">
            <text:p>29056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974539" calcext:value-type="float">
            <text:p>97453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86485" calcext:value-type="float">
            <text:p>1864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642627" calcext:value-type="float">
            <text:p>6426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15820" calcext:value-type="float">
            <text:p>7158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59772" calcext:value-type="float">
            <text:p>4597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350887" calcext:value-type="float">
            <text:p>3508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04892" calcext:value-type="float">
            <text:p>20489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54725" calcext:value-type="float">
            <text:p>2547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20776" calcext:value-type="float">
            <text:p>1207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65967" calcext:value-type="float">
            <text:p>26596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215842" calcext:value-type="float">
            <text:p>21584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987312" calcext:value-type="float">
            <text:p>9873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162243" calcext:value-type="float">
            <text:p>1622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58284" calcext:value-type="float">
            <text:p>1582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072740" calcext:value-type="float">
            <text:p>10727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74998" calcext:value-type="float">
            <text:p>7499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554644" calcext:value-type="float">
            <text:p>5546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217008" calcext:value-type="float">
            <text:p>12170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67035" calcext:value-type="float">
            <text:p>670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631637" calcext:value-type="float">
            <text:p>6316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313388" calcext:value-type="float">
            <text:p>3133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88006" calcext:value-type="float">
            <text:p>3880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551960" calcext:value-type="float">
            <text:p>5519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11784" calcext:value-type="float">
            <text:p>2117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588761" calcext:value-type="float">
            <text:p>5887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42258" calcext:value-type="float">
            <text:p>24225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206981" calcext:value-type="float">
            <text:p>12069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22969" calcext:value-type="float">
            <text:p>1229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88453" calcext:value-type="float">
            <text:p>18845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645372" calcext:value-type="float">
            <text:p>64537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27187" calcext:value-type="float">
            <text:p>3271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19680" calcext:value-type="float">
            <text:p>1196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44261" calcext:value-type="float">
            <text:p>24426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0805" calcext:value-type="float">
            <text:p>708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49785" calcext:value-type="float">
            <text:p>6497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148803" calcext:value-type="float">
            <text:p>14880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85937" calcext:value-type="float">
            <text:p>1859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364061" calcext:value-type="float">
            <text:p>3640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606192" calcext:value-type="float">
            <text:p>60619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29830" calcext:value-type="float">
            <text:p>22983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42150" calcext:value-type="float">
            <text:p>1421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80420" calcext:value-type="float">
            <text:p>38042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01342" calcext:value-type="float">
            <text:p>1013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035747" calcext:value-type="float">
            <text:p>103574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533837" calcext:value-type="float">
            <text:p>5338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19193" calcext:value-type="float">
            <text:p>2191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00354" calcext:value-type="float">
            <text:p>3003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23083" calcext:value-type="float">
            <text:p>42308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11107" calcext:value-type="float">
            <text:p>3111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00783" calcext:value-type="float">
            <text:p>1007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986056" calcext:value-type="float">
            <text:p>9860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476076" calcext:value-type="float">
            <text:p>47607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60624" calcext:value-type="float">
            <text:p>6062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33319" calcext:value-type="float">
            <text:p>3333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63664" calcext:value-type="float">
            <text:p>6366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688081" calcext:value-type="float">
            <text:p>6880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518752" calcext:value-type="float">
            <text:p>5187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049287" calcext:value-type="float">
            <text:p>10492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60640" calcext:value-type="float">
            <text:p>2606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605603" calcext:value-type="float">
            <text:p>6056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824476" calcext:value-type="float">
            <text:p>8244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77007" calcext:value-type="float">
            <text:p>1770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561075" calcext:value-type="float">
            <text:p>156107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752762" calcext:value-type="float">
            <text:p>7527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13731" calcext:value-type="float">
            <text:p>3137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440428" calcext:value-type="float">
            <text:p>4404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69368" calcext:value-type="float">
            <text:p>5693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50039" calcext:value-type="float">
            <text:p>25003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574889" calcext:value-type="float">
            <text:p>5748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291608" calcext:value-type="float">
            <text:p>2916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26254" calcext:value-type="float">
            <text:p>3262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29213" calcext:value-type="float">
            <text:p>1292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509646" calcext:value-type="float">
            <text:p>5096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831480" calcext:value-type="float">
            <text:p>8314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543262" calcext:value-type="float">
            <text:p>5432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32202" calcext:value-type="float">
            <text:p>63220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67773" calcext:value-type="float">
            <text:p>2677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87125" calcext:value-type="float">
            <text:p>2871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308316" calcext:value-type="float">
            <text:p>3083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95287" calcext:value-type="float">
            <text:p>952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36113" calcext:value-type="float">
            <text:p>1361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59995" calcext:value-type="float">
            <text:p>3599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347200" calcext:value-type="float">
            <text:p>34720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89749" calcext:value-type="float">
            <text:p>1897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74975" calcext:value-type="float">
            <text:p>1749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66407" calcext:value-type="float">
            <text:p>3664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50391" calcext:value-type="float">
            <text:p>4503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36687" calcext:value-type="float">
            <text:p>3366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449720" calcext:value-type="float">
            <text:p>4497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58732" calcext:value-type="float">
            <text:p>1587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58073" calcext:value-type="float">
            <text:p>5580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46379" calcext:value-type="float">
            <text:p>3463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22539" calcext:value-type="float">
            <text:p>2225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40090" calcext:value-type="float">
            <text:p>24009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30559" calcext:value-type="float">
            <text:p>2305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669994" calcext:value-type="float">
            <text:p>6699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682549" calcext:value-type="float">
            <text:p>68254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40180" calcext:value-type="float">
            <text:p>14018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92795" calcext:value-type="float">
            <text:p>3927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68404" calcext:value-type="float">
            <text:p>1684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636075" calcext:value-type="float">
            <text:p>16360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62533" calcext:value-type="float">
            <text:p>3625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50370" calcext:value-type="float">
            <text:p>2503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94357" calcext:value-type="float">
            <text:p>2943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487152" calcext:value-type="float">
            <text:p>4871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78317" calcext:value-type="float">
            <text:p>2783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814285" calcext:value-type="float">
            <text:p>81428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80433" calcext:value-type="float">
            <text:p>2804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97268" calcext:value-type="float">
            <text:p>972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06628" calcext:value-type="float">
            <text:p>3066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906654" calcext:value-type="float">
            <text:p>9066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34702" calcext:value-type="float">
            <text:p>4347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531574" calcext:value-type="float">
            <text:p>5315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008046" calcext:value-type="float">
            <text:p>100804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619580" calcext:value-type="float">
            <text:p>6195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92793" calcext:value-type="float">
            <text:p>49279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15909" calcext:value-type="float">
            <text:p>1159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31999" calcext:value-type="float">
            <text:p>3319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247445" calcext:value-type="float">
            <text:p>124744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430016" calcext:value-type="float">
            <text:p>4300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393068" calcext:value-type="float">
            <text:p>3930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27599" calcext:value-type="float">
            <text:p>2275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00558" calcext:value-type="float">
            <text:p>6005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435221" calcext:value-type="float">
            <text:p>4352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656266" calcext:value-type="float">
            <text:p>65626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76725" calcext:value-type="float">
            <text:p>767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74866" calcext:value-type="float">
            <text:p>748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49718" calcext:value-type="float">
            <text:p>24971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75400" calcext:value-type="float">
            <text:p>1754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36905" calcext:value-type="float">
            <text:p>4369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02478" calcext:value-type="float">
            <text:p>2024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76837" calcext:value-type="float">
            <text:p>67683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423158" calcext:value-type="float">
            <text:p>4231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71026" calcext:value-type="float">
            <text:p>2710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757332" calcext:value-type="float">
            <text:p>7573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726029" calcext:value-type="float">
            <text:p>7260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98219" calcext:value-type="float">
            <text:p>2982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328272" calcext:value-type="float">
            <text:p>32827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00119" calcext:value-type="float">
            <text:p>2001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66299" calcext:value-type="float">
            <text:p>3662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640576" calcext:value-type="float">
            <text:p>6405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10897" calcext:value-type="float">
            <text:p>1108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70490" calcext:value-type="float">
            <text:p>1704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550406" calcext:value-type="float">
            <text:p>55040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52184" calcext:value-type="float">
            <text:p>1521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82725" calcext:value-type="float">
            <text:p>2827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332915" calcext:value-type="float">
            <text:p>33291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29336" calcext:value-type="float">
            <text:p>1293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72708" calcext:value-type="float">
            <text:p>1727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87413" calcext:value-type="float">
            <text:p>874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850141" calcext:value-type="float">
            <text:p>8501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54084" calcext:value-type="float">
            <text:p>1540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74025" calcext:value-type="float">
            <text:p>740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376716" calcext:value-type="float">
            <text:p>3767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213620" calcext:value-type="float">
            <text:p>2136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566414" calcext:value-type="float">
            <text:p>5664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863700" calcext:value-type="float">
            <text:p>8637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11643" calcext:value-type="float">
            <text:p>1116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46804" calcext:value-type="float">
            <text:p>1468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06293" calcext:value-type="float">
            <text:p>1062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1414523" calcext:value-type="float">
            <text:p>14145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62760" calcext:value-type="float">
            <text:p>4627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341091" calcext:value-type="float">
            <text:p>34109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39053" calcext:value-type="float">
            <text:p>13905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22580" calcext:value-type="float">
            <text:p>3225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13340" calcext:value-type="float">
            <text:p>41334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53096" calcext:value-type="float">
            <text:p>5309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95774" calcext:value-type="float">
            <text:p>2957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153583" calcext:value-type="float">
            <text:p>1535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502166" calcext:value-type="float">
            <text:p>50216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565728" calcext:value-type="float">
            <text:p>5657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223870" calcext:value-type="float">
            <text:p>22387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125958" calcext:value-type="float">
            <text:p>11259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390216" calcext:value-type="float">
            <text:p>3902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590117" calcext:value-type="float">
            <text:p>159011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40811" calcext:value-type="float">
            <text:p>2408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88122" calcext:value-type="float">
            <text:p>28812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64568" calcext:value-type="float">
            <text:p>2645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44644" calcext:value-type="float">
            <text:p>2446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407613" calcext:value-type="float">
            <text:p>40761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472037" calcext:value-type="float">
            <text:p>47203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25018" calcext:value-type="float">
            <text:p>1250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57214" calcext:value-type="float">
            <text:p>2572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09107" calcext:value-type="float">
            <text:p>20910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10649" calcext:value-type="float">
            <text:p>31064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79595" calcext:value-type="float">
            <text:p>795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292578" calcext:value-type="float">
            <text:p>2925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08214" calcext:value-type="float">
            <text:p>1082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18760" calcext:value-type="float">
            <text:p>2187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87412" calcext:value-type="float">
            <text:p>2874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967247" calcext:value-type="float">
            <text:p>9672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00583" calcext:value-type="float">
            <text:p>3005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82058" calcext:value-type="float">
            <text:p>1820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60548" calcext:value-type="float">
            <text:p>605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73000" calcext:value-type="float">
            <text:p>1730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76466" calcext:value-type="float">
            <text:p>764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48097" calcext:value-type="float">
            <text:p>4480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77712" calcext:value-type="float">
            <text:p>7771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11920" calcext:value-type="float">
            <text:p>3119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18803" calcext:value-type="float">
            <text:p>51880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30355" calcext:value-type="float">
            <text:p>4303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69657" calcext:value-type="float">
            <text:p>16965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561604" calcext:value-type="float">
            <text:p>5616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584919" calcext:value-type="float">
            <text:p>58491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15776" calcext:value-type="float">
            <text:p>21577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60826" calcext:value-type="float">
            <text:p>16082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985050" calcext:value-type="float">
            <text:p>9850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92103" calcext:value-type="float">
            <text:p>1921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710747" calcext:value-type="float">
            <text:p>7107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434087" calcext:value-type="float">
            <text:p>4340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49586" calcext:value-type="float">
            <text:p>14958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75024" calcext:value-type="float">
            <text:p>2750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396416" calcext:value-type="float">
            <text:p>13964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546311" calcext:value-type="float">
            <text:p>5463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42409" calcext:value-type="float">
            <text:p>2424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29390" calcext:value-type="float">
            <text:p>32939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1590003" calcext:value-type="float">
            <text:p>15900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513885" calcext:value-type="float">
            <text:p>5138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27233" calcext:value-type="float">
            <text:p>3272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692994" calcext:value-type="float">
            <text:p>69299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352694" calcext:value-type="float">
            <text:p>35269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61733" calcext:value-type="float">
            <text:p>2617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834066" calcext:value-type="float">
            <text:p>8340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338374" calcext:value-type="float">
            <text:p>3383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237648" calcext:value-type="float">
            <text:p>2376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33311" calcext:value-type="float">
            <text:p>23331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683112" calcext:value-type="float">
            <text:p>6831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73456" calcext:value-type="float">
            <text:p>27345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81706" calcext:value-type="float">
            <text:p>3817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02155" calcext:value-type="float">
            <text:p>2021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13881" calcext:value-type="float">
            <text:p>4138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07482" calcext:value-type="float">
            <text:p>10748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760260" calcext:value-type="float">
            <text:p>17602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61287" calcext:value-type="float">
            <text:p>4612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97944" calcext:value-type="float">
            <text:p>2979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514925" calcext:value-type="float">
            <text:p>5149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269922" calcext:value-type="float">
            <text:p>26992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26038" calcext:value-type="float">
            <text:p>4260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43705" calcext:value-type="float">
            <text:p>3437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42564" calcext:value-type="float">
            <text:p>14256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86111" calcext:value-type="float">
            <text:p>1861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28823" calcext:value-type="float">
            <text:p>1288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572854" calcext:value-type="float">
            <text:p>57285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22730" calcext:value-type="float">
            <text:p>12273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81416" calcext:value-type="float">
            <text:p>2814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08805" calcext:value-type="float">
            <text:p>3088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70688" calcext:value-type="float">
            <text:p>1706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213452" calcext:value-type="float">
            <text:p>2134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20996" calcext:value-type="float">
            <text:p>22099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503169" calcext:value-type="float">
            <text:p>50316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28687" calcext:value-type="float">
            <text:p>2286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647384" calcext:value-type="float">
            <text:p>6473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757241" calcext:value-type="float">
            <text:p>7572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90567" calcext:value-type="float">
            <text:p>2905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525608" calcext:value-type="float">
            <text:p>5256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70129" calcext:value-type="float">
            <text:p>4701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418445" calcext:value-type="float">
            <text:p>4184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726081" calcext:value-type="float">
            <text:p>7260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93230" calcext:value-type="float">
            <text:p>9323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97987" calcext:value-type="float">
            <text:p>2979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72388" calcext:value-type="float">
            <text:p>723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36812" calcext:value-type="float">
            <text:p>2368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19653" calcext:value-type="float">
            <text:p>11965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732937" calcext:value-type="float">
            <text:p>7329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484381" calcext:value-type="float">
            <text:p>4843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22105" calcext:value-type="float">
            <text:p>3221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72825" calcext:value-type="float">
            <text:p>5728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19503" calcext:value-type="float">
            <text:p>1195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60794" calcext:value-type="float">
            <text:p>26079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99390" calcext:value-type="float">
            <text:p>2993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56534" calcext:value-type="float">
            <text:p>3565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45197" calcext:value-type="float">
            <text:p>1451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833820" calcext:value-type="float">
            <text:p>8338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648802" calcext:value-type="float">
            <text:p>6488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41927" calcext:value-type="float">
            <text:p>2419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09740" calcext:value-type="float">
            <text:p>2097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86365" calcext:value-type="float">
            <text:p>1863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734478" calcext:value-type="float">
            <text:p>7344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99682" calcext:value-type="float">
            <text:p>29968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25221" calcext:value-type="float">
            <text:p>4252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551443" calcext:value-type="float">
            <text:p>5514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27608" calcext:value-type="float">
            <text:p>22760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501469" calcext:value-type="float">
            <text:p>5014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34554" calcext:value-type="float">
            <text:p>1345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32013" calcext:value-type="float">
            <text:p>3201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51967" calcext:value-type="float">
            <text:p>15196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635265" calcext:value-type="float">
            <text:p>6352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55202" calcext:value-type="float">
            <text:p>1552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95863" calcext:value-type="float">
            <text:p>39586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665341" calcext:value-type="float">
            <text:p>66534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13485" calcext:value-type="float">
            <text:p>31348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00534" calcext:value-type="float">
            <text:p>10053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705935" calcext:value-type="float">
            <text:p>170593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647111" calcext:value-type="float">
            <text:p>6471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00308" calcext:value-type="float">
            <text:p>5003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50614" calcext:value-type="float">
            <text:p>506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73547" calcext:value-type="float">
            <text:p>3735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69357" calcext:value-type="float">
            <text:p>2693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04145" calcext:value-type="float">
            <text:p>4041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27004" calcext:value-type="float">
            <text:p>2270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26392" calcext:value-type="float">
            <text:p>2263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01999" calcext:value-type="float">
            <text:p>2019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94179" calcext:value-type="float">
            <text:p>9417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359190" calcext:value-type="float">
            <text:p>3591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70984" calcext:value-type="float">
            <text:p>3709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02020" calcext:value-type="float">
            <text:p>1020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34816" calcext:value-type="float">
            <text:p>1348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763343" calcext:value-type="float">
            <text:p>7633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83329" calcext:value-type="float">
            <text:p>48332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831927" calcext:value-type="float">
            <text:p>83192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07159" calcext:value-type="float">
            <text:p>2071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466162" calcext:value-type="float">
            <text:p>4661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444377" calcext:value-type="float">
            <text:p>4443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285208" calcext:value-type="float">
            <text:p>2852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451023" calcext:value-type="float">
            <text:p>4510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345109" calcext:value-type="float">
            <text:p>3451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643259" calcext:value-type="float">
            <text:p>6432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252441" calcext:value-type="float">
            <text:p>2524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08534" calcext:value-type="float">
            <text:p>3085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047681" calcext:value-type="float">
            <text:p>10476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778502" calcext:value-type="float">
            <text:p>7785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99144" calcext:value-type="float">
            <text:p>9914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636393" calcext:value-type="float">
            <text:p>63639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2419" calcext:value-type="float">
            <text:p>424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98959" calcext:value-type="float">
            <text:p>6989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66301" calcext:value-type="float">
            <text:p>4663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65377" calcext:value-type="float">
            <text:p>2653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413763" calcext:value-type="float">
            <text:p>41376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90126" calcext:value-type="float">
            <text:p>4901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37588" calcext:value-type="float">
            <text:p>2375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363802" calcext:value-type="float">
            <text:p>36380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06674" calcext:value-type="float">
            <text:p>2066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07034" calcext:value-type="float">
            <text:p>4070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39754" calcext:value-type="float">
            <text:p>1397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12483" calcext:value-type="float">
            <text:p>2124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492624" calcext:value-type="float">
            <text:p>4926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19603" calcext:value-type="float">
            <text:p>3196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57013" calcext:value-type="float">
            <text:p>3570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44863" calcext:value-type="float">
            <text:p>14486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101299" calcext:value-type="float">
            <text:p>11012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46057" calcext:value-type="float">
            <text:p>3460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55209" calcext:value-type="float">
            <text:p>2552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402799" calcext:value-type="float">
            <text:p>40279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636895" calcext:value-type="float">
            <text:p>6368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86118" calcext:value-type="float">
            <text:p>861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14830" calcext:value-type="float">
            <text:p>3148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37142" calcext:value-type="float">
            <text:p>371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67961" calcext:value-type="float">
            <text:p>679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25722" calcext:value-type="float">
            <text:p>12572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722811" calcext:value-type="float">
            <text:p>7228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012700" calcext:value-type="float">
            <text:p>10127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452936" calcext:value-type="float">
            <text:p>4529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25934" calcext:value-type="float">
            <text:p>1259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120273" calcext:value-type="float">
            <text:p>112027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205470" calcext:value-type="float">
            <text:p>12054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956294" calcext:value-type="float">
            <text:p>95629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14793" calcext:value-type="float">
            <text:p>4147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343737" calcext:value-type="float">
            <text:p>34373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726029" calcext:value-type="float">
            <text:p>72602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09905" calcext:value-type="float">
            <text:p>3099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75870" calcext:value-type="float">
            <text:p>37587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196866" calcext:value-type="float">
            <text:p>1968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923603" calcext:value-type="float">
            <text:p>9236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82771" calcext:value-type="float">
            <text:p>38277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742233" calcext:value-type="float">
            <text:p>7422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483276" calcext:value-type="float">
            <text:p>4832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571959" calcext:value-type="float">
            <text:p>5719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51626" calcext:value-type="float">
            <text:p>1516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190177" calcext:value-type="float">
            <text:p>11901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09410" calcext:value-type="float">
            <text:p>20941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10825" calcext:value-type="float">
            <text:p>2108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745375" calcext:value-type="float">
            <text:p>7453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547962" calcext:value-type="float">
            <text:p>5479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95378" calcext:value-type="float">
            <text:p>953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29826" calcext:value-type="float">
            <text:p>1298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65887" calcext:value-type="float">
            <text:p>2658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06201" calcext:value-type="float">
            <text:p>4062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96617" calcext:value-type="float">
            <text:p>9661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407544" calcext:value-type="float">
            <text:p>4075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14378" calcext:value-type="float">
            <text:p>3143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45780" calcext:value-type="float">
            <text:p>4457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426901" calcext:value-type="float">
            <text:p>4269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31211" calcext:value-type="float">
            <text:p>3312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43826" calcext:value-type="float">
            <text:p>1438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814514" calcext:value-type="float">
            <text:p>8145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272542" calcext:value-type="float">
            <text:p>2725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477951" calcext:value-type="float">
            <text:p>4779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728557" calcext:value-type="float">
            <text:p>7285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28104" calcext:value-type="float">
            <text:p>2281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49835" calcext:value-type="float">
            <text:p>14983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410486" calcext:value-type="float">
            <text:p>4104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455152" calcext:value-type="float">
            <text:p>4551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33932" calcext:value-type="float">
            <text:p>1339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86450" calcext:value-type="float">
            <text:p>28645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14451" calcext:value-type="float">
            <text:p>3144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33789" calcext:value-type="float">
            <text:p>33378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506504" calcext:value-type="float">
            <text:p>5065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53071" calcext:value-type="float">
            <text:p>2530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33353" calcext:value-type="float">
            <text:p>23335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37280" calcext:value-type="float">
            <text:p>13728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92726" calcext:value-type="float">
            <text:p>9272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39871" calcext:value-type="float">
            <text:p>2398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518362" calcext:value-type="float">
            <text:p>51836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778695" calcext:value-type="float">
            <text:p>7786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977025" calcext:value-type="float">
            <text:p>9770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61309" calcext:value-type="float">
            <text:p>1613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575739" calcext:value-type="float">
            <text:p>57573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328057" calcext:value-type="float">
            <text:p>13280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96369" calcext:value-type="float">
            <text:p>9636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01737" calcext:value-type="float">
            <text:p>2017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06269" calcext:value-type="float">
            <text:p>20626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05813" calcext:value-type="float">
            <text:p>3058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38266" calcext:value-type="float">
            <text:p>13826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438198" calcext:value-type="float">
            <text:p>43819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67542" calcext:value-type="float">
            <text:p>16754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143949" calcext:value-type="float">
            <text:p>1439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12009" calcext:value-type="float">
            <text:p>1120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702333" calcext:value-type="float">
            <text:p>7023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591950" calcext:value-type="float">
            <text:p>5919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429925" calcext:value-type="float">
            <text:p>14299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96186" calcext:value-type="float">
            <text:p>1961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26250" calcext:value-type="float">
            <text:p>22625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95431" calcext:value-type="float">
            <text:p>954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113379" calcext:value-type="float">
            <text:p>1133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529504" calcext:value-type="float">
            <text:p>5295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15877" calcext:value-type="float">
            <text:p>2158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556496" calcext:value-type="float">
            <text:p>5564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21754" calcext:value-type="float">
            <text:p>3217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425810" calcext:value-type="float">
            <text:p>4258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764334" calcext:value-type="float">
            <text:p>76433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829784" calcext:value-type="float">
            <text:p>8297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72613" calcext:value-type="float">
            <text:p>1726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53839" calcext:value-type="float">
            <text:p>15383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091390" calcext:value-type="float">
            <text:p>10913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26480" calcext:value-type="float">
            <text:p>3264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49225" calcext:value-type="float">
            <text:p>3492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96962" calcext:value-type="float">
            <text:p>1969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81559" calcext:value-type="float">
            <text:p>1815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75596" calcext:value-type="float">
            <text:p>37559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500274" calcext:value-type="float">
            <text:p>5002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476335" calcext:value-type="float">
            <text:p>47633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88773" calcext:value-type="float">
            <text:p>28877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255411" calcext:value-type="float">
            <text:p>2554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15507" calcext:value-type="float">
            <text:p>3155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66133" calcext:value-type="float">
            <text:p>2661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388404" calcext:value-type="float">
            <text:p>38840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31852" calcext:value-type="float">
            <text:p>2318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697575" calcext:value-type="float">
            <text:p>6975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680473" calcext:value-type="float">
            <text:p>68047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833247" calcext:value-type="float">
            <text:p>8332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84141" calcext:value-type="float">
            <text:p>1841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62179" calcext:value-type="float">
            <text:p>1621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74844" calcext:value-type="float">
            <text:p>3748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74127" calcext:value-type="float">
            <text:p>3741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56501" calcext:value-type="float">
            <text:p>1565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16451" calcext:value-type="float">
            <text:p>3164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0999" calcext:value-type="float">
            <text:p>409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24250" calcext:value-type="float">
            <text:p>22425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11258" calcext:value-type="float">
            <text:p>2112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261801" calcext:value-type="float">
            <text:p>12618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45694" calcext:value-type="float">
            <text:p>2456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479694" calcext:value-type="float">
            <text:p>47969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33709" calcext:value-type="float">
            <text:p>2337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01747" calcext:value-type="float">
            <text:p>30174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38109" calcext:value-type="float">
            <text:p>1381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70587" calcext:value-type="float">
            <text:p>1705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10080" calcext:value-type="float">
            <text:p>1100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89586" calcext:value-type="float">
            <text:p>895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6544" calcext:value-type="float">
            <text:p>365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829499" calcext:value-type="float">
            <text:p>8294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89770" calcext:value-type="float">
            <text:p>18977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73070" calcext:value-type="float">
            <text:p>1730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54393" calcext:value-type="float">
            <text:p>1543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06908" calcext:value-type="float">
            <text:p>2069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06526" calcext:value-type="float">
            <text:p>2065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442181" calcext:value-type="float">
            <text:p>4421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71011" calcext:value-type="float">
            <text:p>2710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13000" calcext:value-type="float">
            <text:p>21300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49573" calcext:value-type="float">
            <text:p>24957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29075" calcext:value-type="float">
            <text:p>22907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110244" calcext:value-type="float">
            <text:p>11102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13590" calcext:value-type="float">
            <text:p>2135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585703" calcext:value-type="float">
            <text:p>58570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417120" calcext:value-type="float">
            <text:p>4171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77145" calcext:value-type="float">
            <text:p>771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508974" calcext:value-type="float">
            <text:p>5089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89848" calcext:value-type="float">
            <text:p>28984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141466" calcext:value-type="float">
            <text:p>11414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336059" calcext:value-type="float">
            <text:p>3360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312803" calcext:value-type="float">
            <text:p>3128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67741" calcext:value-type="float">
            <text:p>6677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768808" calcext:value-type="float">
            <text:p>7688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844587" calcext:value-type="float">
            <text:p>8445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96506" calcext:value-type="float">
            <text:p>1965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18688" calcext:value-type="float">
            <text:p>4186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99151" calcext:value-type="float">
            <text:p>3991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44716" calcext:value-type="float">
            <text:p>1447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35060" calcext:value-type="float">
            <text:p>2350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91308" calcext:value-type="float">
            <text:p>2913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35456" calcext:value-type="float">
            <text:p>13545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775809" calcext:value-type="float">
            <text:p>7758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08816" calcext:value-type="float">
            <text:p>3088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024635" calcext:value-type="float">
            <text:p>10246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27571" calcext:value-type="float">
            <text:p>3275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506946" calcext:value-type="float">
            <text:p>5069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62674" calcext:value-type="float">
            <text:p>626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708506" calcext:value-type="float">
            <text:p>17085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187441" calcext:value-type="float">
            <text:p>1874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88530" calcext:value-type="float">
            <text:p>2885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29901" calcext:value-type="float">
            <text:p>2299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28501" calcext:value-type="float">
            <text:p>1285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67381" calcext:value-type="float">
            <text:p>673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67777" calcext:value-type="float">
            <text:p>2677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94839" calcext:value-type="float">
            <text:p>3948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41779" calcext:value-type="float">
            <text:p>24177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71378" calcext:value-type="float">
            <text:p>1713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546541" calcext:value-type="float">
            <text:p>5465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441963" calcext:value-type="float">
            <text:p>44196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678851" calcext:value-type="float">
            <text:p>6788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047189" calcext:value-type="float">
            <text:p>104718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22297" calcext:value-type="float">
            <text:p>1222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311835" calcext:value-type="float">
            <text:p>3118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306850" calcext:value-type="float">
            <text:p>130685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25997" calcext:value-type="float">
            <text:p>6259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13288" calcext:value-type="float">
            <text:p>2132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873855" calcext:value-type="float">
            <text:p>87385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751075" calcext:value-type="float">
            <text:p>75107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92782" calcext:value-type="float">
            <text:p>927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96777" calcext:value-type="float">
            <text:p>967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40865" calcext:value-type="float">
            <text:p>3408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36714" calcext:value-type="float">
            <text:p>2367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80199" calcext:value-type="float">
            <text:p>801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84497" calcext:value-type="float">
            <text:p>2844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55917" calcext:value-type="float">
            <text:p>5559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90464" calcext:value-type="float">
            <text:p>19046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210065" calcext:value-type="float">
            <text:p>2100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366483" calcext:value-type="float">
            <text:p>36648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20795" calcext:value-type="float">
            <text:p>1207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004925" calcext:value-type="float">
            <text:p>100492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621995" calcext:value-type="float">
            <text:p>6219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79409" calcext:value-type="float">
            <text:p>3794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39355" calcext:value-type="float">
            <text:p>1393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37662" calcext:value-type="float">
            <text:p>43766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713727" calcext:value-type="float">
            <text:p>7137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14289" calcext:value-type="float">
            <text:p>1142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73390" calcext:value-type="float">
            <text:p>2733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81642" calcext:value-type="float">
            <text:p>1816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86537" calcext:value-type="float">
            <text:p>28653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418947" calcext:value-type="float">
            <text:p>4189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35220" calcext:value-type="float">
            <text:p>43522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77060" calcext:value-type="float">
            <text:p>4770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04216" calcext:value-type="float">
            <text:p>4042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02932" calcext:value-type="float">
            <text:p>1029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174271" calcext:value-type="float">
            <text:p>1742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637090" calcext:value-type="float">
            <text:p>6370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635610" calcext:value-type="float">
            <text:p>63561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58562" calcext:value-type="float">
            <text:p>2585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20388" calcext:value-type="float">
            <text:p>1203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54166" calcext:value-type="float">
            <text:p>2541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802165" calcext:value-type="float">
            <text:p>8021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463257" calcext:value-type="float">
            <text:p>4632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810386" calcext:value-type="float">
            <text:p>8103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932084" calcext:value-type="float">
            <text:p>9320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228099" calcext:value-type="float">
            <text:p>2280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95961" calcext:value-type="float">
            <text:p>2959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400179" calcext:value-type="float">
            <text:p>40017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43182" calcext:value-type="float">
            <text:p>24318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15658" calcext:value-type="float">
            <text:p>11565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743621" calcext:value-type="float">
            <text:p>7436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137944" calcext:value-type="float">
            <text:p>1379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296408" calcext:value-type="float">
            <text:p>2964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73120" calcext:value-type="float">
            <text:p>37312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470620" calcext:value-type="float">
            <text:p>47062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00513" calcext:value-type="float">
            <text:p>10051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529119" calcext:value-type="float">
            <text:p>52911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752485" calcext:value-type="float">
            <text:p>7524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317565" calcext:value-type="float">
            <text:p>3175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20376" calcext:value-type="float">
            <text:p>2203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4666" calcext:value-type="float">
            <text:p>5466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471578" calcext:value-type="float">
            <text:p>4715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3067" calcext:value-type="float">
            <text:p>530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64004" calcext:value-type="float">
            <text:p>1640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241156" calcext:value-type="float">
            <text:p>2411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34376" calcext:value-type="float">
            <text:p>13437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08428" calcext:value-type="float">
            <text:p>1084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80396" calcext:value-type="float">
            <text:p>28039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96887" calcext:value-type="float">
            <text:p>968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21810" calcext:value-type="float">
            <text:p>3218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1065467" calcext:value-type="float">
            <text:p>10654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17282" calcext:value-type="float">
            <text:p>2172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434477" calcext:value-type="float">
            <text:p>14344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42957" calcext:value-type="float">
            <text:p>429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937715" calcext:value-type="float">
            <text:p>9377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12002" calcext:value-type="float">
            <text:p>2120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126663" calcext:value-type="float">
            <text:p>112666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87369" calcext:value-type="float">
            <text:p>1873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234635" calcext:value-type="float">
            <text:p>123463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657791" calcext:value-type="float">
            <text:p>6577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690800" calcext:value-type="float">
            <text:p>6908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40311" calcext:value-type="float">
            <text:p>3403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1282" calcext:value-type="float">
            <text:p>512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36429" calcext:value-type="float">
            <text:p>13642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635672" calcext:value-type="float">
            <text:p>63567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10530" calcext:value-type="float">
            <text:p>2105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269133" calcext:value-type="float">
            <text:p>26913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43228" calcext:value-type="float">
            <text:p>4432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469926" calcext:value-type="float">
            <text:p>4699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49041" calcext:value-type="float">
            <text:p>34904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055479" calcext:value-type="float">
            <text:p>10554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10309" calcext:value-type="float">
            <text:p>2103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578911" calcext:value-type="float">
            <text:p>5789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186981" calcext:value-type="float">
            <text:p>1869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56472" calcext:value-type="float">
            <text:p>1564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477907" calcext:value-type="float">
            <text:p>4779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81729" calcext:value-type="float">
            <text:p>2817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59734" calcext:value-type="float">
            <text:p>597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19515" calcext:value-type="float">
            <text:p>41951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844309" calcext:value-type="float">
            <text:p>8443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54384" calcext:value-type="float">
            <text:p>4543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729162" calcext:value-type="float">
            <text:p>7291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434923" calcext:value-type="float">
            <text:p>4349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461229" calcext:value-type="float">
            <text:p>4612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235828" calcext:value-type="float">
            <text:p>12358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29178" calcext:value-type="float">
            <text:p>22917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89964" calcext:value-type="float">
            <text:p>899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493739" calcext:value-type="float">
            <text:p>4937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98350" calcext:value-type="float">
            <text:p>29835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83951" calcext:value-type="float">
            <text:p>1839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576144" calcext:value-type="float">
            <text:p>5761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53243" calcext:value-type="float">
            <text:p>25324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93162" calcext:value-type="float">
            <text:p>2931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56965" calcext:value-type="float">
            <text:p>3569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123889" calcext:value-type="float">
            <text:p>112388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002454" calcext:value-type="float">
            <text:p>10024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01526" calcext:value-type="float">
            <text:p>1015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21534" calcext:value-type="float">
            <text:p>2215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88171" calcext:value-type="float">
            <text:p>28817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57770" calcext:value-type="float">
            <text:p>2577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66422" calcext:value-type="float">
            <text:p>1664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44637" calcext:value-type="float">
            <text:p>14463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92058" calcext:value-type="float">
            <text:p>920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33976" calcext:value-type="float">
            <text:p>2339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92310" calcext:value-type="float">
            <text:p>2923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348845" calcext:value-type="float">
            <text:p>34884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74657" calcext:value-type="float">
            <text:p>2746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69343" calcext:value-type="float">
            <text:p>3693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23006" calcext:value-type="float">
            <text:p>4230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450882" calcext:value-type="float">
            <text:p>14508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31464" calcext:value-type="float">
            <text:p>13146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70337" calcext:value-type="float">
            <text:p>1703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370548" calcext:value-type="float">
            <text:p>37054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114373" calcext:value-type="float">
            <text:p>11437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58098" calcext:value-type="float">
            <text:p>580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164340" calcext:value-type="float">
            <text:p>1643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71928" calcext:value-type="float">
            <text:p>1719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01531" calcext:value-type="float">
            <text:p>10153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36201" calcext:value-type="float">
            <text:p>1362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14791" calcext:value-type="float">
            <text:p>1147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80181" calcext:value-type="float">
            <text:p>2801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74687" calcext:value-type="float">
            <text:p>3746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70197" calcext:value-type="float">
            <text:p>701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19311" calcext:value-type="float">
            <text:p>11931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31791" calcext:value-type="float">
            <text:p>2317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384827" calcext:value-type="float">
            <text:p>3848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595091" calcext:value-type="float">
            <text:p>5950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78136" calcext:value-type="float">
            <text:p>27813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351507" calcext:value-type="float">
            <text:p>3515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51647" calcext:value-type="float">
            <text:p>15164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303037" calcext:value-type="float">
            <text:p>3030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419011" calcext:value-type="float">
            <text:p>4190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59506" calcext:value-type="float">
            <text:p>4595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92029" calcext:value-type="float">
            <text:p>1920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97732" calcext:value-type="float">
            <text:p>1977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96038" calcext:value-type="float">
            <text:p>2960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761318" calcext:value-type="float">
            <text:p>7613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39329" calcext:value-type="float">
            <text:p>23932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841774" calcext:value-type="float">
            <text:p>8417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30312" calcext:value-type="float">
            <text:p>4303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80646" calcext:value-type="float">
            <text:p>58064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01439" calcext:value-type="float">
            <text:p>1014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41954" calcext:value-type="float">
            <text:p>2419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634202" calcext:value-type="float">
            <text:p>6342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381227" calcext:value-type="float">
            <text:p>3812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34405" calcext:value-type="float">
            <text:p>2344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551307" calcext:value-type="float">
            <text:p>5513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45620" calcext:value-type="float">
            <text:p>14562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803975" calcext:value-type="float">
            <text:p>8039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99796" calcext:value-type="float">
            <text:p>997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350751" calcext:value-type="float">
            <text:p>3507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89179" calcext:value-type="float">
            <text:p>2891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10873" calcext:value-type="float">
            <text:p>21087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72078" calcext:value-type="float">
            <text:p>1720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65382" calcext:value-type="float">
            <text:p>3653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76216" calcext:value-type="float">
            <text:p>2762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103721" calcext:value-type="float">
            <text:p>10372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08607" calcext:value-type="float">
            <text:p>2086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398014" calcext:value-type="float">
            <text:p>3980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73059" calcext:value-type="float">
            <text:p>730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15726" calcext:value-type="float">
            <text:p>31572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91092" calcext:value-type="float">
            <text:p>910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496179" calcext:value-type="float">
            <text:p>4961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45787" calcext:value-type="float">
            <text:p>1457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29843" calcext:value-type="float">
            <text:p>1298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660178" calcext:value-type="float">
            <text:p>6601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03227" calcext:value-type="float">
            <text:p>1032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341657" calcext:value-type="float">
            <text:p>34165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490191" calcext:value-type="float">
            <text:p>49019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02616" calcext:value-type="float">
            <text:p>3026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71877" calcext:value-type="float">
            <text:p>4718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53809" calcext:value-type="float">
            <text:p>2538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7779" calcext:value-type="float">
            <text:p>4777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288934" calcext:value-type="float">
            <text:p>2889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528046" calcext:value-type="float">
            <text:p>5280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69833" calcext:value-type="float">
            <text:p>698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46974" calcext:value-type="float">
            <text:p>1469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523496" calcext:value-type="float">
            <text:p>52349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226410" calcext:value-type="float">
            <text:p>122641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462010" calcext:value-type="float">
            <text:p>46201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24231" calcext:value-type="float">
            <text:p>12423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27766" calcext:value-type="float">
            <text:p>42776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129699" calcext:value-type="float">
            <text:p>12969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652456" calcext:value-type="float">
            <text:p>6524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887039" calcext:value-type="float">
            <text:p>88703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25707" calcext:value-type="float">
            <text:p>12570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63485" calcext:value-type="float">
            <text:p>1634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82878" calcext:value-type="float">
            <text:p>28287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11791" calcext:value-type="float">
            <text:p>1117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246187" calcext:value-type="float">
            <text:p>2461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66595" calcext:value-type="float">
            <text:p>4665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115588" calcext:value-type="float">
            <text:p>11558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1427767" calcext:value-type="float">
            <text:p>14277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71834" calcext:value-type="float">
            <text:p>718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86147" calcext:value-type="float">
            <text:p>861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340538" calcext:value-type="float">
            <text:p>134053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417272" calcext:value-type="float">
            <text:p>41727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421581" calcext:value-type="float">
            <text:p>42158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412019" calcext:value-type="float">
            <text:p>4120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715335" calcext:value-type="float">
            <text:p>7153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643470" calcext:value-type="float">
            <text:p>6434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10409" calcext:value-type="float">
            <text:p>2104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587031" calcext:value-type="float">
            <text:p>5870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630286" calcext:value-type="float">
            <text:p>6302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80119" calcext:value-type="float">
            <text:p>1801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226047" calcext:value-type="float">
            <text:p>12260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07375" calcext:value-type="float">
            <text:p>2073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35000" calcext:value-type="float">
            <text:p>1350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60189" calcext:value-type="float">
            <text:p>601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85017" calcext:value-type="float">
            <text:p>28501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964196" calcext:value-type="float">
            <text:p>9641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588812" calcext:value-type="float">
            <text:p>5888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73792" calcext:value-type="float">
            <text:p>4737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51184" calcext:value-type="float">
            <text:p>6511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16274" calcext:value-type="float">
            <text:p>51627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98457" calcext:value-type="float">
            <text:p>2984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41944" calcext:value-type="float">
            <text:p>24194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44827" calcext:value-type="float">
            <text:p>3448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55188" calcext:value-type="float">
            <text:p>2551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835238" calcext:value-type="float">
            <text:p>8352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74912" calcext:value-type="float">
            <text:p>1749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812856" calcext:value-type="float">
            <text:p>8128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66220" calcext:value-type="float">
            <text:p>36622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687356" calcext:value-type="float">
            <text:p>68735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85142" calcext:value-type="float">
            <text:p>4851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82837" calcext:value-type="float">
            <text:p>828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36997" calcext:value-type="float">
            <text:p>1369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22001" calcext:value-type="float">
            <text:p>1220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144343" calcext:value-type="float">
            <text:p>1443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64242" calcext:value-type="float">
            <text:p>4642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92246" calcext:value-type="float">
            <text:p>5922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46121" calcext:value-type="float">
            <text:p>34612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360857" calcext:value-type="float">
            <text:p>3608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62470" calcext:value-type="float">
            <text:p>1624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69952" calcext:value-type="float">
            <text:p>2699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53682" calcext:value-type="float">
            <text:p>2536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64723" calcext:value-type="float">
            <text:p>3647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93617" calcext:value-type="float">
            <text:p>9361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800968" calcext:value-type="float">
            <text:p>80096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77670" calcext:value-type="float">
            <text:p>2776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43332" calcext:value-type="float">
            <text:p>14333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594244" calcext:value-type="float">
            <text:p>5942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691140" calcext:value-type="float">
            <text:p>6911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399531" calcext:value-type="float">
            <text:p>3995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32396" calcext:value-type="float">
            <text:p>4323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342057" calcext:value-type="float">
            <text:p>3420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636987" calcext:value-type="float">
            <text:p>6369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41417" calcext:value-type="float">
            <text:p>44141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13506" calcext:value-type="float">
            <text:p>31350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01398" calcext:value-type="float">
            <text:p>40139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39012" calcext:value-type="float">
            <text:p>43901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09979" calcext:value-type="float">
            <text:p>3099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71822" calcext:value-type="float">
            <text:p>37182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92370" calcext:value-type="float">
            <text:p>2923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643496" calcext:value-type="float">
            <text:p>6434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507920" calcext:value-type="float">
            <text:p>50792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25654" calcext:value-type="float">
            <text:p>3256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60075" calcext:value-type="float">
            <text:p>2600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59106" calcext:value-type="float">
            <text:p>15910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563952" calcext:value-type="float">
            <text:p>5639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431762" calcext:value-type="float">
            <text:p>4317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389364" calcext:value-type="float">
            <text:p>3893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28372" calcext:value-type="float">
            <text:p>12837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22960" calcext:value-type="float">
            <text:p>4229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904342" calcext:value-type="float">
            <text:p>9043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86481" calcext:value-type="float">
            <text:p>5864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27919" calcext:value-type="float">
            <text:p>5279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451650" calcext:value-type="float">
            <text:p>45165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71724" calcext:value-type="float">
            <text:p>1717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69273" calcext:value-type="float">
            <text:p>16927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131747" calcext:value-type="float">
            <text:p>13174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65351" calcext:value-type="float">
            <text:p>2653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37428" calcext:value-type="float">
            <text:p>3374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155109" calcext:value-type="float">
            <text:p>1551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66058" calcext:value-type="float">
            <text:p>6605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12366" calcext:value-type="float">
            <text:p>41236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71873" calcext:value-type="float">
            <text:p>37187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880434" calcext:value-type="float">
            <text:p>8804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67909" calcext:value-type="float">
            <text:p>3679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313851" calcext:value-type="float">
            <text:p>3138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23583" calcext:value-type="float">
            <text:p>3235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81961" calcext:value-type="float">
            <text:p>2819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37885" calcext:value-type="float">
            <text:p>3378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86718" calcext:value-type="float">
            <text:p>3867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25948" calcext:value-type="float">
            <text:p>3259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385013" calcext:value-type="float">
            <text:p>38501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91609" calcext:value-type="float">
            <text:p>1916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52943" calcext:value-type="float">
            <text:p>15294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405902" calcext:value-type="float">
            <text:p>40590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52194" calcext:value-type="float">
            <text:p>5219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57966" calcext:value-type="float">
            <text:p>1579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145016" calcext:value-type="float">
            <text:p>1450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303102" calcext:value-type="float">
            <text:p>3031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20185" calcext:value-type="float">
            <text:p>1201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28284" calcext:value-type="float">
            <text:p>42828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95174" calcext:value-type="float">
            <text:p>39517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46787" calcext:value-type="float">
            <text:p>2467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74045" calcext:value-type="float">
            <text:p>3740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49055" calcext:value-type="float">
            <text:p>4490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519022" calcext:value-type="float">
            <text:p>5190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676292" calcext:value-type="float">
            <text:p>6762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199203" calcext:value-type="float">
            <text:p>19920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65191" calcext:value-type="float">
            <text:p>4651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568620" calcext:value-type="float">
            <text:p>56862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87411" calcext:value-type="float">
            <text:p>2874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518562" calcext:value-type="float">
            <text:p>51856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721012" calcext:value-type="float">
            <text:p>7210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536950" calcext:value-type="float">
            <text:p>5369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364097" calcext:value-type="float">
            <text:p>3640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64567" calcext:value-type="float">
            <text:p>4645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14805" calcext:value-type="float">
            <text:p>11480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213334" calcext:value-type="float">
            <text:p>21333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223350" calcext:value-type="float">
            <text:p>2233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244127" calcext:value-type="float">
            <text:p>2441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360819" calcext:value-type="float">
            <text:p>36081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60677" calcext:value-type="float">
            <text:p>3606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673366" calcext:value-type="float">
            <text:p>6733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625954" calcext:value-type="float">
            <text:p>6259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516229" calcext:value-type="float">
            <text:p>5162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383541" calcext:value-type="float">
            <text:p>13835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56871" calcext:value-type="float">
            <text:p>5687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843427" calcext:value-type="float">
            <text:p>8434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79865" calcext:value-type="float">
            <text:p>27986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73269" calcext:value-type="float">
            <text:p>37326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173165" calcext:value-type="float">
            <text:p>17316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99555" calcext:value-type="float">
            <text:p>4995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26904" calcext:value-type="float">
            <text:p>4269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83094" calcext:value-type="float">
            <text:p>28309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527740" calcext:value-type="float">
            <text:p>5277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38369" calcext:value-type="float">
            <text:p>13836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12284" calcext:value-type="float">
            <text:p>2122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33492" calcext:value-type="float">
            <text:p>33349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548923" calcext:value-type="float">
            <text:p>5489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558952" calcext:value-type="float">
            <text:p>5589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809777" calcext:value-type="float">
            <text:p>80977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47729" calcext:value-type="float">
            <text:p>34772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98952" calcext:value-type="float">
            <text:p>4989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52885" calcext:value-type="float">
            <text:p>25288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511774" calcext:value-type="float">
            <text:p>51177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392798" calcext:value-type="float">
            <text:p>3927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09920" calcext:value-type="float">
            <text:p>20992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90004" calcext:value-type="float">
            <text:p>6900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99957" calcext:value-type="float">
            <text:p>29995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71578" calcext:value-type="float">
            <text:p>715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555639" calcext:value-type="float">
            <text:p>55563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84021" calcext:value-type="float">
            <text:p>840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264728" calcext:value-type="float">
            <text:p>2647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48898" calcext:value-type="float">
            <text:p>5488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08826" calcext:value-type="float">
            <text:p>1088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20595" calcext:value-type="float">
            <text:p>1205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837662" calcext:value-type="float">
            <text:p>8376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69592" calcext:value-type="float">
            <text:p>2695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649405" calcext:value-type="float">
            <text:p>64940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80269" calcext:value-type="float">
            <text:p>802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257732" calcext:value-type="float">
            <text:p>2577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40064" calcext:value-type="float">
            <text:p>14006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649674" calcext:value-type="float">
            <text:p>6496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283226" calcext:value-type="float">
            <text:p>28322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548197" calcext:value-type="float">
            <text:p>5481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574024" calcext:value-type="float">
            <text:p>5740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57685" calcext:value-type="float">
            <text:p>5768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97115" calcext:value-type="float">
            <text:p>2971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31203" calcext:value-type="float">
            <text:p>3312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77644" calcext:value-type="float">
            <text:p>2776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91366" calcext:value-type="float">
            <text:p>29136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06035" calcext:value-type="float">
            <text:p>20603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09935" calcext:value-type="float">
            <text:p>1099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81705" calcext:value-type="float">
            <text:p>28170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665372" calcext:value-type="float">
            <text:p>66537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56826" calcext:value-type="float">
            <text:p>2568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37493" calcext:value-type="float">
            <text:p>374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05411" calcext:value-type="float">
            <text:p>4054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72752" calcext:value-type="float">
            <text:p>2727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1658383" calcext:value-type="float">
            <text:p>165838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34436" calcext:value-type="float">
            <text:p>23443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132850" calcext:value-type="float">
            <text:p>1328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895567" calcext:value-type="float">
            <text:p>8955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03057" calcext:value-type="float">
            <text:p>3030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25574" calcext:value-type="float">
            <text:p>22557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325133" calcext:value-type="float">
            <text:p>3251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14014" calcext:value-type="float">
            <text:p>4140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766928" calcext:value-type="float">
            <text:p>76692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02008" calcext:value-type="float">
            <text:p>10200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65981" calcext:value-type="float">
            <text:p>26598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4644" calcext:value-type="float">
            <text:p>146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23724" calcext:value-type="float">
            <text:p>1237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62124" calcext:value-type="float">
            <text:p>1621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360148" calcext:value-type="float">
            <text:p>3601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619784" calcext:value-type="float">
            <text:p>6197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668808" calcext:value-type="float">
            <text:p>6688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266671" calcext:value-type="float">
            <text:p>26667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27852" calcext:value-type="float">
            <text:p>4278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74608" calcext:value-type="float">
            <text:p>2746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15742" calcext:value-type="float">
            <text:p>31574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479841" calcext:value-type="float">
            <text:p>4798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48579" calcext:value-type="float">
            <text:p>14857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111724" calcext:value-type="float">
            <text:p>1117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633166" calcext:value-type="float">
            <text:p>6331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04175" calcext:value-type="float">
            <text:p>10417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481267" calcext:value-type="float">
            <text:p>4812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62092" calcext:value-type="float">
            <text:p>6209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38984" calcext:value-type="float">
            <text:p>3389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76027" calcext:value-type="float">
            <text:p>3760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12499" calcext:value-type="float">
            <text:p>41249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62700" calcext:value-type="float">
            <text:p>36270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38374" calcext:value-type="float">
            <text:p>23837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55977" calcext:value-type="float">
            <text:p>25597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355280" calcext:value-type="float">
            <text:p>3552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949648" calcext:value-type="float">
            <text:p>9496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82423" calcext:value-type="float">
            <text:p>1824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97714" calcext:value-type="float">
            <text:p>3977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71307" calcext:value-type="float">
            <text:p>17130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569589" calcext:value-type="float">
            <text:p>56958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76414" calcext:value-type="float">
            <text:p>1764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991428" calcext:value-type="float">
            <text:p>9914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533534" calcext:value-type="float">
            <text:p>5335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457500" calcext:value-type="float">
            <text:p>4575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12623" calcext:value-type="float">
            <text:p>51262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671393" calcext:value-type="float">
            <text:p>67139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837602" calcext:value-type="float">
            <text:p>8376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258097" calcext:value-type="float">
            <text:p>2580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26766" calcext:value-type="float">
            <text:p>1267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91795" calcext:value-type="float">
            <text:p>19179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505337" calcext:value-type="float">
            <text:p>50533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781455" calcext:value-type="float">
            <text:p>7814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34448" calcext:value-type="float">
            <text:p>23444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323405" calcext:value-type="float">
            <text:p>3234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538150" calcext:value-type="float">
            <text:p>53815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11868" calcext:value-type="float">
            <text:p>2118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48561" calcext:value-type="float">
            <text:p>4485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530022" calcext:value-type="float">
            <text:p>5300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619657" calcext:value-type="float">
            <text:p>6196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497695" calcext:value-type="float">
            <text:p>49769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432411" calcext:value-type="float">
            <text:p>43241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518228" calcext:value-type="float">
            <text:p>5182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617881" calcext:value-type="float">
            <text:p>6178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804499" calcext:value-type="float">
            <text:p>80449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59551" calcext:value-type="float">
            <text:p>4595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40394" calcext:value-type="float">
            <text:p>24039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81910" calcext:value-type="float">
            <text:p>38191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455501" calcext:value-type="float">
            <text:p>4555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408392" calcext:value-type="float">
            <text:p>40839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525221" calcext:value-type="float">
            <text:p>5252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642076" calcext:value-type="float">
            <text:p>6420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05145" calcext:value-type="float">
            <text:p>10514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29255" calcext:value-type="float">
            <text:p>12925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322488" calcext:value-type="float">
            <text:p>3224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038425" calcext:value-type="float">
            <text:p>10384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650314" calcext:value-type="float">
            <text:p>6503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66388" calcext:value-type="float">
            <text:p>3663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37539" calcext:value-type="float">
            <text:p>2375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418455" calcext:value-type="float">
            <text:p>4184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69973" calcext:value-type="float">
            <text:p>26997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390554" calcext:value-type="float">
            <text:p>3905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708051" calcext:value-type="float">
            <text:p>7080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02464" calcext:value-type="float">
            <text:p>20246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275982" calcext:value-type="float">
            <text:p>27598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613144" calcext:value-type="float">
            <text:p>6131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17930" calcext:value-type="float">
            <text:p>11793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78159" calcext:value-type="float">
            <text:p>7815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17642" calcext:value-type="float">
            <text:p>31764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50819" calcext:value-type="float">
            <text:p>5508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926107" calcext:value-type="float">
            <text:p>9261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27864" calcext:value-type="float">
            <text:p>32786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621024" calcext:value-type="float">
            <text:p>6210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644896" calcext:value-type="float">
            <text:p>16448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605780" calcext:value-type="float">
            <text:p>6057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81829" calcext:value-type="float">
            <text:p>3818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101201" calcext:value-type="float">
            <text:p>110120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51160" calcext:value-type="float">
            <text:p>2511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52435" calcext:value-type="float">
            <text:p>45243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64909" calcext:value-type="float">
            <text:p>3649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387603" calcext:value-type="float">
            <text:p>3876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99216" calcext:value-type="float">
            <text:p>2992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29460" calcext:value-type="float">
            <text:p>1294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78444" calcext:value-type="float">
            <text:p>784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27614" calcext:value-type="float">
            <text:p>22761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60234" calcext:value-type="float">
            <text:p>2602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85790" calcext:value-type="float">
            <text:p>28579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946968" calcext:value-type="float">
            <text:p>94696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348441" calcext:value-type="float">
            <text:p>34844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53649" calcext:value-type="float">
            <text:p>2536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37125" calcext:value-type="float">
            <text:p>5371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08525" calcext:value-type="float">
            <text:p>4085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42237" calcext:value-type="float">
            <text:p>3422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305440" calcext:value-type="float">
            <text:p>3054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071692" calcext:value-type="float">
            <text:p>10716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4434" calcext:value-type="float">
            <text:p>644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55776" calcext:value-type="float">
            <text:p>557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747233" calcext:value-type="float">
            <text:p>7472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40774" calcext:value-type="float">
            <text:p>5407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184974" calcext:value-type="float">
            <text:p>1849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384290" calcext:value-type="float">
            <text:p>38429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567621" calcext:value-type="float">
            <text:p>56762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97513" calcext:value-type="float">
            <text:p>39751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794182" calcext:value-type="float">
            <text:p>79418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430257" calcext:value-type="float">
            <text:p>43025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901901" calcext:value-type="float">
            <text:p>9019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658642" calcext:value-type="float">
            <text:p>6586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30249" calcext:value-type="float">
            <text:p>2302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559038" calcext:value-type="float">
            <text:p>5590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40424" calcext:value-type="float">
            <text:p>14042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654494" calcext:value-type="float">
            <text:p>6544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450605" calcext:value-type="float">
            <text:p>14506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538776" calcext:value-type="float">
            <text:p>5387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1041103" calcext:value-type="float">
            <text:p>10411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98763" calcext:value-type="float">
            <text:p>2987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461460" calcext:value-type="float">
            <text:p>4614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617337" calcext:value-type="float">
            <text:p>6173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256993" calcext:value-type="float">
            <text:p>2569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29945" calcext:value-type="float">
            <text:p>2299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75687" calcext:value-type="float">
            <text:p>756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38011" calcext:value-type="float">
            <text:p>2380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01316" calcext:value-type="float">
            <text:p>2013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47580" calcext:value-type="float">
            <text:p>4475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38471" calcext:value-type="float">
            <text:p>3847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41502" calcext:value-type="float">
            <text:p>3415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80524" calcext:value-type="float">
            <text:p>3805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93545" calcext:value-type="float">
            <text:p>2935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12151" calcext:value-type="float">
            <text:p>31215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331215" calcext:value-type="float">
            <text:p>3312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285233" calcext:value-type="float">
            <text:p>2852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40922" calcext:value-type="float">
            <text:p>6409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70965" calcext:value-type="float">
            <text:p>5709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720074" calcext:value-type="float">
            <text:p>72007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911615" calcext:value-type="float">
            <text:p>9116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04046" calcext:value-type="float">
            <text:p>30404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59777" calcext:value-type="float">
            <text:p>25977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1171207" calcext:value-type="float">
            <text:p>117120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60434" calcext:value-type="float">
            <text:p>5604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17279" calcext:value-type="float">
            <text:p>11727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454391" calcext:value-type="float">
            <text:p>4543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76875" calcext:value-type="float">
            <text:p>3768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566970" calcext:value-type="float">
            <text:p>5669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475766" calcext:value-type="float">
            <text:p>47576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180741" calcext:value-type="float">
            <text:p>1807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570348" calcext:value-type="float">
            <text:p>5703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550855" calcext:value-type="float">
            <text:p>5508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24631" calcext:value-type="float">
            <text:p>2463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677150" calcext:value-type="float">
            <text:p>6771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424078" calcext:value-type="float">
            <text:p>4240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585026" calcext:value-type="float">
            <text:p>5850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517042" calcext:value-type="float">
            <text:p>51704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93840" calcext:value-type="float">
            <text:p>938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45253" calcext:value-type="float">
            <text:p>1452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75191" calcext:value-type="float">
            <text:p>2751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290561" calcext:value-type="float">
            <text:p>29056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07534" calcext:value-type="float">
            <text:p>30753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202176" calcext:value-type="float">
            <text:p>120217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37285" calcext:value-type="float">
            <text:p>23728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349725" calcext:value-type="float">
            <text:p>3497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637423" calcext:value-type="float">
            <text:p>6374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375392" calcext:value-type="float">
            <text:p>3753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20455" calcext:value-type="float">
            <text:p>12045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51972" calcext:value-type="float">
            <text:p>25197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81302" calcext:value-type="float">
            <text:p>8130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517309" calcext:value-type="float">
            <text:p>51730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402197" calcext:value-type="float">
            <text:p>4021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25729" calcext:value-type="float">
            <text:p>3257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88097" calcext:value-type="float">
            <text:p>4880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98806" calcext:value-type="float">
            <text:p>19880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36562" calcext:value-type="float">
            <text:p>4365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306883" calcext:value-type="float">
            <text:p>3068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69227" calcext:value-type="float">
            <text:p>4692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60383" calcext:value-type="float">
            <text:p>2603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348786" calcext:value-type="float">
            <text:p>3487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20487" calcext:value-type="float">
            <text:p>22048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537011" calcext:value-type="float">
            <text:p>53701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41084" calcext:value-type="float">
            <text:p>3410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699379" calcext:value-type="float">
            <text:p>69937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11431" calcext:value-type="float">
            <text:p>1114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245760" calcext:value-type="float">
            <text:p>2457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58151" calcext:value-type="float">
            <text:p>1581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444896" calcext:value-type="float">
            <text:p>4448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507149" calcext:value-type="float">
            <text:p>5071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65370" calcext:value-type="float">
            <text:p>36537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294486" calcext:value-type="float">
            <text:p>2944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47932" calcext:value-type="float">
            <text:p>3479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448116" calcext:value-type="float">
            <text:p>4481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92154" calcext:value-type="float">
            <text:p>1921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28128" calcext:value-type="float">
            <text:p>1281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61885" calcext:value-type="float">
            <text:p>26188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90287" calcext:value-type="float">
            <text:p>4902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83666" calcext:value-type="float">
            <text:p>8366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2197" calcext:value-type="float">
            <text:p>721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18888" calcext:value-type="float">
            <text:p>5188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63896" calcext:value-type="float">
            <text:p>2638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243144" calcext:value-type="float">
            <text:p>24314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70320" calcext:value-type="float">
            <text:p>1703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01426" calcext:value-type="float">
            <text:p>10142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14617" calcext:value-type="float">
            <text:p>2146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69491" calcext:value-type="float">
            <text:p>2694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82278" calcext:value-type="float">
            <text:p>2822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23282" calcext:value-type="float">
            <text:p>42328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515848" calcext:value-type="float">
            <text:p>5158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223109" calcext:value-type="float">
            <text:p>22310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66114" calcext:value-type="float">
            <text:p>3661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466833" calcext:value-type="float">
            <text:p>4668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219092" calcext:value-type="float">
            <text:p>21909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59098" calcext:value-type="float">
            <text:p>1590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55159" calcext:value-type="float">
            <text:p>2551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74316" calcext:value-type="float">
            <text:p>27431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662409" calcext:value-type="float">
            <text:p>6624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517101" calcext:value-type="float">
            <text:p>51710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84598" calcext:value-type="float">
            <text:p>28459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494221" calcext:value-type="float">
            <text:p>4942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668985" calcext:value-type="float">
            <text:p>6689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892225" calcext:value-type="float">
            <text:p>8922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71114" calcext:value-type="float">
            <text:p>711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460396" calcext:value-type="float">
            <text:p>4603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73459" calcext:value-type="float">
            <text:p>734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41135" calcext:value-type="float">
            <text:p>2411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4507" calcext:value-type="float">
            <text:p>245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316703" calcext:value-type="float">
            <text:p>31670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92238" calcext:value-type="float">
            <text:p>9223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03498" calcext:value-type="float">
            <text:p>40349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352415" calcext:value-type="float">
            <text:p>3524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72024" calcext:value-type="float">
            <text:p>1720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936974" calcext:value-type="float">
            <text:p>93697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666157" calcext:value-type="float">
            <text:p>6661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02959" calcext:value-type="float">
            <text:p>10295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633005" calcext:value-type="float">
            <text:p>6330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15616" calcext:value-type="float">
            <text:p>3156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69381" calcext:value-type="float">
            <text:p>36938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421068" calcext:value-type="float">
            <text:p>42106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307251" calcext:value-type="float">
            <text:p>30725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427583" calcext:value-type="float">
            <text:p>42758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930606" calcext:value-type="float">
            <text:p>93060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999675" calcext:value-type="float">
            <text:p>9996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416469" calcext:value-type="float">
            <text:p>4164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492956" calcext:value-type="float">
            <text:p>4929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25563" calcext:value-type="float">
            <text:p>32556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381212" calcext:value-type="float">
            <text:p>3812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765069" calcext:value-type="float">
            <text:p>76506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924154" calcext:value-type="float">
            <text:p>9241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781498" calcext:value-type="float">
            <text:p>7814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36975" calcext:value-type="float">
            <text:p>13697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651535" calcext:value-type="float">
            <text:p>6515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44459" calcext:value-type="float">
            <text:p>14445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40721" calcext:value-type="float">
            <text:p>24072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461012" calcext:value-type="float">
            <text:p>4610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51603" calcext:value-type="float">
            <text:p>1516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94075" calcext:value-type="float">
            <text:p>29407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83854" calcext:value-type="float">
            <text:p>2838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62187" calcext:value-type="float">
            <text:p>16218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07741" calcext:value-type="float">
            <text:p>2077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118952" calcext:value-type="float">
            <text:p>1189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54193" calcext:value-type="float">
            <text:p>2541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484029" calcext:value-type="float">
            <text:p>4840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309461" calcext:value-type="float">
            <text:p>3094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2436" calcext:value-type="float">
            <text:p>4243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84859" calcext:value-type="float">
            <text:p>848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724446" calcext:value-type="float">
            <text:p>7244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12122" calcext:value-type="float">
            <text:p>5121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237888" calcext:value-type="float">
            <text:p>23788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15629" calcext:value-type="float">
            <text:p>3156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93410" calcext:value-type="float">
            <text:p>9341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04559" calcext:value-type="float">
            <text:p>3045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18798" calcext:value-type="float">
            <text:p>4187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68795" calcext:value-type="float">
            <text:p>1687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282080" calcext:value-type="float">
            <text:p>2820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14980" calcext:value-type="float">
            <text:p>3149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90065" calcext:value-type="float">
            <text:p>29006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17869" calcext:value-type="float">
            <text:p>41786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22952" calcext:value-type="float">
            <text:p>229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702914" calcext:value-type="float">
            <text:p>7029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91953" calcext:value-type="float">
            <text:p>3919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15850" calcext:value-type="float">
            <text:p>21585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52084" calcext:value-type="float">
            <text:p>1520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46786" calcext:value-type="float">
            <text:p>1467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780539" calcext:value-type="float">
            <text:p>78053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842933" calcext:value-type="float">
            <text:p>84293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32313" calcext:value-type="float">
            <text:p>1323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90724" calcext:value-type="float">
            <text:p>49072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32692" calcext:value-type="float">
            <text:p>1326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441273" calcext:value-type="float">
            <text:p>44127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64511" calcext:value-type="float">
            <text:p>6645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03431" calcext:value-type="float">
            <text:p>1034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80986" calcext:value-type="float">
            <text:p>28098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30905" calcext:value-type="float">
            <text:p>43090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61761" calcext:value-type="float">
            <text:p>3617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646663" calcext:value-type="float">
            <text:p>64666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322251" calcext:value-type="float">
            <text:p>3222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70298" calcext:value-type="float">
            <text:p>37029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82644" calcext:value-type="float">
            <text:p>826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91893" calcext:value-type="float">
            <text:p>5918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60543" calcext:value-type="float">
            <text:p>56054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65404" calcext:value-type="float">
            <text:p>26540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5050" calcext:value-type="float">
            <text:p>150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41181" calcext:value-type="float">
            <text:p>5411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68581" calcext:value-type="float">
            <text:p>16858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811802" calcext:value-type="float">
            <text:p>8118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803760" calcext:value-type="float">
            <text:p>8037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96821" calcext:value-type="float">
            <text:p>3968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705853" calcext:value-type="float">
            <text:p>70585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37668" calcext:value-type="float">
            <text:p>3376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98757" calcext:value-type="float">
            <text:p>2987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665613" calcext:value-type="float">
            <text:p>6656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195000" calcext:value-type="float">
            <text:p>1950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51133" calcext:value-type="float">
            <text:p>35113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294822" calcext:value-type="float">
            <text:p>2948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08167" calcext:value-type="float">
            <text:p>30816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378870" calcext:value-type="float">
            <text:p>3788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110760" calcext:value-type="float">
            <text:p>1107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84004" calcext:value-type="float">
            <text:p>3840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53909" calcext:value-type="float">
            <text:p>539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54655" calcext:value-type="float">
            <text:p>25465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358007" calcext:value-type="float">
            <text:p>35800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242752" calcext:value-type="float">
            <text:p>2427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25165" calcext:value-type="float">
            <text:p>1251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1104632" calcext:value-type="float">
            <text:p>110463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02445" calcext:value-type="float">
            <text:p>1024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705944" calcext:value-type="float">
            <text:p>7059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667839" calcext:value-type="float">
            <text:p>6678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41958" calcext:value-type="float">
            <text:p>1419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1016804" calcext:value-type="float">
            <text:p>10168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48037" calcext:value-type="float">
            <text:p>480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32548" calcext:value-type="float">
            <text:p>1325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60759" calcext:value-type="float">
            <text:p>26075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42148" calcext:value-type="float">
            <text:p>421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76168" calcext:value-type="float">
            <text:p>17616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489968" calcext:value-type="float">
            <text:p>4899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219454" calcext:value-type="float">
            <text:p>2194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545554" calcext:value-type="float">
            <text:p>54555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213712" calcext:value-type="float">
            <text:p>21371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84506" calcext:value-type="float">
            <text:p>28450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78699" calcext:value-type="float">
            <text:p>17869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498471" calcext:value-type="float">
            <text:p>49847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85541" calcext:value-type="float">
            <text:p>4855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77198" calcext:value-type="float">
            <text:p>47719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689669" calcext:value-type="float">
            <text:p>68966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374227" calcext:value-type="float">
            <text:p>3742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41180" calcext:value-type="float">
            <text:p>2411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421687" calcext:value-type="float">
            <text:p>4216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44924" calcext:value-type="float">
            <text:p>24492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700173" calcext:value-type="float">
            <text:p>7001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99941" calcext:value-type="float">
            <text:p>1999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10099" calcext:value-type="float">
            <text:p>3100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405078" calcext:value-type="float">
            <text:p>40507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60652" calcext:value-type="float">
            <text:p>1606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97301" calcext:value-type="float">
            <text:p>29730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501405" calcext:value-type="float">
            <text:p>5014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44712" calcext:value-type="float">
            <text:p>2447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29672" calcext:value-type="float">
            <text:p>42967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85249" calcext:value-type="float">
            <text:p>1852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850797" calcext:value-type="float">
            <text:p>85079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18060" calcext:value-type="float">
            <text:p>4180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637767" calcext:value-type="float">
            <text:p>63776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02354" calcext:value-type="float">
            <text:p>10235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197525" calcext:value-type="float">
            <text:p>19752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195758" calcext:value-type="float">
            <text:p>1957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83196" calcext:value-type="float">
            <text:p>8319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1487225" calcext:value-type="float">
            <text:p>148722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915691" calcext:value-type="float">
            <text:p>9156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541897" calcext:value-type="float">
            <text:p>5418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40065" calcext:value-type="float">
            <text:p>2400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70576" calcext:value-type="float">
            <text:p>2705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41988" calcext:value-type="float">
            <text:p>2419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414511" calcext:value-type="float">
            <text:p>41451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252496" calcext:value-type="float">
            <text:p>2524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189008" calcext:value-type="float">
            <text:p>1890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099240" calcext:value-type="float">
            <text:p>109924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30888" calcext:value-type="float">
            <text:p>1308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355675" calcext:value-type="float">
            <text:p>3556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25104" calcext:value-type="float">
            <text:p>2251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249002" calcext:value-type="float">
            <text:p>2490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221648" calcext:value-type="float">
            <text:p>2216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28011" calcext:value-type="float">
            <text:p>22801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83296" calcext:value-type="float">
            <text:p>5832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412049" calcext:value-type="float">
            <text:p>4120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53274" calcext:value-type="float">
            <text:p>45327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73618" calcext:value-type="float">
            <text:p>736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45565" calcext:value-type="float">
            <text:p>4455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15066" calcext:value-type="float">
            <text:p>1150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48457" calcext:value-type="float">
            <text:p>54845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34758" calcext:value-type="float">
            <text:p>2347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74893" calcext:value-type="float">
            <text:p>748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78610" calcext:value-type="float">
            <text:p>2786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68944" calcext:value-type="float">
            <text:p>1689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52500" calcext:value-type="float">
            <text:p>25250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410539" calcext:value-type="float">
            <text:p>4105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03380" calcext:value-type="float">
            <text:p>1033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88849" calcext:value-type="float">
            <text:p>48884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15957" calcext:value-type="float">
            <text:p>4159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288779" calcext:value-type="float">
            <text:p>2887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71794" calcext:value-type="float">
            <text:p>7179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434818" calcext:value-type="float">
            <text:p>4348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684356" calcext:value-type="float">
            <text:p>6843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70903" calcext:value-type="float">
            <text:p>2709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04842" calcext:value-type="float">
            <text:p>10484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588853" calcext:value-type="float">
            <text:p>5888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38997" calcext:value-type="float">
            <text:p>1389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52324" calcext:value-type="float">
            <text:p>1523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71999" calcext:value-type="float">
            <text:p>2719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807984" calcext:value-type="float">
            <text:p>8079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45610" calcext:value-type="float">
            <text:p>3456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609546" calcext:value-type="float">
            <text:p>60954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739874" calcext:value-type="float">
            <text:p>73987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388861" calcext:value-type="float">
            <text:p>3888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01217" calcext:value-type="float">
            <text:p>20121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391809" calcext:value-type="float">
            <text:p>39180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382414" calcext:value-type="float">
            <text:p>3824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59637" calcext:value-type="float">
            <text:p>55963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29504" calcext:value-type="float">
            <text:p>5295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66599" calcext:value-type="float">
            <text:p>16659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263951" calcext:value-type="float">
            <text:p>26395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58107" calcext:value-type="float">
            <text:p>5810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508301" calcext:value-type="float">
            <text:p>50830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1257280" calcext:value-type="float">
            <text:p>12572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27133" calcext:value-type="float">
            <text:p>2271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749665" calcext:value-type="float">
            <text:p>7496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39101" calcext:value-type="float">
            <text:p>4391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98430" calcext:value-type="float">
            <text:p>19843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43143" calcext:value-type="float">
            <text:p>3431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91605" calcext:value-type="float">
            <text:p>916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493291" calcext:value-type="float">
            <text:p>49329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251401" calcext:value-type="float">
            <text:p>2514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1473155" calcext:value-type="float">
            <text:p>14731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547110" calcext:value-type="float">
            <text:p>5471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782684" calcext:value-type="float">
            <text:p>78268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438333" calcext:value-type="float">
            <text:p>43833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536068" calcext:value-type="float">
            <text:p>53606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356170" calcext:value-type="float">
            <text:p>3561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507047" calcext:value-type="float">
            <text:p>50704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196646" calcext:value-type="float">
            <text:p>119664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03701" calcext:value-type="float">
            <text:p>10370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214125" calcext:value-type="float">
            <text:p>2141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385434" calcext:value-type="float">
            <text:p>38543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354427" calcext:value-type="float">
            <text:p>35442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40395" calcext:value-type="float">
            <text:p>3403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961420" calcext:value-type="float">
            <text:p>96142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04032" calcext:value-type="float">
            <text:p>40403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65954" calcext:value-type="float">
            <text:p>659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819241" calcext:value-type="float">
            <text:p>8192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515631" calcext:value-type="float">
            <text:p>5156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13262" calcext:value-type="float">
            <text:p>2132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48535" calcext:value-type="float">
            <text:p>1485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23840" calcext:value-type="float">
            <text:p>2238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827745" calcext:value-type="float">
            <text:p>82774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912468" calcext:value-type="float">
            <text:p>91246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962648" calcext:value-type="float">
            <text:p>96264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409001" calcext:value-type="float">
            <text:p>4090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55458" calcext:value-type="float">
            <text:p>5545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942704" calcext:value-type="float">
            <text:p>94270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358378" calcext:value-type="float">
            <text:p>3583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96013" calcext:value-type="float">
            <text:p>960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1064518" calcext:value-type="float">
            <text:p>10645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13578" calcext:value-type="float">
            <text:p>1135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10197" calcext:value-type="float">
            <text:p>2101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86365" calcext:value-type="float">
            <text:p>2863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379650" calcext:value-type="float">
            <text:p>3796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206307" calcext:value-type="float">
            <text:p>20630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643223" calcext:value-type="float">
            <text:p>6432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35869" calcext:value-type="float">
            <text:p>23586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31798" calcext:value-type="float">
            <text:p>3317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73949" calcext:value-type="float">
            <text:p>37394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267637" calcext:value-type="float">
            <text:p>26763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22340" calcext:value-type="float">
            <text:p>8223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13227" calcext:value-type="float">
            <text:p>2132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81290" calcext:value-type="float">
            <text:p>18129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34960" calcext:value-type="float">
            <text:p>1349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107728" calcext:value-type="float">
            <text:p>1077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331298" calcext:value-type="float">
            <text:p>3312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608104" calcext:value-type="float">
            <text:p>60810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421468" calcext:value-type="float">
            <text:p>4214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413321" calcext:value-type="float">
            <text:p>4133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634346" calcext:value-type="float">
            <text:p>16343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589040" calcext:value-type="float">
            <text:p>58904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164097" calcext:value-type="float">
            <text:p>1640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08845" calcext:value-type="float">
            <text:p>1088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74264" calcext:value-type="float">
            <text:p>27426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66770" calcext:value-type="float">
            <text:p>36677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05939" calcext:value-type="float">
            <text:p>10593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15982" calcext:value-type="float">
            <text:p>6159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642480" calcext:value-type="float">
            <text:p>6424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13127" calcext:value-type="float">
            <text:p>4131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05544" calcext:value-type="float">
            <text:p>3055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422855" calcext:value-type="float">
            <text:p>42285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45831" calcext:value-type="float">
            <text:p>3458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342650" calcext:value-type="float">
            <text:p>3426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57802" calcext:value-type="float">
            <text:p>4578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07987" calcext:value-type="float">
            <text:p>20798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228628" calcext:value-type="float">
            <text:p>2286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49199" calcext:value-type="float">
            <text:p>6491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248509" calcext:value-type="float">
            <text:p>2485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227414" calcext:value-type="float">
            <text:p>22741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27932" calcext:value-type="float">
            <text:p>1279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323422" calcext:value-type="float">
            <text:p>3234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79070" calcext:value-type="float">
            <text:p>27907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514285" calcext:value-type="float">
            <text:p>5142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1067163" calcext:value-type="float">
            <text:p>106716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105793" calcext:value-type="float">
            <text:p>10579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7259" calcext:value-type="float">
            <text:p>5725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639718" calcext:value-type="float">
            <text:p>63971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22807" calcext:value-type="float">
            <text:p>42280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122486" calcext:value-type="float">
            <text:p>12248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6529" calcext:value-type="float">
            <text:p>665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317265" calcext:value-type="float">
            <text:p>3172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50322" calcext:value-type="float">
            <text:p>503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75253" calcext:value-type="float">
            <text:p>4752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193886" calcext:value-type="float">
            <text:p>19388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70215" calcext:value-type="float">
            <text:p>37021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825803" calcext:value-type="float">
            <text:p>8258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22801" calcext:value-type="float">
            <text:p>32280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44351" calcext:value-type="float">
            <text:p>3443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54072" calcext:value-type="float">
            <text:p>25407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75010" calcext:value-type="float">
            <text:p>17501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83422" calcext:value-type="float">
            <text:p>58342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94511" calcext:value-type="float">
            <text:p>19451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319563" calcext:value-type="float">
            <text:p>31956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24443" calcext:value-type="float">
            <text:p>12444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46016" calcext:value-type="float">
            <text:p>24601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51726" calcext:value-type="float">
            <text:p>25172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697191" calcext:value-type="float">
            <text:p>6971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57791" calcext:value-type="float">
            <text:p>35779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87435" calcext:value-type="float">
            <text:p>8743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120797" calcext:value-type="float">
            <text:p>1207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9181" calcext:value-type="float">
            <text:p>2918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65328" calcext:value-type="float">
            <text:p>653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447190" calcext:value-type="float">
            <text:p>4471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19486" calcext:value-type="float">
            <text:p>5194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54426" calcext:value-type="float">
            <text:p>2544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450086" calcext:value-type="float">
            <text:p>45008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620621" calcext:value-type="float">
            <text:p>62062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289350" calcext:value-type="float">
            <text:p>28935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054976" calcext:value-type="float">
            <text:p>105497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295936" calcext:value-type="float">
            <text:p>29593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60522" calcext:value-type="float">
            <text:p>36052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75814" calcext:value-type="float">
            <text:p>2758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163721" calcext:value-type="float">
            <text:p>1637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17495" calcext:value-type="float">
            <text:p>21749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13654" calcext:value-type="float">
            <text:p>11365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76952" calcext:value-type="float">
            <text:p>27695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815603" calcext:value-type="float">
            <text:p>81560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845280" calcext:value-type="float">
            <text:p>8452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211569" calcext:value-type="float">
            <text:p>2115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195960" calcext:value-type="float">
            <text:p>19596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267569" calcext:value-type="float">
            <text:p>26756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131260" calcext:value-type="float">
            <text:p>1312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554065" calcext:value-type="float">
            <text:p>55406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68637" calcext:value-type="float">
            <text:p>6863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98410" calcext:value-type="float">
            <text:p>984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686621" calcext:value-type="float">
            <text:p>68662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453556" calcext:value-type="float">
            <text:p>4535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230451" calcext:value-type="float">
            <text:p>12304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91122" calcext:value-type="float">
            <text:p>9112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87386" calcext:value-type="float">
            <text:p>2873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382940" calcext:value-type="float">
            <text:p>38294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419042" calcext:value-type="float">
            <text:p>4190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92671" calcext:value-type="float">
            <text:p>9267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97225" calcext:value-type="float">
            <text:p>39722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653787" calcext:value-type="float">
            <text:p>65378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63229" calcext:value-type="float">
            <text:p>36322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59197" calcext:value-type="float">
            <text:p>2591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75731" calcext:value-type="float">
            <text:p>7573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5549" calcext:value-type="float">
            <text:p>655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75515" calcext:value-type="float">
            <text:p>755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39585" calcext:value-type="float">
            <text:p>23958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626310" calcext:value-type="float">
            <text:p>62631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12879" calcext:value-type="float">
            <text:p>2128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172787" calcext:value-type="float">
            <text:p>1727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227713" calcext:value-type="float">
            <text:p>2277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133356" calcext:value-type="float">
            <text:p>13335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22688" calcext:value-type="float">
            <text:p>32268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05488" calcext:value-type="float">
            <text:p>10548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23480" calcext:value-type="float">
            <text:p>4234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188374" calcext:value-type="float">
            <text:p>1883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531602" calcext:value-type="float">
            <text:p>5316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46662" calcext:value-type="float">
            <text:p>24666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47460" calcext:value-type="float">
            <text:p>2474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130844" calcext:value-type="float">
            <text:p>1308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61433" calcext:value-type="float">
            <text:p>2614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58356" calcext:value-type="float">
            <text:p>2583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558485" calcext:value-type="float">
            <text:p>55848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243660" calcext:value-type="float">
            <text:p>2436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593102" calcext:value-type="float">
            <text:p>59310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452487" calcext:value-type="float">
            <text:p>45248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343563" calcext:value-type="float">
            <text:p>34356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306657" calcext:value-type="float">
            <text:p>30665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55793" calcext:value-type="float">
            <text:p>65579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67753" calcext:value-type="float">
            <text:p>677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31191" calcext:value-type="float">
            <text:p>1311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66923" calcext:value-type="float">
            <text:p>2669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491559" calcext:value-type="float">
            <text:p>4915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73838" calcext:value-type="float">
            <text:p>1738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367836" calcext:value-type="float">
            <text:p>36783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64807" calcext:value-type="float">
            <text:p>26480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873267" calcext:value-type="float">
            <text:p>8732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64448" calcext:value-type="float">
            <text:p>6444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833016" calcext:value-type="float">
            <text:p>8330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04003" calcext:value-type="float">
            <text:p>20400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275915" calcext:value-type="float">
            <text:p>27591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121955" calcext:value-type="float">
            <text:p>12195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21818" calcext:value-type="float">
            <text:p>3218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36658" calcext:value-type="float">
            <text:p>13665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95420" calcext:value-type="float">
            <text:p>3954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802834" calcext:value-type="float">
            <text:p>8028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96286" calcext:value-type="float">
            <text:p>39628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354995" calcext:value-type="float">
            <text:p>3549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416227" calcext:value-type="float">
            <text:p>41622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418268" calcext:value-type="float">
            <text:p>4182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41199" calcext:value-type="float">
            <text:p>24119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420749" calcext:value-type="float">
            <text:p>4207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429980" calcext:value-type="float">
            <text:p>4299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195645" calcext:value-type="float">
            <text:p>1956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388493" calcext:value-type="float">
            <text:p>38849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498324" calcext:value-type="float">
            <text:p>49832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93840" calcext:value-type="float">
            <text:p>1938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175036" calcext:value-type="float">
            <text:p>17503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642746" calcext:value-type="float">
            <text:p>64274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109594" calcext:value-type="float">
            <text:p>10959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56613" calcext:value-type="float">
            <text:p>5661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01525" calcext:value-type="float">
            <text:p>20152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629115" calcext:value-type="float">
            <text:p>62911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293423" calcext:value-type="float">
            <text:p>2934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322322" calcext:value-type="float">
            <text:p>3223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98" calcext:value-type="string">
            <text:p>US98</text:p>
          </table:table-cell>
          <table:table-cell table:formula="of:=ROUND(10000+100000*GAMMAINV(RAND();2;2))" office:value-type="float" office:value="160870" calcext:value-type="float">
            <text:p>1608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109418" calcext:value-type="float">
            <text:p>110941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184365" calcext:value-type="float">
            <text:p>18436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42035" calcext:value-type="float">
            <text:p>24203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536526" calcext:value-type="float">
            <text:p>53652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404193" calcext:value-type="float">
            <text:p>40419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34668" calcext:value-type="float">
            <text:p>2346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70341" calcext:value-type="float">
            <text:p>1703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34769" calcext:value-type="float">
            <text:p>33476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59902" calcext:value-type="float">
            <text:p>15990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42238" calcext:value-type="float">
            <text:p>24223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612097" calcext:value-type="float">
            <text:p>61209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1132628" calcext:value-type="float">
            <text:p>11326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123560" calcext:value-type="float">
            <text:p>1235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881717" calcext:value-type="float">
            <text:p>8817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07414" calcext:value-type="float">
            <text:p>2074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66983" calcext:value-type="float">
            <text:p>36698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449383" calcext:value-type="float">
            <text:p>4493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445505" calcext:value-type="float">
            <text:p>44550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661335" calcext:value-type="float">
            <text:p>6613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332674" calcext:value-type="float">
            <text:p>33267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307369" calcext:value-type="float">
            <text:p>30736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338407" calcext:value-type="float">
            <text:p>3384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399460" calcext:value-type="float">
            <text:p>39946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369715" calcext:value-type="float">
            <text:p>36971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701397" calcext:value-type="float">
            <text:p>7013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418708" calcext:value-type="float">
            <text:p>41870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63384" calcext:value-type="float">
            <text:p>6338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83069" calcext:value-type="float">
            <text:p>8306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202727" calcext:value-type="float">
            <text:p>20272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1332456" calcext:value-type="float">
            <text:p>13324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469949" calcext:value-type="float">
            <text:p>4699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365012" calcext:value-type="float">
            <text:p>36501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437471" calcext:value-type="float">
            <text:p>43747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268586" calcext:value-type="float">
            <text:p>26858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143860" calcext:value-type="float">
            <text:p>1438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96757" calcext:value-type="float">
            <text:p>9675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69958" calcext:value-type="float">
            <text:p>2699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76565" calcext:value-type="float">
            <text:p>4765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301276" calcext:value-type="float">
            <text:p>30127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22738" calcext:value-type="float">
            <text:p>62273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26880" calcext:value-type="float">
            <text:p>268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302797" calcext:value-type="float">
            <text:p>3027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00005" calcext:value-type="float">
            <text:p>20000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155685" calcext:value-type="float">
            <text:p>1556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204229" calcext:value-type="float">
            <text:p>2042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314860" calcext:value-type="float">
            <text:p>3148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133765" calcext:value-type="float">
            <text:p>13376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710170" calcext:value-type="float">
            <text:p>71017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61068" calcext:value-type="float">
            <text:p>3610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73052" calcext:value-type="float">
            <text:p>27305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341728" calcext:value-type="float">
            <text:p>3417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112948" calcext:value-type="float">
            <text:p>1129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39760" calcext:value-type="float">
            <text:p>43976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1252096" calcext:value-type="float">
            <text:p>125209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477823" calcext:value-type="float">
            <text:p>47782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48302" calcext:value-type="float">
            <text:p>3483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691851" calcext:value-type="float">
            <text:p>69185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40177" calcext:value-type="float">
            <text:p>24017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123344" calcext:value-type="float">
            <text:p>1233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88" calcext:value-type="string">
            <text:p>CH88</text:p>
          </table:table-cell>
          <table:table-cell table:formula="of:=ROUND(10000+100000*GAMMAINV(RAND();2;2))" office:value-type="float" office:value="405585" calcext:value-type="float">
            <text:p>40558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617221" calcext:value-type="float">
            <text:p>61722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70166" calcext:value-type="float">
            <text:p>2701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67304" calcext:value-type="float">
            <text:p>26730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101303" calcext:value-type="float">
            <text:p>11013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680414" calcext:value-type="float">
            <text:p>68041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592919" calcext:value-type="float">
            <text:p>5929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455580" calcext:value-type="float">
            <text:p>45558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365595" calcext:value-type="float">
            <text:p>3655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214523" calcext:value-type="float">
            <text:p>21452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522576" calcext:value-type="float">
            <text:p>5225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440138" calcext:value-type="float">
            <text:p>144013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608474" calcext:value-type="float">
            <text:p>6084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183739" calcext:value-type="float">
            <text:p>18373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68370" calcext:value-type="float">
            <text:p>1683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354087" calcext:value-type="float">
            <text:p>3540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966409" calcext:value-type="float">
            <text:p>966409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04026" calcext:value-type="float">
            <text:p>20402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886491" calcext:value-type="float">
            <text:p>88649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309313" calcext:value-type="float">
            <text:p>30931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8" calcext:value-type="string">
            <text:p>FR58</text:p>
          </table:table-cell>
          <table:table-cell table:formula="of:=ROUND(10000+100000*GAMMAINV(RAND();2;2))" office:value-type="float" office:value="586082" calcext:value-type="float">
            <text:p>5860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407908" calcext:value-type="float">
            <text:p>4079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67014" calcext:value-type="float">
            <text:p>670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325034" calcext:value-type="float">
            <text:p>32503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160456" calcext:value-type="float">
            <text:p>1604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440596" calcext:value-type="float">
            <text:p>4405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281843" calcext:value-type="float">
            <text:p>28184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14354" calcext:value-type="float">
            <text:p>3143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214642" calcext:value-type="float">
            <text:p>2146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162766" calcext:value-type="float">
            <text:p>1627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78053" calcext:value-type="float">
            <text:p>1780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498444" calcext:value-type="float">
            <text:p>4984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433276" calcext:value-type="float">
            <text:p>43327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99322" calcext:value-type="float">
            <text:p>39932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248140" calcext:value-type="float">
            <text:p>2481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10385" calcext:value-type="float">
            <text:p>21038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77021" calcext:value-type="float">
            <text:p>17702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253651" calcext:value-type="float">
            <text:p>2536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760726" calcext:value-type="float">
            <text:p>76072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83" calcext:value-type="string">
            <text:p>CH83</text:p>
          </table:table-cell>
          <table:table-cell table:formula="of:=ROUND(10000+100000*GAMMAINV(RAND();2;2))" office:value-type="float" office:value="680080" calcext:value-type="float">
            <text:p>6800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179549" calcext:value-type="float">
            <text:p>1795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204145" calcext:value-type="float">
            <text:p>20414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503119" calcext:value-type="float">
            <text:p>50311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38995" calcext:value-type="float">
            <text:p>3389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486050" calcext:value-type="float">
            <text:p>48605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209668" calcext:value-type="float">
            <text:p>20966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25080" calcext:value-type="float">
            <text:p>12508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757004" calcext:value-type="float">
            <text:p>75700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220270" calcext:value-type="float">
            <text:p>2202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78388" calcext:value-type="float">
            <text:p>47838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403816" calcext:value-type="float">
            <text:p>40381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120381" calcext:value-type="float">
            <text:p>12038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486490" calcext:value-type="float">
            <text:p>48649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94500" calcext:value-type="float">
            <text:p>945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687137" calcext:value-type="float">
            <text:p>68713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122596" calcext:value-type="float">
            <text:p>12259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17481" calcext:value-type="float">
            <text:p>3174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586541" calcext:value-type="float">
            <text:p>58654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107016" calcext:value-type="float">
            <text:p>10701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226636" calcext:value-type="float">
            <text:p>22663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449019" calcext:value-type="float">
            <text:p>44901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20208" calcext:value-type="float">
            <text:p>320208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798241" calcext:value-type="float">
            <text:p>7982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577541" calcext:value-type="float">
            <text:p>57754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5" calcext:value-type="string">
            <text:p>FR85</text:p>
          </table:table-cell>
          <table:table-cell table:formula="of:=ROUND(10000+100000*GAMMAINV(RAND();2;2))" office:value-type="float" office:value="421961" calcext:value-type="float">
            <text:p>42196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287122" calcext:value-type="float">
            <text:p>2871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06808" calcext:value-type="float">
            <text:p>2068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555482" calcext:value-type="float">
            <text:p>55548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3" calcext:value-type="string">
            <text:p>FR33</text:p>
          </table:table-cell>
          <table:table-cell table:formula="of:=ROUND(10000+100000*GAMMAINV(RAND();2;2))" office:value-type="float" office:value="75398" calcext:value-type="float">
            <text:p>7539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514406" calcext:value-type="float">
            <text:p>51440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71570" calcext:value-type="float">
            <text:p>2715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588748" calcext:value-type="float">
            <text:p>5887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570894" calcext:value-type="float">
            <text:p>5708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11116" calcext:value-type="float">
            <text:p>11111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476534" calcext:value-type="float">
            <text:p>47653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844740" calcext:value-type="float">
            <text:p>8447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93877" calcext:value-type="float">
            <text:p>2938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673077" calcext:value-type="float">
            <text:p>67307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95070" calcext:value-type="float">
            <text:p>9507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520727" calcext:value-type="float">
            <text:p>52072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828062" calcext:value-type="float">
            <text:p>82806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144556" calcext:value-type="float">
            <text:p>14455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660619" calcext:value-type="float">
            <text:p>6606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24553" calcext:value-type="float">
            <text:p>2455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31" calcext:value-type="string">
            <text:p>US31</text:p>
          </table:table-cell>
          <table:table-cell table:formula="of:=ROUND(10000+100000*GAMMAINV(RAND();2;2))" office:value-type="float" office:value="529357" calcext:value-type="float">
            <text:p>52935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211107" calcext:value-type="float">
            <text:p>21110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74707" calcext:value-type="float">
            <text:p>6747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617809" calcext:value-type="float">
            <text:p>617809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697070" calcext:value-type="float">
            <text:p>69707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541210" calcext:value-type="float">
            <text:p>54121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718052" calcext:value-type="float">
            <text:p>71805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56722" calcext:value-type="float">
            <text:p>5672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88337" calcext:value-type="float">
            <text:p>48833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20760" calcext:value-type="float">
            <text:p>32076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178995" calcext:value-type="float">
            <text:p>1789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357094" calcext:value-type="float">
            <text:p>135709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380963" calcext:value-type="float">
            <text:p>38096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9" calcext:value-type="string">
            <text:p>US79</text:p>
          </table:table-cell>
          <table:table-cell table:formula="of:=ROUND(10000+100000*GAMMAINV(RAND();2;2))" office:value-type="float" office:value="146593" calcext:value-type="float">
            <text:p>14659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904651" calcext:value-type="float">
            <text:p>90465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234088" calcext:value-type="float">
            <text:p>2340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185884" calcext:value-type="float">
            <text:p>1858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864762" calcext:value-type="float">
            <text:p>8647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7" calcext:value-type="string">
            <text:p>US87</text:p>
          </table:table-cell>
          <table:table-cell table:formula="of:=ROUND(10000+100000*GAMMAINV(RAND();2;2))" office:value-type="float" office:value="729866" calcext:value-type="float">
            <text:p>7298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195141" calcext:value-type="float">
            <text:p>19514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447332" calcext:value-type="float">
            <text:p>4473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559172" calcext:value-type="float">
            <text:p>55917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535008" calcext:value-type="float">
            <text:p>5350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473549" calcext:value-type="float">
            <text:p>47354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9" calcext:value-type="string">
            <text:p>FR89</text:p>
          </table:table-cell>
          <table:table-cell table:formula="of:=ROUND(10000+100000*GAMMAINV(RAND();2;2))" office:value-type="float" office:value="843155" calcext:value-type="float">
            <text:p>84315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54518" calcext:value-type="float">
            <text:p>35451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0" calcext:value-type="string">
            <text:p>US10</text:p>
          </table:table-cell>
          <table:table-cell table:formula="of:=ROUND(10000+100000*GAMMAINV(RAND();2;2))" office:value-type="float" office:value="641843" calcext:value-type="float">
            <text:p>6418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458951" calcext:value-type="float">
            <text:p>45895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600953" calcext:value-type="float">
            <text:p>60095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94765" calcext:value-type="float">
            <text:p>947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465294" calcext:value-type="float">
            <text:p>4652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237069" calcext:value-type="float">
            <text:p>2370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546633" calcext:value-type="float">
            <text:p>54663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61783" calcext:value-type="float">
            <text:p>16178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92361" calcext:value-type="float">
            <text:p>923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44266" calcext:value-type="float">
            <text:p>24426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669808" calcext:value-type="float">
            <text:p>6698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45420" calcext:value-type="float">
            <text:p>14542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131364" calcext:value-type="float">
            <text:p>13136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563725" calcext:value-type="float">
            <text:p>5637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219163" calcext:value-type="float">
            <text:p>21916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323754" calcext:value-type="float">
            <text:p>32375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116924" calcext:value-type="float">
            <text:p>11692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285128" calcext:value-type="float">
            <text:p>2851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705032" calcext:value-type="float">
            <text:p>70503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3" calcext:value-type="string">
            <text:p>FR13</text:p>
          </table:table-cell>
          <table:table-cell table:formula="of:=ROUND(10000+100000*GAMMAINV(RAND();2;2))" office:value-type="float" office:value="424844" calcext:value-type="float">
            <text:p>42484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546230" calcext:value-type="float">
            <text:p>54623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369148" calcext:value-type="float">
            <text:p>36914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208148" calcext:value-type="float">
            <text:p>20814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113065" calcext:value-type="float">
            <text:p>1130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276084" calcext:value-type="float">
            <text:p>27608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272644" calcext:value-type="float">
            <text:p>27264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827882" calcext:value-type="float">
            <text:p>8278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46" calcext:value-type="string">
            <text:p>FR46</text:p>
          </table:table-cell>
          <table:table-cell table:formula="of:=ROUND(10000+100000*GAMMAINV(RAND();2;2))" office:value-type="float" office:value="86270" calcext:value-type="float">
            <text:p>8627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327797" calcext:value-type="float">
            <text:p>3277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67347" calcext:value-type="float">
            <text:p>16734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06444" calcext:value-type="float">
            <text:p>10644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282288" calcext:value-type="float">
            <text:p>2822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190087" calcext:value-type="float">
            <text:p>1900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461713" calcext:value-type="float">
            <text:p>46171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322197" calcext:value-type="float">
            <text:p>32219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96481" calcext:value-type="float">
            <text:p>9648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348827" calcext:value-type="float">
            <text:p>34882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44647" calcext:value-type="float">
            <text:p>24464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10294" calcext:value-type="float">
            <text:p>21029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40228" calcext:value-type="float">
            <text:p>4022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0" calcext:value-type="string">
            <text:p>US40</text:p>
          </table:table-cell>
          <table:table-cell table:formula="of:=ROUND(10000+100000*GAMMAINV(RAND();2;2))" office:value-type="float" office:value="722762" calcext:value-type="float">
            <text:p>72276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1222373" calcext:value-type="float">
            <text:p>122237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83371" calcext:value-type="float">
            <text:p>28337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355118" calcext:value-type="float">
            <text:p>35511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233588" calcext:value-type="float">
            <text:p>23358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561682" calcext:value-type="float">
            <text:p>5616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86789" calcext:value-type="float">
            <text:p>286789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219284" calcext:value-type="float">
            <text:p>2192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1" calcext:value-type="string">
            <text:p>FR61</text:p>
          </table:table-cell>
          <table:table-cell table:formula="of:=ROUND(10000+100000*GAMMAINV(RAND();2;2))" office:value-type="float" office:value="174105" calcext:value-type="float">
            <text:p>174105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315345" calcext:value-type="float">
            <text:p>315345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0" calcext:value-type="string">
            <text:p>US20</text:p>
          </table:table-cell>
          <table:table-cell table:formula="of:=ROUND(10000+100000*GAMMAINV(RAND();2;2))" office:value-type="float" office:value="329244" calcext:value-type="float">
            <text:p>3292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214005" calcext:value-type="float">
            <text:p>121400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195946" calcext:value-type="float">
            <text:p>1959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78516" calcext:value-type="float">
            <text:p>37851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686606" calcext:value-type="float">
            <text:p>68660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" calcext:value-type="string">
            <text:p>US6</text:p>
          </table:table-cell>
          <table:table-cell table:formula="of:=ROUND(10000+100000*GAMMAINV(RAND();2;2))" office:value-type="float" office:value="646815" calcext:value-type="float">
            <text:p>64681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393158" calcext:value-type="float">
            <text:p>39315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93" calcext:value-type="string">
            <text:p>FR93</text:p>
          </table:table-cell>
          <table:table-cell table:formula="of:=ROUND(10000+100000*GAMMAINV(RAND();2;2))" office:value-type="float" office:value="890314" calcext:value-type="float">
            <text:p>89031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188085" calcext:value-type="float">
            <text:p>18808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814517" calcext:value-type="float">
            <text:p>81451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330247" calcext:value-type="float">
            <text:p>33024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455128" calcext:value-type="float">
            <text:p>45512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309046" calcext:value-type="float">
            <text:p>30904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211751" calcext:value-type="float">
            <text:p>21175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410130" calcext:value-type="float">
            <text:p>41013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54656" calcext:value-type="float">
            <text:p>546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147288" calcext:value-type="float">
            <text:p>1472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37090" calcext:value-type="float">
            <text:p>3709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27" calcext:value-type="string">
            <text:p>CH27</text:p>
          </table:table-cell>
          <table:table-cell table:formula="of:=ROUND(10000+100000*GAMMAINV(RAND();2;2))" office:value-type="float" office:value="367562" calcext:value-type="float">
            <text:p>36756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858744" calcext:value-type="float">
            <text:p>85874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97478" calcext:value-type="float">
            <text:p>9747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18592" calcext:value-type="float">
            <text:p>11859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44422" calcext:value-type="float">
            <text:p>24442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53232" calcext:value-type="float">
            <text:p>45323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265077" calcext:value-type="float">
            <text:p>2650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680870" calcext:value-type="float">
            <text:p>68087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564467" calcext:value-type="float">
            <text:p>56446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185923" calcext:value-type="float">
            <text:p>18592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136812" calcext:value-type="float">
            <text:p>13681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76" calcext:value-type="string">
            <text:p>US76</text:p>
          </table:table-cell>
          <table:table-cell table:formula="of:=ROUND(10000+100000*GAMMAINV(RAND();2;2))" office:value-type="float" office:value="207924" calcext:value-type="float">
            <text:p>2079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375574" calcext:value-type="float">
            <text:p>3755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30" calcext:value-type="string">
            <text:p>FR30</text:p>
          </table:table-cell>
          <table:table-cell table:formula="of:=ROUND(10000+100000*GAMMAINV(RAND();2;2))" office:value-type="float" office:value="247229" calcext:value-type="float">
            <text:p>24722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288556" calcext:value-type="float">
            <text:p>288556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96754" calcext:value-type="float">
            <text:p>9675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586299" calcext:value-type="float">
            <text:p>58629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797053" calcext:value-type="float">
            <text:p>7970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49596" calcext:value-type="float">
            <text:p>4959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553350" calcext:value-type="float">
            <text:p>55335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341580" calcext:value-type="float">
            <text:p>34158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37748" calcext:value-type="float">
            <text:p>3774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358272" calcext:value-type="float">
            <text:p>35827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484091" calcext:value-type="float">
            <text:p>4840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2" calcext:value-type="string">
            <text:p>CH72</text:p>
          </table:table-cell>
          <table:table-cell table:formula="of:=ROUND(10000+100000*GAMMAINV(RAND();2;2))" office:value-type="float" office:value="282543" calcext:value-type="float">
            <text:p>28254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" calcext:value-type="string">
            <text:p>FR5</text:p>
          </table:table-cell>
          <table:table-cell table:formula="of:=ROUND(10000+100000*GAMMAINV(RAND();2;2))" office:value-type="float" office:value="505100" calcext:value-type="float">
            <text:p>5051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94665" calcext:value-type="float">
            <text:p>9466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24510" calcext:value-type="float">
            <text:p>52451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70" calcext:value-type="string">
            <text:p>CH70</text:p>
          </table:table-cell>
          <table:table-cell table:formula="of:=ROUND(10000+100000*GAMMAINV(RAND();2;2))" office:value-type="float" office:value="423012" calcext:value-type="float">
            <text:p>42301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297729" calcext:value-type="float">
            <text:p>29772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254519" calcext:value-type="float">
            <text:p>2545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199979" calcext:value-type="float">
            <text:p>19997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117015" calcext:value-type="float">
            <text:p>11701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11027" calcext:value-type="float">
            <text:p>31102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4" calcext:value-type="string">
            <text:p>FR64</text:p>
          </table:table-cell>
          <table:table-cell table:formula="of:=ROUND(10000+100000*GAMMAINV(RAND();2;2))" office:value-type="float" office:value="403460" calcext:value-type="float">
            <text:p>40346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8" calcext:value-type="string">
            <text:p>US48</text:p>
          </table:table-cell>
          <table:table-cell table:formula="of:=ROUND(10000+100000*GAMMAINV(RAND();2;2))" office:value-type="float" office:value="191642" calcext:value-type="float">
            <text:p>19164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374931" calcext:value-type="float">
            <text:p>37493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1" calcext:value-type="string">
            <text:p>US81</text:p>
          </table:table-cell>
          <table:table-cell table:formula="of:=ROUND(10000+100000*GAMMAINV(RAND();2;2))" office:value-type="float" office:value="784402" calcext:value-type="float">
            <text:p>78440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67025" calcext:value-type="float">
            <text:p>2670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33469" calcext:value-type="float">
            <text:p>23346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499944" calcext:value-type="float">
            <text:p>4999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2" calcext:value-type="string">
            <text:p>FR62</text:p>
          </table:table-cell>
          <table:table-cell table:formula="of:=ROUND(10000+100000*GAMMAINV(RAND();2;2))" office:value-type="float" office:value="268687" calcext:value-type="float">
            <text:p>2686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339135" calcext:value-type="float">
            <text:p>33913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535440" calcext:value-type="float">
            <text:p>53544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164761" calcext:value-type="float">
            <text:p>16476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10195" calcext:value-type="float">
            <text:p>41019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8" calcext:value-type="string">
            <text:p>CH8</text:p>
          </table:table-cell>
          <table:table-cell table:formula="of:=ROUND(10000+100000*GAMMAINV(RAND();2;2))" office:value-type="float" office:value="622746" calcext:value-type="float">
            <text:p>62274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33195" calcext:value-type="float">
            <text:p>53319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18208" calcext:value-type="float">
            <text:p>11820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12" calcext:value-type="string">
            <text:p>US12</text:p>
          </table:table-cell>
          <table:table-cell table:formula="of:=ROUND(10000+100000*GAMMAINV(RAND();2;2))" office:value-type="float" office:value="49296" calcext:value-type="float">
            <text:p>4929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301581" calcext:value-type="float">
            <text:p>30158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151820" calcext:value-type="float">
            <text:p>15182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7" calcext:value-type="string">
            <text:p>CH67</text:p>
          </table:table-cell>
          <table:table-cell table:formula="of:=ROUND(10000+100000*GAMMAINV(RAND();2;2))" office:value-type="float" office:value="169373" calcext:value-type="float">
            <text:p>1693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11" calcext:value-type="string">
            <text:p>US11</text:p>
          </table:table-cell>
          <table:table-cell table:formula="of:=ROUND(10000+100000*GAMMAINV(RAND();2;2))" office:value-type="float" office:value="737963" calcext:value-type="float">
            <text:p>73796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3" calcext:value-type="string">
            <text:p>FR63</text:p>
          </table:table-cell>
          <table:table-cell table:formula="of:=ROUND(10000+100000*GAMMAINV(RAND();2;2))" office:value-type="float" office:value="348555" calcext:value-type="float">
            <text:p>34855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924764" calcext:value-type="float">
            <text:p>924764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476097" calcext:value-type="float">
            <text:p>47609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7" calcext:value-type="string">
            <text:p>CH37</text:p>
          </table:table-cell>
          <table:table-cell table:formula="of:=ROUND(10000+100000*GAMMAINV(RAND();2;2))" office:value-type="float" office:value="114333" calcext:value-type="float">
            <text:p>11433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528579" calcext:value-type="float">
            <text:p>52857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86" calcext:value-type="string">
            <text:p>US86</text:p>
          </table:table-cell>
          <table:table-cell table:formula="of:=ROUND(10000+100000*GAMMAINV(RAND();2;2))" office:value-type="float" office:value="974376" calcext:value-type="float">
            <text:p>9743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435967" calcext:value-type="float">
            <text:p>435967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743497" calcext:value-type="float">
            <text:p>7434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259491" calcext:value-type="float">
            <text:p>25949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32468" calcext:value-type="float">
            <text:p>324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394003" calcext:value-type="float">
            <text:p>39400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45" calcext:value-type="string">
            <text:p>US45</text:p>
          </table:table-cell>
          <table:table-cell table:formula="of:=ROUND(10000+100000*GAMMAINV(RAND();2;2))" office:value-type="float" office:value="248650" calcext:value-type="float">
            <text:p>24865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1" calcext:value-type="string">
            <text:p>CH91</text:p>
          </table:table-cell>
          <table:table-cell table:formula="of:=ROUND(10000+100000*GAMMAINV(RAND();2;2))" office:value-type="float" office:value="96423" calcext:value-type="float">
            <text:p>9642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257191" calcext:value-type="float">
            <text:p>25719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261540" calcext:value-type="float">
            <text:p>26154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2" calcext:value-type="string">
            <text:p>CH42</text:p>
          </table:table-cell>
          <table:table-cell table:formula="of:=ROUND(10000+100000*GAMMAINV(RAND();2;2))" office:value-type="float" office:value="662198" calcext:value-type="float">
            <text:p>6621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874576" calcext:value-type="float">
            <text:p>874576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549631" calcext:value-type="float">
            <text:p>54963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673782" calcext:value-type="float">
            <text:p>67378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84" calcext:value-type="string">
            <text:p>US84</text:p>
          </table:table-cell>
          <table:table-cell table:formula="of:=ROUND(10000+100000*GAMMAINV(RAND();2;2))" office:value-type="float" office:value="181128" calcext:value-type="float">
            <text:p>1811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82330" calcext:value-type="float">
            <text:p>48233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94" calcext:value-type="string">
            <text:p>US94</text:p>
          </table:table-cell>
          <table:table-cell table:formula="of:=ROUND(10000+100000*GAMMAINV(RAND();2;2))" office:value-type="float" office:value="455410" calcext:value-type="float">
            <text:p>455410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494088" calcext:value-type="float">
            <text:p>49408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515174" calcext:value-type="float">
            <text:p>51517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96" calcext:value-type="string">
            <text:p>CH96</text:p>
          </table:table-cell>
          <table:table-cell table:formula="of:=ROUND(10000+100000*GAMMAINV(RAND();2;2))" office:value-type="float" office:value="655740" calcext:value-type="float">
            <text:p>65574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44" calcext:value-type="string">
            <text:p>CH44</text:p>
          </table:table-cell>
          <table:table-cell table:formula="of:=ROUND(10000+100000*GAMMAINV(RAND();2;2))" office:value-type="float" office:value="698323" calcext:value-type="float">
            <text:p>69832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715252" calcext:value-type="float">
            <text:p>715252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39" calcext:value-type="string">
            <text:p>US39</text:p>
          </table:table-cell>
          <table:table-cell table:formula="of:=ROUND(10000+100000*GAMMAINV(RAND();2;2))" office:value-type="float" office:value="513109" calcext:value-type="float">
            <text:p>51310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672703" calcext:value-type="float">
            <text:p>67270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35" calcext:value-type="string">
            <text:p>FR35</text:p>
          </table:table-cell>
          <table:table-cell table:formula="of:=ROUND(10000+100000*GAMMAINV(RAND();2;2))" office:value-type="float" office:value="784251" calcext:value-type="float">
            <text:p>78425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384661" calcext:value-type="float">
            <text:p>38466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8" calcext:value-type="string">
            <text:p>CH38</text:p>
          </table:table-cell>
          <table:table-cell table:formula="of:=ROUND(10000+100000*GAMMAINV(RAND();2;2))" office:value-type="float" office:value="376545" calcext:value-type="float">
            <text:p>37654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19277" calcext:value-type="float">
            <text:p>21927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253568" calcext:value-type="float">
            <text:p>25356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246414" calcext:value-type="float">
            <text:p>246414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8" calcext:value-type="string">
            <text:p>US28</text:p>
          </table:table-cell>
          <table:table-cell table:formula="of:=ROUND(10000+100000*GAMMAINV(RAND();2;2))" office:value-type="float" office:value="619527" calcext:value-type="float">
            <text:p>6195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675458" calcext:value-type="float">
            <text:p>67545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103180" calcext:value-type="float">
            <text:p>103180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533841" calcext:value-type="float">
            <text:p>533841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32" calcext:value-type="string">
            <text:p>CH32</text:p>
          </table:table-cell>
          <table:table-cell table:formula="of:=ROUND(10000+100000*GAMMAINV(RAND();2;2))" office:value-type="float" office:value="573359" calcext:value-type="float">
            <text:p>573359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202461" calcext:value-type="float">
            <text:p>202461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34" calcext:value-type="string">
            <text:p>CH34</text:p>
          </table:table-cell>
          <table:table-cell table:formula="of:=ROUND(10000+100000*GAMMAINV(RAND();2;2))" office:value-type="float" office:value="321653" calcext:value-type="float">
            <text:p>32165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92919" calcext:value-type="float">
            <text:p>29291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179397" calcext:value-type="float">
            <text:p>179397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36" calcext:value-type="string">
            <text:p>FR36</text:p>
          </table:table-cell>
          <table:table-cell table:formula="of:=ROUND(10000+100000*GAMMAINV(RAND();2;2))" office:value-type="float" office:value="1209143" calcext:value-type="float">
            <text:p>1209143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3" calcext:value-type="string">
            <text:p>CH3</text:p>
          </table:table-cell>
          <table:table-cell table:formula="of:=ROUND(10000+100000*GAMMAINV(RAND();2;2))" office:value-type="float" office:value="589000" calcext:value-type="float">
            <text:p>589000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2" calcext:value-type="string">
            <text:p>US22</text:p>
          </table:table-cell>
          <table:table-cell table:formula="of:=ROUND(10000+100000*GAMMAINV(RAND();2;2))" office:value-type="float" office:value="265475" calcext:value-type="float">
            <text:p>26547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370028" calcext:value-type="float">
            <text:p>37002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43" calcext:value-type="string">
            <text:p>US43</text:p>
          </table:table-cell>
          <table:table-cell table:formula="of:=ROUND(10000+100000*GAMMAINV(RAND();2;2))" office:value-type="float" office:value="109145" calcext:value-type="float">
            <text:p>10914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43887" calcext:value-type="float">
            <text:p>14388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154378" calcext:value-type="float">
            <text:p>11543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267117" calcext:value-type="float">
            <text:p>26711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853904" calcext:value-type="float">
            <text:p>85390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305400" calcext:value-type="float">
            <text:p>305400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49" calcext:value-type="string">
            <text:p>US49</text:p>
          </table:table-cell>
          <table:table-cell table:formula="of:=ROUND(10000+100000*GAMMAINV(RAND();2;2))" office:value-type="float" office:value="273961" calcext:value-type="float">
            <text:p>273961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14" calcext:value-type="string">
            <text:p>FR14</text:p>
          </table:table-cell>
          <table:table-cell table:formula="of:=ROUND(10000+100000*GAMMAINV(RAND();2;2))" office:value-type="float" office:value="723472" calcext:value-type="float">
            <text:p>723472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391593" calcext:value-type="float">
            <text:p>391593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18" calcext:value-type="string">
            <text:p>US18</text:p>
          </table:table-cell>
          <table:table-cell table:formula="of:=ROUND(10000+100000*GAMMAINV(RAND();2;2))" office:value-type="float" office:value="557328" calcext:value-type="float">
            <text:p>55732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52" calcext:value-type="string">
            <text:p>FR52</text:p>
          </table:table-cell>
          <table:table-cell table:formula="of:=ROUND(10000+100000*GAMMAINV(RAND();2;2))" office:value-type="float" office:value="416449" calcext:value-type="float">
            <text:p>416449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69" calcext:value-type="string">
            <text:p>FR69</text:p>
          </table:table-cell>
          <table:table-cell table:formula="of:=ROUND(10000+100000*GAMMAINV(RAND();2;2))" office:value-type="float" office:value="200324" calcext:value-type="float">
            <text:p>2003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252044" calcext:value-type="float">
            <text:p>25204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" calcext:value-type="string">
            <text:p>US1</text:p>
          </table:table-cell>
          <table:table-cell table:formula="of:=ROUND(10000+100000*GAMMAINV(RAND();2;2))" office:value-type="float" office:value="754861" calcext:value-type="float">
            <text:p>754861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454782" calcext:value-type="float">
            <text:p>45478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628168" calcext:value-type="float">
            <text:p>1628168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CH65" calcext:value-type="string">
            <text:p>CH65</text:p>
          </table:table-cell>
          <table:table-cell table:formula="of:=ROUND(10000+100000*GAMMAINV(RAND();2;2))" office:value-type="float" office:value="107698" calcext:value-type="float">
            <text:p>10769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80" calcext:value-type="string">
            <text:p>FR80</text:p>
          </table:table-cell>
          <table:table-cell table:formula="of:=ROUND(10000+100000*GAMMAINV(RAND();2;2))" office:value-type="float" office:value="498973" calcext:value-type="float">
            <text:p>49897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3" calcext:value-type="string">
            <text:p>FR53</text:p>
          </table:table-cell>
          <table:table-cell table:formula="of:=ROUND(10000+100000*GAMMAINV(RAND();2;2))" office:value-type="float" office:value="633652" calcext:value-type="float">
            <text:p>63365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15" calcext:value-type="string">
            <text:p>CH15</text:p>
          </table:table-cell>
          <table:table-cell table:formula="of:=ROUND(10000+100000*GAMMAINV(RAND();2;2))" office:value-type="float" office:value="752539" calcext:value-type="float">
            <text:p>75253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338640" calcext:value-type="float">
            <text:p>33864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FR21" calcext:value-type="string">
            <text:p>FR21</text:p>
          </table:table-cell>
          <table:table-cell table:formula="of:=ROUND(10000+100000*GAMMAINV(RAND();2;2))" office:value-type="float" office:value="261978" calcext:value-type="float">
            <text:p>26197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7" calcext:value-type="string">
            <text:p>CH47</text:p>
          </table:table-cell>
          <table:table-cell table:formula="of:=ROUND(10000+100000*GAMMAINV(RAND();2;2))" office:value-type="float" office:value="672766" calcext:value-type="float">
            <text:p>672766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US16" calcext:value-type="string">
            <text:p>US16</text:p>
          </table:table-cell>
          <table:table-cell table:formula="of:=ROUND(10000+100000*GAMMAINV(RAND();2;2))" office:value-type="float" office:value="273992" calcext:value-type="float">
            <text:p>27399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368656" calcext:value-type="float">
            <text:p>36865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23" calcext:value-type="string">
            <text:p>CH23</text:p>
          </table:table-cell>
          <table:table-cell table:formula="of:=ROUND(10000+100000*GAMMAINV(RAND();2;2))" office:value-type="float" office:value="610918" calcext:value-type="float">
            <text:p>610918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95" calcext:value-type="string">
            <text:p>CH95</text:p>
          </table:table-cell>
          <table:table-cell table:formula="of:=ROUND(10000+100000*GAMMAINV(RAND();2;2))" office:value-type="float" office:value="1208508" calcext:value-type="float">
            <text:p>1208508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379837" calcext:value-type="float">
            <text:p>379837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530434" calcext:value-type="float">
            <text:p>530434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17" calcext:value-type="string">
            <text:p>FR17</text:p>
          </table:table-cell>
          <table:table-cell table:formula="of:=ROUND(10000+100000*GAMMAINV(RAND();2;2))" office:value-type="float" office:value="275365" calcext:value-type="float">
            <text:p>275365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351027" calcext:value-type="float">
            <text:p>35102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US68" calcext:value-type="string">
            <text:p>US68</text:p>
          </table:table-cell>
          <table:table-cell table:formula="of:=ROUND(10000+100000*GAMMAINV(RAND();2;2))" office:value-type="float" office:value="565025" calcext:value-type="float">
            <text:p>565025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CH41" calcext:value-type="string">
            <text:p>CH41</text:p>
          </table:table-cell>
          <table:table-cell table:formula="of:=ROUND(10000+100000*GAMMAINV(RAND();2;2))" office:value-type="float" office:value="621531" calcext:value-type="float">
            <text:p>62153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6" calcext:value-type="string">
            <text:p>FR56</text:p>
          </table:table-cell>
          <table:table-cell table:formula="of:=ROUND(10000+100000*GAMMAINV(RAND();2;2))" office:value-type="float" office:value="539352" calcext:value-type="float">
            <text:p>539352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US60" calcext:value-type="string">
            <text:p>US60</text:p>
          </table:table-cell>
          <table:table-cell table:formula="of:=ROUND(10000+100000*GAMMAINV(RAND();2;2))" office:value-type="float" office:value="494247" calcext:value-type="float">
            <text:p>49424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59" calcext:value-type="string">
            <text:p>FR59</text:p>
          </table:table-cell>
          <table:table-cell table:formula="of:=ROUND(10000+100000*GAMMAINV(RAND();2;2))" office:value-type="float" office:value="315674" calcext:value-type="float">
            <text:p>31567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7" calcext:value-type="string">
            <text:p>CH7</text:p>
          </table:table-cell>
          <table:table-cell table:formula="of:=ROUND(10000+100000*GAMMAINV(RAND();2;2))" office:value-type="float" office:value="399528" calcext:value-type="float">
            <text:p>399528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797303" calcext:value-type="float">
            <text:p>79730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3" calcext:value-type="string">
            <text:p>FR73</text:p>
          </table:table-cell>
          <table:table-cell table:formula="of:=ROUND(10000+100000*GAMMAINV(RAND();2;2))" office:value-type="float" office:value="222282" calcext:value-type="float">
            <text:p>222282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91355" calcext:value-type="float">
            <text:p>9135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6" calcext:value-type="string">
            <text:p>FR26</text:p>
          </table:table-cell>
          <table:table-cell table:formula="of:=ROUND(10000+100000*GAMMAINV(RAND();2;2))" office:value-type="float" office:value="565405" calcext:value-type="float">
            <text:p>565405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24" calcext:value-type="string">
            <text:p>FR24</text:p>
          </table:table-cell>
          <table:table-cell table:formula="of:=ROUND(10000+100000*GAMMAINV(RAND();2;2))" office:value-type="float" office:value="332100" calcext:value-type="float">
            <text:p>332100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1" calcext:value-type="string">
            <text:p>CH71</text:p>
          </table:table-cell>
          <table:table-cell table:formula="of:=ROUND(10000+100000*GAMMAINV(RAND();2;2))" office:value-type="float" office:value="394097" calcext:value-type="float">
            <text:p>394097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78" calcext:value-type="string">
            <text:p>CH78</text:p>
          </table:table-cell>
          <table:table-cell table:formula="of:=ROUND(10000+100000*GAMMAINV(RAND();2;2))" office:value-type="float" office:value="290649" calcext:value-type="float">
            <text:p>290649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25" calcext:value-type="string">
            <text:p>US25</text:p>
          </table:table-cell>
          <table:table-cell table:formula="of:=ROUND(10000+100000*GAMMAINV(RAND();2;2))" office:value-type="float" office:value="147426" calcext:value-type="float">
            <text:p>14742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77" calcext:value-type="string">
            <text:p>CH77</text:p>
          </table:table-cell>
          <table:table-cell table:formula="of:=ROUND(10000+100000*GAMMAINV(RAND();2;2))" office:value-type="float" office:value="237283" calcext:value-type="float">
            <text:p>237283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2" calcext:value-type="string">
            <text:p>FR2</text:p>
          </table:table-cell>
          <table:table-cell table:formula="of:=ROUND(10000+100000*GAMMAINV(RAND();2;2))" office:value-type="float" office:value="596678" calcext:value-type="float">
            <text:p>596678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0" calcext:value-type="string">
            <text:p>FR90</text:p>
          </table:table-cell>
          <table:table-cell table:formula="of:=ROUND(10000+100000*GAMMAINV(RAND();2;2))" office:value-type="float" office:value="598684" calcext:value-type="float">
            <text:p>598684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57" calcext:value-type="string">
            <text:p>CH57</text:p>
          </table:table-cell>
          <table:table-cell table:formula="of:=ROUND(10000+100000*GAMMAINV(RAND();2;2))" office:value-type="float" office:value="209566" calcext:value-type="float">
            <text:p>209566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FR54" calcext:value-type="string">
            <text:p>FR54</text:p>
          </table:table-cell>
          <table:table-cell table:formula="of:=ROUND(10000+100000*GAMMAINV(RAND();2;2))" office:value-type="float" office:value="679451" calcext:value-type="float">
            <text:p>679451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4" calcext:value-type="string">
            <text:p>US4</text:p>
          </table:table-cell>
          <table:table-cell table:formula="of:=ROUND(10000+100000*GAMMAINV(RAND();2;2))" office:value-type="float" office:value="928386" calcext:value-type="float">
            <text:p>928386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82" calcext:value-type="string">
            <text:p>US82</text:p>
          </table:table-cell>
          <table:table-cell table:formula="of:=ROUND(10000+100000*GAMMAINV(RAND();2;2))" office:value-type="float" office:value="197366" calcext:value-type="float">
            <text:p>197366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US75" calcext:value-type="string">
            <text:p>US75</text:p>
          </table:table-cell>
          <table:table-cell table:formula="of:=ROUND(10000+100000*GAMMAINV(RAND();2;2))" office:value-type="float" office:value="17207" calcext:value-type="float">
            <text:p>17207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US51" calcext:value-type="string">
            <text:p>US51</text:p>
          </table:table-cell>
          <table:table-cell table:formula="of:=ROUND(10000+100000*GAMMAINV(RAND();2;2))" office:value-type="float" office:value="216760" calcext:value-type="float">
            <text:p>216760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97" calcext:value-type="string">
            <text:p>FR97</text:p>
          </table:table-cell>
          <table:table-cell table:formula="of:=ROUND(10000+100000*GAMMAINV(RAND();2;2))" office:value-type="float" office:value="353883" calcext:value-type="float">
            <text:p>353883</text:p>
          </table:table-cell>
        </table:table-row>
        <table:table-row table:style-name="ro1">
          <table:table-cell table:formula="of:=INDEX(PortfolioID;RANDBETWEEN(1;COUNTA(PortfolioID)))" office:value-type="string" office:string-value="A" calcext:value-type="string">
            <text:p>A</text:p>
          </table:table-cell>
          <table:table-cell table:formula="of:=INDEX(ISIN;RANDBETWEEN(1;COUNTA(ISIN)))" office:value-type="string" office:string-value="CH29" calcext:value-type="string">
            <text:p>CH29</text:p>
          </table:table-cell>
          <table:table-cell table:formula="of:=ROUND(10000+100000*GAMMAINV(RAND();2;2))" office:value-type="float" office:value="1013172" calcext:value-type="float">
            <text:p>1013172</text:p>
          </table:table-cell>
        </table:table-row>
        <table:table-row table:style-name="ro1">
          <table:table-cell table:formula="of:=INDEX(PortfolioID;RANDBETWEEN(1;COUNTA(PortfolioID)))" office:value-type="string" office:string-value="F" calcext:value-type="string">
            <text:p>F</text:p>
          </table:table-cell>
          <table:table-cell table:formula="of:=INDEX(ISIN;RANDBETWEEN(1;COUNTA(ISIN)))" office:value-type="string" office:string-value="FR74" calcext:value-type="string">
            <text:p>FR74</text:p>
          </table:table-cell>
          <table:table-cell table:formula="of:=ROUND(10000+100000*GAMMAINV(RAND();2;2))" office:value-type="float" office:value="371553" calcext:value-type="float">
            <text:p>371553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2" calcext:value-type="string">
            <text:p>FR92</text:p>
          </table:table-cell>
          <table:table-cell table:formula="of:=ROUND(10000+100000*GAMMAINV(RAND();2;2))" office:value-type="float" office:value="723783" calcext:value-type="float">
            <text:p>723783</text:p>
          </table:table-cell>
        </table:table-row>
        <table:table-row table:style-name="ro1">
          <table:table-cell table:formula="of:=INDEX(PortfolioID;RANDBETWEEN(1;COUNTA(PortfolioID)))" office:value-type="string" office:string-value="D" calcext:value-type="string">
            <text:p>D</text:p>
          </table:table-cell>
          <table:table-cell table:formula="of:=INDEX(ISIN;RANDBETWEEN(1;COUNTA(ISIN)))" office:value-type="string" office:string-value="US19" calcext:value-type="string">
            <text:p>US19</text:p>
          </table:table-cell>
          <table:table-cell table:formula="of:=ROUND(10000+100000*GAMMAINV(RAND();2;2))" office:value-type="float" office:value="361314" calcext:value-type="float">
            <text:p>361314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99" calcext:value-type="string">
            <text:p>FR99</text:p>
          </table:table-cell>
          <table:table-cell table:formula="of:=ROUND(10000+100000*GAMMAINV(RAND();2;2))" office:value-type="float" office:value="812742" calcext:value-type="float">
            <text:p>812742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CH9" calcext:value-type="string">
            <text:p>CH9</text:p>
          </table:table-cell>
          <table:table-cell table:formula="of:=ROUND(10000+100000*GAMMAINV(RAND();2;2))" office:value-type="float" office:value="312967" calcext:value-type="float">
            <text:p>312967</text:p>
          </table:table-cell>
        </table:table-row>
        <table:table-row table:style-name="ro1">
          <table:table-cell table:formula="of:=INDEX(PortfolioID;RANDBETWEEN(1;COUNTA(PortfolioID)))" office:value-type="string" office:string-value="E" calcext:value-type="string">
            <text:p>E</text:p>
          </table:table-cell>
          <table:table-cell table:formula="of:=INDEX(ISIN;RANDBETWEEN(1;COUNTA(ISIN)))" office:value-type="string" office:string-value="FR100" calcext:value-type="string">
            <text:p>FR100</text:p>
          </table:table-cell>
          <table:table-cell table:formula="of:=ROUND(10000+100000*GAMMAINV(RAND();2;2))" office:value-type="float" office:value="492441" calcext:value-type="float">
            <text:p>492441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CH66" calcext:value-type="string">
            <text:p>CH66</text:p>
          </table:table-cell>
          <table:table-cell table:formula="of:=ROUND(10000+100000*GAMMAINV(RAND();2;2))" office:value-type="float" office:value="673795" calcext:value-type="float">
            <text:p>673795</text:p>
          </table:table-cell>
        </table:table-row>
        <table:table-row table:style-name="ro1">
          <table:table-cell table:formula="of:=INDEX(PortfolioID;RANDBETWEEN(1;COUNTA(PortfolioID)))" office:value-type="string" office:string-value="C" calcext:value-type="string">
            <text:p>C</text:p>
          </table:table-cell>
          <table:table-cell table:formula="of:=INDEX(ISIN;RANDBETWEEN(1;COUNTA(ISIN)))" office:value-type="string" office:string-value="FR50" calcext:value-type="string">
            <text:p>FR50</text:p>
          </table:table-cell>
          <table:table-cell table:formula="of:=ROUND(10000+100000*GAMMAINV(RAND();2;2))" office:value-type="float" office:value="462124" calcext:value-type="float">
            <text:p>462124</text:p>
          </table:table-cell>
        </table:table-row>
        <table:table-row table:style-name="ro1">
          <table:table-cell table:formula="of:=INDEX(PortfolioID;RANDBETWEEN(1;COUNTA(PortfolioID)))" office:value-type="string" office:string-value="B" calcext:value-type="string">
            <text:p>B</text:p>
          </table:table-cell>
          <table:table-cell table:formula="of:=INDEX(ISIN;RANDBETWEEN(1;COUNTA(ISIN)))" office:value-type="string" office:string-value="CH55" calcext:value-type="string">
            <text:p>CH55</text:p>
          </table:table-cell>
          <table:table-cell table:formula="of:=ROUND(10000+100000*GAMMAINV(RAND();2;2))" office:value-type="float" office:value="74588" calcext:value-type="float">
            <text:p>74588</text:p>
          </table:table-cell>
        </table:table-row>
      </table:table>
      <table:table table:name="Portfolio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rtfolio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&quot;Portfolio &quot;&amp;[.A2]" office:value-type="string" office:string-value="Portfolio A" calcext:value-type="string">
            <text:p>Portfolio A</text:p>
          </table:table-cell>
          <table:table-cell table:formula="of:=INDEX(Currencies;RANDBETWEEN(1;COUNTA(Currencies)))" office:value-type="string" office:string-value="USD" calcext:value-type="string">
            <text:p>US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&quot;Portfolio &quot;&amp;[.A3]" office:value-type="string" office:string-value="Portfolio B" calcext:value-type="string">
            <text:p>Portfolio B</text:p>
          </table:table-cell>
          <table:table-cell table:formula="of:=INDEX(Currencies;RANDBETWEEN(1;COUNTA(Currencies)))" office:value-type="string" office:string-value="EUR" calcext:value-type="string">
            <text:p>EU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&quot;Portfolio &quot;&amp;[.A4]" office:value-type="string" office:string-value="Portfolio C" calcext:value-type="string">
            <text:p>Portfolio C</text:p>
          </table:table-cell>
          <table:table-cell table:formula="of:=INDEX(Currencies;RANDBETWEEN(1;COUNTA(Currencies)))" office:value-type="string" office:string-value="EUR" calcext:value-type="string">
            <text:p>EU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&quot;Portfolio &quot;&amp;[.A5]" office:value-type="string" office:string-value="Portfolio D" calcext:value-type="string">
            <text:p>Portfolio D</text:p>
          </table:table-cell>
          <table:table-cell table:formula="of:=INDEX(Currencies;RANDBETWEEN(1;COUNTA(Currencies)))" office:value-type="string" office:string-value="EUR" calcext:value-type="string">
            <text:p>EU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&quot;Portfolio &quot;&amp;[.A6]" office:value-type="string" office:string-value="Portfolio E" calcext:value-type="string">
            <text:p>Portfolio E</text:p>
          </table:table-cell>
          <table:table-cell table:formula="of:=INDEX(Currencies;RANDBETWEEN(1;COUNTA(Currencies)))" office:value-type="string" office:string-value="EUR" calcext:value-type="string">
            <text:p>EUR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&quot;Portfolio &quot;&amp;[.A7]" office:value-type="string" office:string-value="Portfolio F" calcext:value-type="string">
            <text:p>Portfolio F</text:p>
          </table:table-cell>
          <table:table-cell table:formula="of:=INDEX(Currencies;RANDBETWEEN(1;COUNTA(Currencies)))" office:value-type="string" office:string-value="EUR" calcext:value-type="string">
            <text:p>EUR</text:p>
          </table:table-cell>
        </table:table-row>
      </table:table>
      <table:named-expressions>
        <table:named-range table:name="BeginISIN" table:base-cell-address="$Data.$A$2" table:cell-range-address="$Data.$A$2:.$A$4"/>
        <table:named-range table:name="Currencies" table:base-cell-address="$Data.$B$2" table:cell-range-address="$Data.$B$2:.$B$4"/>
        <table:named-range table:name="ISIN" table:base-cell-address="$Securities.$A$2" table:cell-range-address="$Securities.$A$2:.$A$101"/>
        <table:named-range table:name="PortfolioID" table:base-cell-address="$Data.$D$2" table:cell-range-address="$Portfolios.$A$2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0:16:23.54399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3:36:43.339325844</meta:creation-date>
    <dc:date>2017-01-09T00:17:53.746221747</dc:date>
    <meta:editing-duration>PT4M37S</meta:editing-duration>
    <meta:editing-cycles>3</meta:editing-cycles>
    <meta:generator>LibreOffice/4.2.8.2$Linux_x86 LibreOffice_project/420m0$Build-2</meta:generator>
    <meta:document-statistic meta:table-count="4" meta:cell-count="12537" meta:object-count="0"/>
  </office:meta>
</office:document-meta>
</file>